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fo:background-color="#72bf44"/>
    </style:style>
    <style:style style:name="ce138" style:family="table-cell" style:parent-style-name="Default">
      <style:table-cell-properties fo:background-color="#ed1c24"/>
      <style:text-properties style:use-window-font-color="true"/>
    </style:style>
    <style:style style:name="ce36" style:family="table-cell" style:parent-style-name="Default"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  <style:style style:name="ce9" style:family="table-cell" style:parent-style-name="Default">
      <style:map style:condition="cell-content()=&quot;r&quot;" style:apply-style-name="Untitled1" style:base-cell-address="Sheet1.C18"/>
      <style:map style:condition="cell-content()=&quot;s&quot;" style:apply-style-name="Untitled2" style:base-cell-address="Sheet1.C18"/>
      <style:map style:condition="cell-content()=&quot;d&quot;" style:apply-style-name="Untitled4" style:base-cell-address="Sheet1.C18"/>
      <style:map style:condition="cell-content()=&quot;b&quot;" style:apply-style-name="Untitled5" style:base-cell-address="Sheet1.C18"/>
    </style:style>
    <style:style style:name="ce10" style:family="table-cell" style:parent-style-name="Default">
      <style:map style:condition="cell-content()=&quot;r&quot;" style:apply-style-name="Untitled1" style:base-cell-address="Sheet1.C19"/>
      <style:map style:condition="cell-content()=&quot;s&quot;" style:apply-style-name="Untitled2" style:base-cell-address="Sheet1.C19"/>
      <style:map style:condition="cell-content()=&quot;d&quot;" style:apply-style-name="Untitled4" style:base-cell-address="Sheet1.C19"/>
      <style:map style:condition="cell-content()=&quot;b&quot;" style:apply-style-name="Untitled5" style:base-cell-address="Sheet1.C19"/>
    </style:style>
    <style:style style:name="ce11" style:family="table-cell" style:parent-style-name="Default">
      <style:map style:condition="cell-content()=&quot;r&quot;" style:apply-style-name="Untitled1" style:base-cell-address="Sheet1.C21"/>
      <style:map style:condition="cell-content()=&quot;s&quot;" style:apply-style-name="Untitled2" style:base-cell-address="Sheet1.C21"/>
      <style:map style:condition="cell-content()=&quot;d&quot;" style:apply-style-name="Untitled4" style:base-cell-address="Sheet1.C21"/>
      <style:map style:condition="cell-content()=&quot;b&quot;" style:apply-style-name="Untitled5" style:base-cell-address="Sheet1.C21"/>
    </style:style>
    <style:style style:name="ce12" style:family="table-cell" style:parent-style-name="Default">
      <style:map style:condition="cell-content()=&quot;r&quot;" style:apply-style-name="Untitled1" style:base-cell-address="Sheet1.C22"/>
      <style:map style:condition="cell-content()=&quot;s&quot;" style:apply-style-name="Untitled2" style:base-cell-address="Sheet1.C22"/>
      <style:map style:condition="cell-content()=&quot;d&quot;" style:apply-style-name="Untitled4" style:base-cell-address="Sheet1.C22"/>
      <style:map style:condition="cell-content()=&quot;b&quot;" style:apply-style-name="Untitled5" style:base-cell-address="Sheet1.C22"/>
    </style:style>
    <style:style style:name="ce187" style:family="table-cell" style:parent-style-name="Default">
      <style:table-cell-properties fo:background-color="transparent"/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  <style:style style:name="ce14" style:family="table-cell" style:parent-style-name="Default">
      <style:map style:condition="cell-content()=&quot;r&quot;" style:apply-style-name="Untitled1" style:base-cell-address="Sheet1.D9"/>
      <style:map style:condition="cell-content()=&quot;s&quot;" style:apply-style-name="Untitled2" style:base-cell-address="Sheet1.D9"/>
      <style:map style:condition="cell-content()=&quot;d&quot;" style:apply-style-name="Untitled4" style:base-cell-address="Sheet1.D9"/>
      <style:map style:condition="cell-content()=&quot;b&quot;" style:apply-style-name="Untitled5" style:base-cell-address="Sheet1.D9"/>
    </style:style>
    <style:style style:name="ce15" style:family="table-cell" style:parent-style-name="Default">
      <style:map style:condition="cell-content()=&quot;r&quot;" style:apply-style-name="Untitled1" style:base-cell-address="Sheet1.D10"/>
      <style:map style:condition="cell-content()=&quot;s&quot;" style:apply-style-name="Untitled2" style:base-cell-address="Sheet1.D10"/>
      <style:map style:condition="cell-content()=&quot;d&quot;" style:apply-style-name="Untitled4" style:base-cell-address="Sheet1.D10"/>
      <style:map style:condition="cell-content()=&quot;b&quot;" style:apply-style-name="Untitled5" style:base-cell-address="Sheet1.D10"/>
    </style:style>
    <style:style style:name="ce16" style:family="table-cell" style:parent-style-name="Default">
      <style:map style:condition="cell-content()=&quot;r&quot;" style:apply-style-name="Untitled1" style:base-cell-address="Sheet1.D12"/>
      <style:map style:condition="cell-content()=&quot;s&quot;" style:apply-style-name="Untitled2" style:base-cell-address="Sheet1.D12"/>
      <style:map style:condition="cell-content()=&quot;d&quot;" style:apply-style-name="Untitled4" style:base-cell-address="Sheet1.D12"/>
      <style:map style:condition="cell-content()=&quot;b&quot;" style:apply-style-name="Untitled5" style:base-cell-address="Sheet1.D12"/>
    </style:style>
    <style:style style:name="ce17" style:family="table-cell" style:parent-style-name="Default">
      <style:map style:condition="cell-content()=&quot;r&quot;" style:apply-style-name="Untitled1" style:base-cell-address="Sheet1.D13"/>
      <style:map style:condition="cell-content()=&quot;s&quot;" style:apply-style-name="Untitled2" style:base-cell-address="Sheet1.D13"/>
      <style:map style:condition="cell-content()=&quot;d&quot;" style:apply-style-name="Untitled4" style:base-cell-address="Sheet1.D13"/>
      <style:map style:condition="cell-content()=&quot;b&quot;" style:apply-style-name="Untitled5" style:base-cell-address="Sheet1.D13"/>
    </style:style>
    <style:style style:name="ce18" style:family="table-cell" style:parent-style-name="Default">
      <style:map style:condition="cell-content()=&quot;r&quot;" style:apply-style-name="Untitled1" style:base-cell-address="Sheet1.D15"/>
      <style:map style:condition="cell-content()=&quot;s&quot;" style:apply-style-name="Untitled2" style:base-cell-address="Sheet1.D15"/>
      <style:map style:condition="cell-content()=&quot;d&quot;" style:apply-style-name="Untitled4" style:base-cell-address="Sheet1.D15"/>
      <style:map style:condition="cell-content()=&quot;b&quot;" style:apply-style-name="Untitled5" style:base-cell-address="Sheet1.D15"/>
    </style:style>
    <style:style style:name="ce19" style:family="table-cell" style:parent-style-name="Default">
      <style:map style:condition="cell-content()=&quot;r&quot;" style:apply-style-name="Untitled1" style:base-cell-address="Sheet1.D16"/>
      <style:map style:condition="cell-content()=&quot;s&quot;" style:apply-style-name="Untitled2" style:base-cell-address="Sheet1.D16"/>
      <style:map style:condition="cell-content()=&quot;d&quot;" style:apply-style-name="Untitled4" style:base-cell-address="Sheet1.D16"/>
      <style:map style:condition="cell-content()=&quot;b&quot;" style:apply-style-name="Untitled5" style:base-cell-address="Sheet1.D16"/>
    </style:style>
    <style:style style:name="ce20" style:family="table-cell" style:parent-style-name="Default">
      <style:map style:condition="cell-content()=&quot;r&quot;" style:apply-style-name="Untitled1" style:base-cell-address="Sheet1.D18"/>
      <style:map style:condition="cell-content()=&quot;s&quot;" style:apply-style-name="Untitled2" style:base-cell-address="Sheet1.D18"/>
      <style:map style:condition="cell-content()=&quot;d&quot;" style:apply-style-name="Untitled4" style:base-cell-address="Sheet1.D18"/>
      <style:map style:condition="cell-content()=&quot;b&quot;" style:apply-style-name="Untitled5" style:base-cell-address="Sheet1.D18"/>
    </style:style>
    <style:style style:name="ce21" style:family="table-cell" style:parent-style-name="Default">
      <style:map style:condition="cell-content()=&quot;r&quot;" style:apply-style-name="Untitled1" style:base-cell-address="Sheet1.D19"/>
      <style:map style:condition="cell-content()=&quot;s&quot;" style:apply-style-name="Untitled2" style:base-cell-address="Sheet1.D19"/>
      <style:map style:condition="cell-content()=&quot;d&quot;" style:apply-style-name="Untitled4" style:base-cell-address="Sheet1.D19"/>
      <style:map style:condition="cell-content()=&quot;b&quot;" style:apply-style-name="Untitled5" style:base-cell-address="Sheet1.D19"/>
    </style:style>
    <style:style style:name="ce22" style:family="table-cell" style:parent-style-name="Default">
      <style:map style:condition="cell-content()=&quot;r&quot;" style:apply-style-name="Untitled1" style:base-cell-address="Sheet1.D21"/>
      <style:map style:condition="cell-content()=&quot;s&quot;" style:apply-style-name="Untitled2" style:base-cell-address="Sheet1.D21"/>
      <style:map style:condition="cell-content()=&quot;d&quot;" style:apply-style-name="Untitled4" style:base-cell-address="Sheet1.D21"/>
      <style:map style:condition="cell-content()=&quot;b&quot;" style:apply-style-name="Untitled5" style:base-cell-address="Sheet1.D21"/>
    </style:style>
    <style:style style:name="ce23" style:family="table-cell" style:parent-style-name="Default">
      <style:map style:condition="cell-content()=&quot;r&quot;" style:apply-style-name="Untitled1" style:base-cell-address="Sheet1.D22"/>
      <style:map style:condition="cell-content()=&quot;s&quot;" style:apply-style-name="Untitled2" style:base-cell-address="Sheet1.D22"/>
      <style:map style:condition="cell-content()=&quot;d&quot;" style:apply-style-name="Untitled4" style:base-cell-address="Sheet1.D22"/>
      <style:map style:condition="cell-content()=&quot;b&quot;" style:apply-style-name="Untitled5" style:base-cell-address="Sheet1.D22"/>
    </style:style>
    <style:style style:name="ce24" style:family="table-cell" style:parent-style-name="Default">
      <style:map style:condition="cell-content()=&quot;r&quot;" style:apply-style-name="Untitled1" style:base-cell-address="Sheet1.E9"/>
      <style:map style:condition="cell-content()=&quot;s&quot;" style:apply-style-name="Untitled2" style:base-cell-address="Sheet1.E9"/>
      <style:map style:condition="cell-content()=&quot;d&quot;" style:apply-style-name="Untitled4" style:base-cell-address="Sheet1.E9"/>
      <style:map style:condition="cell-content()=&quot;b&quot;" style:apply-style-name="Untitled5" style:base-cell-address="Sheet1.E9"/>
    </style:style>
    <style:style style:name="ce25" style:family="table-cell" style:parent-style-name="Default">
      <style:map style:condition="cell-content()=&quot;r&quot;" style:apply-style-name="Untitled1" style:base-cell-address="Sheet1.E10"/>
      <style:map style:condition="cell-content()=&quot;s&quot;" style:apply-style-name="Untitled2" style:base-cell-address="Sheet1.E10"/>
      <style:map style:condition="cell-content()=&quot;d&quot;" style:apply-style-name="Untitled4" style:base-cell-address="Sheet1.E10"/>
      <style:map style:condition="cell-content()=&quot;b&quot;" style:apply-style-name="Untitled5" style:base-cell-address="Sheet1.E10"/>
    </style:style>
    <style:style style:name="ce26" style:family="table-cell" style:parent-style-name="Default">
      <style:map style:condition="cell-content()=&quot;r&quot;" style:apply-style-name="Untitled1" style:base-cell-address="Sheet1.E12"/>
      <style:map style:condition="cell-content()=&quot;s&quot;" style:apply-style-name="Untitled2" style:base-cell-address="Sheet1.E12"/>
      <style:map style:condition="cell-content()=&quot;d&quot;" style:apply-style-name="Untitled4" style:base-cell-address="Sheet1.E12"/>
      <style:map style:condition="cell-content()=&quot;b&quot;" style:apply-style-name="Untitled5" style:base-cell-address="Sheet1.E12"/>
    </style:style>
    <style:style style:name="ce27" style:family="table-cell" style:parent-style-name="Default">
      <style:map style:condition="cell-content()=&quot;r&quot;" style:apply-style-name="Untitled1" style:base-cell-address="Sheet1.E13"/>
      <style:map style:condition="cell-content()=&quot;s&quot;" style:apply-style-name="Untitled2" style:base-cell-address="Sheet1.E13"/>
      <style:map style:condition="cell-content()=&quot;d&quot;" style:apply-style-name="Untitled4" style:base-cell-address="Sheet1.E13"/>
      <style:map style:condition="cell-content()=&quot;b&quot;" style:apply-style-name="Untitled5" style:base-cell-address="Sheet1.E13"/>
    </style:style>
    <style:style style:name="ce28" style:family="table-cell" style:parent-style-name="Default">
      <style:map style:condition="cell-content()=&quot;r&quot;" style:apply-style-name="Untitled1" style:base-cell-address="Sheet1.E15"/>
      <style:map style:condition="cell-content()=&quot;s&quot;" style:apply-style-name="Untitled2" style:base-cell-address="Sheet1.E15"/>
      <style:map style:condition="cell-content()=&quot;d&quot;" style:apply-style-name="Untitled4" style:base-cell-address="Sheet1.E15"/>
      <style:map style:condition="cell-content()=&quot;b&quot;" style:apply-style-name="Untitled5" style:base-cell-address="Sheet1.E15"/>
    </style:style>
    <style:style style:name="ce29" style:family="table-cell" style:parent-style-name="Default">
      <style:map style:condition="cell-content()=&quot;r&quot;" style:apply-style-name="Untitled1" style:base-cell-address="Sheet1.E16"/>
      <style:map style:condition="cell-content()=&quot;s&quot;" style:apply-style-name="Untitled2" style:base-cell-address="Sheet1.E16"/>
      <style:map style:condition="cell-content()=&quot;d&quot;" style:apply-style-name="Untitled4" style:base-cell-address="Sheet1.E16"/>
      <style:map style:condition="cell-content()=&quot;b&quot;" style:apply-style-name="Untitled5" style:base-cell-address="Sheet1.E16"/>
    </style:style>
    <style:style style:name="ce30" style:family="table-cell" style:parent-style-name="Default">
      <style:map style:condition="cell-content()=&quot;r&quot;" style:apply-style-name="Untitled1" style:base-cell-address="Sheet1.E18"/>
      <style:map style:condition="cell-content()=&quot;s&quot;" style:apply-style-name="Untitled2" style:base-cell-address="Sheet1.E18"/>
      <style:map style:condition="cell-content()=&quot;d&quot;" style:apply-style-name="Untitled4" style:base-cell-address="Sheet1.E18"/>
      <style:map style:condition="cell-content()=&quot;b&quot;" style:apply-style-name="Untitled5" style:base-cell-address="Sheet1.E18"/>
    </style:style>
    <style:style style:name="ce31" style:family="table-cell" style:parent-style-name="Default">
      <style:map style:condition="cell-content()=&quot;r&quot;" style:apply-style-name="Untitled1" style:base-cell-address="Sheet1.E19"/>
      <style:map style:condition="cell-content()=&quot;s&quot;" style:apply-style-name="Untitled2" style:base-cell-address="Sheet1.E19"/>
      <style:map style:condition="cell-content()=&quot;d&quot;" style:apply-style-name="Untitled4" style:base-cell-address="Sheet1.E19"/>
      <style:map style:condition="cell-content()=&quot;b&quot;" style:apply-style-name="Untitled5" style:base-cell-address="Sheet1.E19"/>
    </style:style>
    <style:style style:name="ce32" style:family="table-cell" style:parent-style-name="Default">
      <style:map style:condition="cell-content()=&quot;r&quot;" style:apply-style-name="Untitled1" style:base-cell-address="Sheet1.E21"/>
      <style:map style:condition="cell-content()=&quot;s&quot;" style:apply-style-name="Untitled2" style:base-cell-address="Sheet1.E21"/>
      <style:map style:condition="cell-content()=&quot;d&quot;" style:apply-style-name="Untitled4" style:base-cell-address="Sheet1.E21"/>
      <style:map style:condition="cell-content()=&quot;b&quot;" style:apply-style-name="Untitled5" style:base-cell-address="Sheet1.E21"/>
    </style:style>
    <style:style style:name="ce33" style:family="table-cell" style:parent-style-name="Default">
      <style:map style:condition="cell-content()=&quot;r&quot;" style:apply-style-name="Untitled1" style:base-cell-address="Sheet1.E22"/>
      <style:map style:condition="cell-content()=&quot;s&quot;" style:apply-style-name="Untitled2" style:base-cell-address="Sheet1.E22"/>
      <style:map style:condition="cell-content()=&quot;d&quot;" style:apply-style-name="Untitled4" style:base-cell-address="Sheet1.E22"/>
      <style:map style:condition="cell-content()=&quot;b&quot;" style:apply-style-name="Untitled5" style:base-cell-address="Sheet1.E22"/>
    </style:style>
    <style:style style:name="ce34" style:family="table-cell" style:parent-style-name="Default">
      <style:map style:condition="cell-content()=&quot;r&quot;" style:apply-style-name="Untitled1" style:base-cell-address="Sheet1.F21"/>
      <style:map style:condition="cell-content()=&quot;s&quot;" style:apply-style-name="Untitled2" style:base-cell-address="Sheet1.F21"/>
      <style:map style:condition="cell-content()=&quot;d&quot;" style:apply-style-name="Untitled4" style:base-cell-address="Sheet1.F21"/>
      <style:map style:condition="cell-content()=&quot;b&quot;" style:apply-style-name="Untitled5" style:base-cell-address="Sheet1.F21"/>
    </style:style>
    <style:style style:name="ce35" style:family="table-cell" style:parent-style-name="Default">
      <style:map style:condition="cell-content()=&quot;r&quot;" style:apply-style-name="Untitled1" style:base-cell-address="Sheet1.F22"/>
      <style:map style:condition="cell-content()=&quot;s&quot;" style:apply-style-name="Untitled2" style:base-cell-address="Sheet1.F22"/>
      <style:map style:condition="cell-content()=&quot;d&quot;" style:apply-style-name="Untitled4" style:base-cell-address="Sheet1.F22"/>
      <style:map style:condition="cell-content()=&quot;b&quot;" style:apply-style-name="Untitled5" style:base-cell-address="Sheet1.F22"/>
    </style:style>
    <style:style style:name="ce37" style:family="table-cell" style:parent-style-name="Default">
      <style:map style:condition="cell-content()=&quot;r&quot;" style:apply-style-name="Untitled1" style:base-cell-address="Sheet1.G9"/>
      <style:map style:condition="cell-content()=&quot;s&quot;" style:apply-style-name="Untitled2" style:base-cell-address="Sheet1.G9"/>
      <style:map style:condition="cell-content()=&quot;d&quot;" style:apply-style-name="Untitled4" style:base-cell-address="Sheet1.G9"/>
      <style:map style:condition="cell-content()=&quot;b&quot;" style:apply-style-name="Untitled5" style:base-cell-address="Sheet1.G9"/>
    </style:style>
    <style:style style:name="ce38" style:family="table-cell" style:parent-style-name="Default">
      <style:map style:condition="cell-content()=&quot;r&quot;" style:apply-style-name="Untitled1" style:base-cell-address="Sheet1.G10"/>
      <style:map style:condition="cell-content()=&quot;s&quot;" style:apply-style-name="Untitled2" style:base-cell-address="Sheet1.G10"/>
      <style:map style:condition="cell-content()=&quot;d&quot;" style:apply-style-name="Untitled4" style:base-cell-address="Sheet1.G10"/>
      <style:map style:condition="cell-content()=&quot;b&quot;" style:apply-style-name="Untitled5" style:base-cell-address="Sheet1.G10"/>
    </style:style>
    <style:style style:name="ce39" style:family="table-cell" style:parent-style-name="Default">
      <style:map style:condition="cell-content()=&quot;r&quot;" style:apply-style-name="Untitled1" style:base-cell-address="Sheet1.G12"/>
      <style:map style:condition="cell-content()=&quot;s&quot;" style:apply-style-name="Untitled2" style:base-cell-address="Sheet1.G12"/>
      <style:map style:condition="cell-content()=&quot;d&quot;" style:apply-style-name="Untitled4" style:base-cell-address="Sheet1.G12"/>
      <style:map style:condition="cell-content()=&quot;b&quot;" style:apply-style-name="Untitled5" style:base-cell-address="Sheet1.G12"/>
    </style:style>
    <style:style style:name="ce40" style:family="table-cell" style:parent-style-name="Default">
      <style:map style:condition="cell-content()=&quot;r&quot;" style:apply-style-name="Untitled1" style:base-cell-address="Sheet1.G13"/>
      <style:map style:condition="cell-content()=&quot;s&quot;" style:apply-style-name="Untitled2" style:base-cell-address="Sheet1.G13"/>
      <style:map style:condition="cell-content()=&quot;d&quot;" style:apply-style-name="Untitled4" style:base-cell-address="Sheet1.G13"/>
      <style:map style:condition="cell-content()=&quot;b&quot;" style:apply-style-name="Untitled5" style:base-cell-address="Sheet1.G13"/>
    </style:style>
    <style:style style:name="ce41" style:family="table-cell" style:parent-style-name="Default">
      <style:map style:condition="cell-content()=&quot;r&quot;" style:apply-style-name="Untitled1" style:base-cell-address="Sheet1.G15"/>
      <style:map style:condition="cell-content()=&quot;s&quot;" style:apply-style-name="Untitled2" style:base-cell-address="Sheet1.G15"/>
      <style:map style:condition="cell-content()=&quot;d&quot;" style:apply-style-name="Untitled4" style:base-cell-address="Sheet1.G15"/>
      <style:map style:condition="cell-content()=&quot;b&quot;" style:apply-style-name="Untitled5" style:base-cell-address="Sheet1.G15"/>
    </style:style>
    <style:style style:name="ce42" style:family="table-cell" style:parent-style-name="Default">
      <style:map style:condition="cell-content()=&quot;r&quot;" style:apply-style-name="Untitled1" style:base-cell-address="Sheet1.G16"/>
      <style:map style:condition="cell-content()=&quot;s&quot;" style:apply-style-name="Untitled2" style:base-cell-address="Sheet1.G16"/>
      <style:map style:condition="cell-content()=&quot;d&quot;" style:apply-style-name="Untitled4" style:base-cell-address="Sheet1.G16"/>
      <style:map style:condition="cell-content()=&quot;b&quot;" style:apply-style-name="Untitled5" style:base-cell-address="Sheet1.G16"/>
    </style:style>
    <style:style style:name="ce43" style:family="table-cell" style:parent-style-name="Default">
      <style:map style:condition="cell-content()=&quot;r&quot;" style:apply-style-name="Untitled1" style:base-cell-address="Sheet1.G18"/>
      <style:map style:condition="cell-content()=&quot;s&quot;" style:apply-style-name="Untitled2" style:base-cell-address="Sheet1.G18"/>
      <style:map style:condition="cell-content()=&quot;d&quot;" style:apply-style-name="Untitled4" style:base-cell-address="Sheet1.G18"/>
      <style:map style:condition="cell-content()=&quot;b&quot;" style:apply-style-name="Untitled5" style:base-cell-address="Sheet1.G18"/>
    </style:style>
    <style:style style:name="ce44" style:family="table-cell" style:parent-style-name="Default">
      <style:map style:condition="cell-content()=&quot;r&quot;" style:apply-style-name="Untitled1" style:base-cell-address="Sheet1.G19"/>
      <style:map style:condition="cell-content()=&quot;s&quot;" style:apply-style-name="Untitled2" style:base-cell-address="Sheet1.G19"/>
      <style:map style:condition="cell-content()=&quot;d&quot;" style:apply-style-name="Untitled4" style:base-cell-address="Sheet1.G19"/>
      <style:map style:condition="cell-content()=&quot;b&quot;" style:apply-style-name="Untitled5" style:base-cell-address="Sheet1.G19"/>
    </style:style>
    <style:style style:name="ce45" style:family="table-cell" style:parent-style-name="Default">
      <style:map style:condition="cell-content()=&quot;r&quot;" style:apply-style-name="Untitled1" style:base-cell-address="Sheet1.G21"/>
      <style:map style:condition="cell-content()=&quot;s&quot;" style:apply-style-name="Untitled2" style:base-cell-address="Sheet1.G21"/>
      <style:map style:condition="cell-content()=&quot;d&quot;" style:apply-style-name="Untitled4" style:base-cell-address="Sheet1.G21"/>
      <style:map style:condition="cell-content()=&quot;b&quot;" style:apply-style-name="Untitled5" style:base-cell-address="Sheet1.G21"/>
    </style:style>
    <style:style style:name="ce46" style:family="table-cell" style:parent-style-name="Default">
      <style:map style:condition="cell-content()=&quot;r&quot;" style:apply-style-name="Untitled1" style:base-cell-address="Sheet1.G22"/>
      <style:map style:condition="cell-content()=&quot;s&quot;" style:apply-style-name="Untitled2" style:base-cell-address="Sheet1.G22"/>
      <style:map style:condition="cell-content()=&quot;d&quot;" style:apply-style-name="Untitled4" style:base-cell-address="Sheet1.G22"/>
      <style:map style:condition="cell-content()=&quot;b&quot;" style:apply-style-name="Untitled5" style:base-cell-address="Sheet1.G22"/>
    </style:style>
    <style:style style:name="ce47" style:family="table-cell" style:parent-style-name="Default">
      <style:map style:condition="cell-content()=&quot;r&quot;" style:apply-style-name="Untitled1" style:base-cell-address="Sheet1.H9"/>
      <style:map style:condition="cell-content()=&quot;s&quot;" style:apply-style-name="Untitled2" style:base-cell-address="Sheet1.H9"/>
      <style:map style:condition="cell-content()=&quot;d&quot;" style:apply-style-name="Untitled4" style:base-cell-address="Sheet1.H9"/>
      <style:map style:condition="cell-content()=&quot;b&quot;" style:apply-style-name="Untitled5" style:base-cell-address="Sheet1.H9"/>
    </style:style>
    <style:style style:name="ce48" style:family="table-cell" style:parent-style-name="Default">
      <style:map style:condition="cell-content()=&quot;r&quot;" style:apply-style-name="Untitled1" style:base-cell-address="Sheet1.H10"/>
      <style:map style:condition="cell-content()=&quot;s&quot;" style:apply-style-name="Untitled2" style:base-cell-address="Sheet1.H10"/>
      <style:map style:condition="cell-content()=&quot;d&quot;" style:apply-style-name="Untitled4" style:base-cell-address="Sheet1.H10"/>
      <style:map style:condition="cell-content()=&quot;b&quot;" style:apply-style-name="Untitled5" style:base-cell-address="Sheet1.H10"/>
    </style:style>
    <style:style style:name="ce49" style:family="table-cell" style:parent-style-name="Default">
      <style:map style:condition="cell-content()=&quot;r&quot;" style:apply-style-name="Untitled1" style:base-cell-address="Sheet1.H12"/>
      <style:map style:condition="cell-content()=&quot;s&quot;" style:apply-style-name="Untitled2" style:base-cell-address="Sheet1.H12"/>
      <style:map style:condition="cell-content()=&quot;d&quot;" style:apply-style-name="Untitled4" style:base-cell-address="Sheet1.H12"/>
      <style:map style:condition="cell-content()=&quot;b&quot;" style:apply-style-name="Untitled5" style:base-cell-address="Sheet1.H12"/>
    </style:style>
    <style:style style:name="ce50" style:family="table-cell" style:parent-style-name="Default">
      <style:map style:condition="cell-content()=&quot;r&quot;" style:apply-style-name="Untitled1" style:base-cell-address="Sheet1.H13"/>
      <style:map style:condition="cell-content()=&quot;s&quot;" style:apply-style-name="Untitled2" style:base-cell-address="Sheet1.H13"/>
      <style:map style:condition="cell-content()=&quot;d&quot;" style:apply-style-name="Untitled4" style:base-cell-address="Sheet1.H13"/>
      <style:map style:condition="cell-content()=&quot;b&quot;" style:apply-style-name="Untitled5" style:base-cell-address="Sheet1.H13"/>
    </style:style>
    <style:style style:name="ce51" style:family="table-cell" style:parent-style-name="Default">
      <style:map style:condition="cell-content()=&quot;r&quot;" style:apply-style-name="Untitled1" style:base-cell-address="Sheet1.H15"/>
      <style:map style:condition="cell-content()=&quot;s&quot;" style:apply-style-name="Untitled2" style:base-cell-address="Sheet1.H15"/>
      <style:map style:condition="cell-content()=&quot;d&quot;" style:apply-style-name="Untitled4" style:base-cell-address="Sheet1.H15"/>
      <style:map style:condition="cell-content()=&quot;b&quot;" style:apply-style-name="Untitled5" style:base-cell-address="Sheet1.H15"/>
    </style:style>
    <style:style style:name="ce52" style:family="table-cell" style:parent-style-name="Default">
      <style:map style:condition="cell-content()=&quot;r&quot;" style:apply-style-name="Untitled1" style:base-cell-address="Sheet1.H16"/>
      <style:map style:condition="cell-content()=&quot;s&quot;" style:apply-style-name="Untitled2" style:base-cell-address="Sheet1.H16"/>
      <style:map style:condition="cell-content()=&quot;d&quot;" style:apply-style-name="Untitled4" style:base-cell-address="Sheet1.H16"/>
      <style:map style:condition="cell-content()=&quot;b&quot;" style:apply-style-name="Untitled5" style:base-cell-address="Sheet1.H16"/>
    </style:style>
    <style:style style:name="ce53" style:family="table-cell" style:parent-style-name="Default">
      <style:map style:condition="cell-content()=&quot;r&quot;" style:apply-style-name="Untitled1" style:base-cell-address="Sheet1.H18"/>
      <style:map style:condition="cell-content()=&quot;s&quot;" style:apply-style-name="Untitled2" style:base-cell-address="Sheet1.H18"/>
      <style:map style:condition="cell-content()=&quot;d&quot;" style:apply-style-name="Untitled4" style:base-cell-address="Sheet1.H18"/>
      <style:map style:condition="cell-content()=&quot;b&quot;" style:apply-style-name="Untitled5" style:base-cell-address="Sheet1.H18"/>
    </style:style>
    <style:style style:name="ce54" style:family="table-cell" style:parent-style-name="Default">
      <style:map style:condition="cell-content()=&quot;r&quot;" style:apply-style-name="Untitled1" style:base-cell-address="Sheet1.H19"/>
      <style:map style:condition="cell-content()=&quot;s&quot;" style:apply-style-name="Untitled2" style:base-cell-address="Sheet1.H19"/>
      <style:map style:condition="cell-content()=&quot;d&quot;" style:apply-style-name="Untitled4" style:base-cell-address="Sheet1.H19"/>
      <style:map style:condition="cell-content()=&quot;b&quot;" style:apply-style-name="Untitled5" style:base-cell-address="Sheet1.H19"/>
    </style:style>
    <style:style style:name="ce55" style:family="table-cell" style:parent-style-name="Default">
      <style:map style:condition="cell-content()=&quot;r&quot;" style:apply-style-name="Untitled1" style:base-cell-address="Sheet1.H21"/>
      <style:map style:condition="cell-content()=&quot;s&quot;" style:apply-style-name="Untitled2" style:base-cell-address="Sheet1.H21"/>
      <style:map style:condition="cell-content()=&quot;d&quot;" style:apply-style-name="Untitled4" style:base-cell-address="Sheet1.H21"/>
      <style:map style:condition="cell-content()=&quot;b&quot;" style:apply-style-name="Untitled5" style:base-cell-address="Sheet1.H21"/>
    </style:style>
    <style:style style:name="ce56" style:family="table-cell" style:parent-style-name="Default">
      <style:map style:condition="cell-content()=&quot;r&quot;" style:apply-style-name="Untitled1" style:base-cell-address="Sheet1.H22"/>
      <style:map style:condition="cell-content()=&quot;s&quot;" style:apply-style-name="Untitled2" style:base-cell-address="Sheet1.H22"/>
      <style:map style:condition="cell-content()=&quot;d&quot;" style:apply-style-name="Untitled4" style:base-cell-address="Sheet1.H22"/>
      <style:map style:condition="cell-content()=&quot;b&quot;" style:apply-style-name="Untitled5" style:base-cell-address="Sheet1.H22"/>
    </style:style>
    <style:style style:name="ce57" style:family="table-cell" style:parent-style-name="Default">
      <style:map style:condition="cell-content()=&quot;r&quot;" style:apply-style-name="Untitled1" style:base-cell-address="Sheet1.I9"/>
      <style:map style:condition="cell-content()=&quot;s&quot;" style:apply-style-name="Untitled2" style:base-cell-address="Sheet1.I9"/>
      <style:map style:condition="cell-content()=&quot;d&quot;" style:apply-style-name="Untitled4" style:base-cell-address="Sheet1.I9"/>
      <style:map style:condition="cell-content()=&quot;b&quot;" style:apply-style-name="Untitled5" style:base-cell-address="Sheet1.I9"/>
    </style:style>
    <style:style style:name="ce58" style:family="table-cell" style:parent-style-name="Default">
      <style:map style:condition="cell-content()=&quot;r&quot;" style:apply-style-name="Untitled1" style:base-cell-address="Sheet1.I10"/>
      <style:map style:condition="cell-content()=&quot;s&quot;" style:apply-style-name="Untitled2" style:base-cell-address="Sheet1.I10"/>
      <style:map style:condition="cell-content()=&quot;d&quot;" style:apply-style-name="Untitled4" style:base-cell-address="Sheet1.I10"/>
      <style:map style:condition="cell-content()=&quot;b&quot;" style:apply-style-name="Untitled5" style:base-cell-address="Sheet1.I10"/>
    </style:style>
    <style:style style:name="ce59" style:family="table-cell" style:parent-style-name="Default">
      <style:map style:condition="cell-content()=&quot;r&quot;" style:apply-style-name="Untitled1" style:base-cell-address="Sheet1.I12"/>
      <style:map style:condition="cell-content()=&quot;s&quot;" style:apply-style-name="Untitled2" style:base-cell-address="Sheet1.I12"/>
      <style:map style:condition="cell-content()=&quot;d&quot;" style:apply-style-name="Untitled4" style:base-cell-address="Sheet1.I12"/>
      <style:map style:condition="cell-content()=&quot;b&quot;" style:apply-style-name="Untitled5" style:base-cell-address="Sheet1.I12"/>
    </style:style>
    <style:style style:name="ce60" style:family="table-cell" style:parent-style-name="Default">
      <style:map style:condition="cell-content()=&quot;r&quot;" style:apply-style-name="Untitled1" style:base-cell-address="Sheet1.I13"/>
      <style:map style:condition="cell-content()=&quot;s&quot;" style:apply-style-name="Untitled2" style:base-cell-address="Sheet1.I13"/>
      <style:map style:condition="cell-content()=&quot;d&quot;" style:apply-style-name="Untitled4" style:base-cell-address="Sheet1.I13"/>
      <style:map style:condition="cell-content()=&quot;b&quot;" style:apply-style-name="Untitled5" style:base-cell-address="Sheet1.I13"/>
    </style:style>
    <style:style style:name="ce61" style:family="table-cell" style:parent-style-name="Default">
      <style:map style:condition="cell-content()=&quot;r&quot;" style:apply-style-name="Untitled1" style:base-cell-address="Sheet1.I15"/>
      <style:map style:condition="cell-content()=&quot;s&quot;" style:apply-style-name="Untitled2" style:base-cell-address="Sheet1.I15"/>
      <style:map style:condition="cell-content()=&quot;d&quot;" style:apply-style-name="Untitled4" style:base-cell-address="Sheet1.I15"/>
      <style:map style:condition="cell-content()=&quot;b&quot;" style:apply-style-name="Untitled5" style:base-cell-address="Sheet1.I15"/>
    </style:style>
    <style:style style:name="ce62" style:family="table-cell" style:parent-style-name="Default">
      <style:map style:condition="cell-content()=&quot;r&quot;" style:apply-style-name="Untitled1" style:base-cell-address="Sheet1.I16"/>
      <style:map style:condition="cell-content()=&quot;s&quot;" style:apply-style-name="Untitled2" style:base-cell-address="Sheet1.I16"/>
      <style:map style:condition="cell-content()=&quot;d&quot;" style:apply-style-name="Untitled4" style:base-cell-address="Sheet1.I16"/>
      <style:map style:condition="cell-content()=&quot;b&quot;" style:apply-style-name="Untitled5" style:base-cell-address="Sheet1.I16"/>
    </style:style>
    <style:style style:name="ce63" style:family="table-cell" style:parent-style-name="Default">
      <style:map style:condition="cell-content()=&quot;r&quot;" style:apply-style-name="Untitled1" style:base-cell-address="Sheet1.I18"/>
      <style:map style:condition="cell-content()=&quot;s&quot;" style:apply-style-name="Untitled2" style:base-cell-address="Sheet1.I18"/>
      <style:map style:condition="cell-content()=&quot;d&quot;" style:apply-style-name="Untitled4" style:base-cell-address="Sheet1.I18"/>
      <style:map style:condition="cell-content()=&quot;b&quot;" style:apply-style-name="Untitled5" style:base-cell-address="Sheet1.I18"/>
    </style:style>
    <style:style style:name="ce64" style:family="table-cell" style:parent-style-name="Default">
      <style:map style:condition="cell-content()=&quot;r&quot;" style:apply-style-name="Untitled1" style:base-cell-address="Sheet1.I19"/>
      <style:map style:condition="cell-content()=&quot;s&quot;" style:apply-style-name="Untitled2" style:base-cell-address="Sheet1.I19"/>
      <style:map style:condition="cell-content()=&quot;d&quot;" style:apply-style-name="Untitled4" style:base-cell-address="Sheet1.I19"/>
      <style:map style:condition="cell-content()=&quot;b&quot;" style:apply-style-name="Untitled5" style:base-cell-address="Sheet1.I19"/>
    </style:style>
    <style:style style:name="ce65" style:family="table-cell" style:parent-style-name="Default">
      <style:map style:condition="cell-content()=&quot;r&quot;" style:apply-style-name="Untitled1" style:base-cell-address="Sheet1.I21"/>
      <style:map style:condition="cell-content()=&quot;s&quot;" style:apply-style-name="Untitled2" style:base-cell-address="Sheet1.I21"/>
      <style:map style:condition="cell-content()=&quot;d&quot;" style:apply-style-name="Untitled4" style:base-cell-address="Sheet1.I21"/>
      <style:map style:condition="cell-content()=&quot;b&quot;" style:apply-style-name="Untitled5" style:base-cell-address="Sheet1.I21"/>
    </style:style>
    <style:style style:name="ce66" style:family="table-cell" style:parent-style-name="Default">
      <style:map style:condition="cell-content()=&quot;r&quot;" style:apply-style-name="Untitled1" style:base-cell-address="Sheet1.I22"/>
      <style:map style:condition="cell-content()=&quot;s&quot;" style:apply-style-name="Untitled2" style:base-cell-address="Sheet1.I22"/>
      <style:map style:condition="cell-content()=&quot;d&quot;" style:apply-style-name="Untitled4" style:base-cell-address="Sheet1.I22"/>
      <style:map style:condition="cell-content()=&quot;b&quot;" style:apply-style-name="Untitled5" style:base-cell-address="Sheet1.I22"/>
    </style:style>
    <style:style style:name="ce67" style:family="table-cell" style:parent-style-name="Default">
      <style:map style:condition="cell-content()=&quot;r&quot;" style:apply-style-name="Untitled1" style:base-cell-address="Sheet1.J9"/>
      <style:map style:condition="cell-content()=&quot;s&quot;" style:apply-style-name="Untitled2" style:base-cell-address="Sheet1.J9"/>
      <style:map style:condition="cell-content()=&quot;d&quot;" style:apply-style-name="Untitled4" style:base-cell-address="Sheet1.J9"/>
      <style:map style:condition="cell-content()=&quot;b&quot;" style:apply-style-name="Untitled5" style:base-cell-address="Sheet1.J9"/>
    </style:style>
    <style:style style:name="ce68" style:family="table-cell" style:parent-style-name="Default">
      <style:map style:condition="cell-content()=&quot;r&quot;" style:apply-style-name="Untitled1" style:base-cell-address="Sheet1.J10"/>
      <style:map style:condition="cell-content()=&quot;s&quot;" style:apply-style-name="Untitled2" style:base-cell-address="Sheet1.J10"/>
      <style:map style:condition="cell-content()=&quot;d&quot;" style:apply-style-name="Untitled4" style:base-cell-address="Sheet1.J10"/>
      <style:map style:condition="cell-content()=&quot;b&quot;" style:apply-style-name="Untitled5" style:base-cell-address="Sheet1.J10"/>
    </style:style>
    <style:style style:name="ce69" style:family="table-cell" style:parent-style-name="Default">
      <style:map style:condition="cell-content()=&quot;r&quot;" style:apply-style-name="Untitled1" style:base-cell-address="Sheet1.J12"/>
      <style:map style:condition="cell-content()=&quot;s&quot;" style:apply-style-name="Untitled2" style:base-cell-address="Sheet1.J12"/>
      <style:map style:condition="cell-content()=&quot;d&quot;" style:apply-style-name="Untitled4" style:base-cell-address="Sheet1.J12"/>
      <style:map style:condition="cell-content()=&quot;b&quot;" style:apply-style-name="Untitled5" style:base-cell-address="Sheet1.J12"/>
    </style:style>
    <style:style style:name="ce70" style:family="table-cell" style:parent-style-name="Default">
      <style:map style:condition="cell-content()=&quot;r&quot;" style:apply-style-name="Untitled1" style:base-cell-address="Sheet1.J13"/>
      <style:map style:condition="cell-content()=&quot;s&quot;" style:apply-style-name="Untitled2" style:base-cell-address="Sheet1.J13"/>
      <style:map style:condition="cell-content()=&quot;d&quot;" style:apply-style-name="Untitled4" style:base-cell-address="Sheet1.J13"/>
      <style:map style:condition="cell-content()=&quot;b&quot;" style:apply-style-name="Untitled5" style:base-cell-address="Sheet1.J13"/>
    </style:style>
    <style:style style:name="ce71" style:family="table-cell" style:parent-style-name="Default">
      <style:map style:condition="cell-content()=&quot;r&quot;" style:apply-style-name="Untitled1" style:base-cell-address="Sheet1.J15"/>
      <style:map style:condition="cell-content()=&quot;s&quot;" style:apply-style-name="Untitled2" style:base-cell-address="Sheet1.J15"/>
      <style:map style:condition="cell-content()=&quot;d&quot;" style:apply-style-name="Untitled4" style:base-cell-address="Sheet1.J15"/>
      <style:map style:condition="cell-content()=&quot;b&quot;" style:apply-style-name="Untitled5" style:base-cell-address="Sheet1.J15"/>
    </style:style>
    <style:style style:name="ce72" style:family="table-cell" style:parent-style-name="Default">
      <style:map style:condition="cell-content()=&quot;r&quot;" style:apply-style-name="Untitled1" style:base-cell-address="Sheet1.J16"/>
      <style:map style:condition="cell-content()=&quot;s&quot;" style:apply-style-name="Untitled2" style:base-cell-address="Sheet1.J16"/>
      <style:map style:condition="cell-content()=&quot;d&quot;" style:apply-style-name="Untitled4" style:base-cell-address="Sheet1.J16"/>
      <style:map style:condition="cell-content()=&quot;b&quot;" style:apply-style-name="Untitled5" style:base-cell-address="Sheet1.J16"/>
    </style:style>
    <style:style style:name="ce73" style:family="table-cell" style:parent-style-name="Default">
      <style:map style:condition="cell-content()=&quot;r&quot;" style:apply-style-name="Untitled1" style:base-cell-address="Sheet1.J18"/>
      <style:map style:condition="cell-content()=&quot;s&quot;" style:apply-style-name="Untitled2" style:base-cell-address="Sheet1.J18"/>
      <style:map style:condition="cell-content()=&quot;d&quot;" style:apply-style-name="Untitled4" style:base-cell-address="Sheet1.J18"/>
      <style:map style:condition="cell-content()=&quot;b&quot;" style:apply-style-name="Untitled5" style:base-cell-address="Sheet1.J18"/>
    </style:style>
    <style:style style:name="ce74" style:family="table-cell" style:parent-style-name="Default">
      <style:map style:condition="cell-content()=&quot;r&quot;" style:apply-style-name="Untitled1" style:base-cell-address="Sheet1.J19"/>
      <style:map style:condition="cell-content()=&quot;s&quot;" style:apply-style-name="Untitled2" style:base-cell-address="Sheet1.J19"/>
      <style:map style:condition="cell-content()=&quot;d&quot;" style:apply-style-name="Untitled4" style:base-cell-address="Sheet1.J19"/>
      <style:map style:condition="cell-content()=&quot;b&quot;" style:apply-style-name="Untitled5" style:base-cell-address="Sheet1.J19"/>
    </style:style>
    <style:style style:name="ce75" style:family="table-cell" style:parent-style-name="Default">
      <style:map style:condition="cell-content()=&quot;r&quot;" style:apply-style-name="Untitled1" style:base-cell-address="Sheet1.K9"/>
      <style:map style:condition="cell-content()=&quot;s&quot;" style:apply-style-name="Untitled2" style:base-cell-address="Sheet1.K9"/>
      <style:map style:condition="cell-content()=&quot;d&quot;" style:apply-style-name="Untitled4" style:base-cell-address="Sheet1.K9"/>
      <style:map style:condition="cell-content()=&quot;b&quot;" style:apply-style-name="Untitled5" style:base-cell-address="Sheet1.K9"/>
    </style:style>
    <style:style style:name="ce76" style:family="table-cell" style:parent-style-name="Default">
      <style:map style:condition="cell-content()=&quot;r&quot;" style:apply-style-name="Untitled1" style:base-cell-address="Sheet1.K10"/>
      <style:map style:condition="cell-content()=&quot;s&quot;" style:apply-style-name="Untitled2" style:base-cell-address="Sheet1.K10"/>
      <style:map style:condition="cell-content()=&quot;d&quot;" style:apply-style-name="Untitled4" style:base-cell-address="Sheet1.K10"/>
      <style:map style:condition="cell-content()=&quot;b&quot;" style:apply-style-name="Untitled5" style:base-cell-address="Sheet1.K10"/>
    </style:style>
    <style:style style:name="ce77" style:family="table-cell" style:parent-style-name="Default">
      <style:map style:condition="cell-content()=&quot;r&quot;" style:apply-style-name="Untitled1" style:base-cell-address="Sheet1.K12"/>
      <style:map style:condition="cell-content()=&quot;s&quot;" style:apply-style-name="Untitled2" style:base-cell-address="Sheet1.K12"/>
      <style:map style:condition="cell-content()=&quot;d&quot;" style:apply-style-name="Untitled4" style:base-cell-address="Sheet1.K12"/>
      <style:map style:condition="cell-content()=&quot;b&quot;" style:apply-style-name="Untitled5" style:base-cell-address="Sheet1.K12"/>
    </style:style>
    <style:style style:name="ce78" style:family="table-cell" style:parent-style-name="Default">
      <style:map style:condition="cell-content()=&quot;r&quot;" style:apply-style-name="Untitled1" style:base-cell-address="Sheet1.K13"/>
      <style:map style:condition="cell-content()=&quot;s&quot;" style:apply-style-name="Untitled2" style:base-cell-address="Sheet1.K13"/>
      <style:map style:condition="cell-content()=&quot;d&quot;" style:apply-style-name="Untitled4" style:base-cell-address="Sheet1.K13"/>
      <style:map style:condition="cell-content()=&quot;b&quot;" style:apply-style-name="Untitled5" style:base-cell-address="Sheet1.K13"/>
    </style:style>
    <style:style style:name="ce79" style:family="table-cell" style:parent-style-name="Default">
      <style:map style:condition="cell-content()=&quot;r&quot;" style:apply-style-name="Untitled1" style:base-cell-address="Sheet1.K15"/>
      <style:map style:condition="cell-content()=&quot;s&quot;" style:apply-style-name="Untitled2" style:base-cell-address="Sheet1.K15"/>
      <style:map style:condition="cell-content()=&quot;d&quot;" style:apply-style-name="Untitled4" style:base-cell-address="Sheet1.K15"/>
      <style:map style:condition="cell-content()=&quot;b&quot;" style:apply-style-name="Untitled5" style:base-cell-address="Sheet1.K15"/>
    </style:style>
    <style:style style:name="ce80" style:family="table-cell" style:parent-style-name="Default">
      <style:map style:condition="cell-content()=&quot;r&quot;" style:apply-style-name="Untitled1" style:base-cell-address="Sheet1.K16"/>
      <style:map style:condition="cell-content()=&quot;s&quot;" style:apply-style-name="Untitled2" style:base-cell-address="Sheet1.K16"/>
      <style:map style:condition="cell-content()=&quot;d&quot;" style:apply-style-name="Untitled4" style:base-cell-address="Sheet1.K16"/>
      <style:map style:condition="cell-content()=&quot;b&quot;" style:apply-style-name="Untitled5" style:base-cell-address="Sheet1.K16"/>
    </style:style>
    <style:style style:name="ce81" style:family="table-cell" style:parent-style-name="Default">
      <style:map style:condition="cell-content()=&quot;r&quot;" style:apply-style-name="Untitled1" style:base-cell-address="Sheet1.K18"/>
      <style:map style:condition="cell-content()=&quot;s&quot;" style:apply-style-name="Untitled2" style:base-cell-address="Sheet1.K18"/>
      <style:map style:condition="cell-content()=&quot;d&quot;" style:apply-style-name="Untitled4" style:base-cell-address="Sheet1.K18"/>
      <style:map style:condition="cell-content()=&quot;b&quot;" style:apply-style-name="Untitled5" style:base-cell-address="Sheet1.K18"/>
    </style:style>
    <style:style style:name="ce82" style:family="table-cell" style:parent-style-name="Default">
      <style:map style:condition="cell-content()=&quot;r&quot;" style:apply-style-name="Untitled1" style:base-cell-address="Sheet1.K19"/>
      <style:map style:condition="cell-content()=&quot;s&quot;" style:apply-style-name="Untitled2" style:base-cell-address="Sheet1.K19"/>
      <style:map style:condition="cell-content()=&quot;d&quot;" style:apply-style-name="Untitled4" style:base-cell-address="Sheet1.K19"/>
      <style:map style:condition="cell-content()=&quot;b&quot;" style:apply-style-name="Untitled5" style:base-cell-address="Sheet1.K19"/>
    </style:style>
    <style:style style:name="ce83" style:family="table-cell" style:parent-style-name="Default">
      <style:map style:condition="cell-content()=&quot;r&quot;" style:apply-style-name="Untitled1" style:base-cell-address="Sheet1.L9"/>
      <style:map style:condition="cell-content()=&quot;s&quot;" style:apply-style-name="Untitled2" style:base-cell-address="Sheet1.L9"/>
      <style:map style:condition="cell-content()=&quot;d&quot;" style:apply-style-name="Untitled4" style:base-cell-address="Sheet1.L9"/>
      <style:map style:condition="cell-content()=&quot;b&quot;" style:apply-style-name="Untitled5" style:base-cell-address="Sheet1.L9"/>
    </style:style>
    <style:style style:name="ce84" style:family="table-cell" style:parent-style-name="Default">
      <style:map style:condition="cell-content()=&quot;r&quot;" style:apply-style-name="Untitled1" style:base-cell-address="Sheet1.L10"/>
      <style:map style:condition="cell-content()=&quot;s&quot;" style:apply-style-name="Untitled2" style:base-cell-address="Sheet1.L10"/>
      <style:map style:condition="cell-content()=&quot;d&quot;" style:apply-style-name="Untitled4" style:base-cell-address="Sheet1.L10"/>
      <style:map style:condition="cell-content()=&quot;b&quot;" style:apply-style-name="Untitled5" style:base-cell-address="Sheet1.L10"/>
    </style:style>
    <style:style style:name="ce85" style:family="table-cell" style:parent-style-name="Default">
      <style:map style:condition="cell-content()=&quot;r&quot;" style:apply-style-name="Untitled1" style:base-cell-address="Sheet1.L12"/>
      <style:map style:condition="cell-content()=&quot;s&quot;" style:apply-style-name="Untitled2" style:base-cell-address="Sheet1.L12"/>
      <style:map style:condition="cell-content()=&quot;d&quot;" style:apply-style-name="Untitled4" style:base-cell-address="Sheet1.L12"/>
      <style:map style:condition="cell-content()=&quot;b&quot;" style:apply-style-name="Untitled5" style:base-cell-address="Sheet1.L12"/>
    </style:style>
    <style:style style:name="ce86" style:family="table-cell" style:parent-style-name="Default">
      <style:map style:condition="cell-content()=&quot;r&quot;" style:apply-style-name="Untitled1" style:base-cell-address="Sheet1.L13"/>
      <style:map style:condition="cell-content()=&quot;s&quot;" style:apply-style-name="Untitled2" style:base-cell-address="Sheet1.L13"/>
      <style:map style:condition="cell-content()=&quot;d&quot;" style:apply-style-name="Untitled4" style:base-cell-address="Sheet1.L13"/>
      <style:map style:condition="cell-content()=&quot;b&quot;" style:apply-style-name="Untitled5" style:base-cell-address="Sheet1.L13"/>
    </style:style>
    <style:style style:name="ce87" style:family="table-cell" style:parent-style-name="Default">
      <style:map style:condition="cell-content()=&quot;r&quot;" style:apply-style-name="Untitled1" style:base-cell-address="Sheet1.L15"/>
      <style:map style:condition="cell-content()=&quot;s&quot;" style:apply-style-name="Untitled2" style:base-cell-address="Sheet1.L15"/>
      <style:map style:condition="cell-content()=&quot;d&quot;" style:apply-style-name="Untitled4" style:base-cell-address="Sheet1.L15"/>
      <style:map style:condition="cell-content()=&quot;b&quot;" style:apply-style-name="Untitled5" style:base-cell-address="Sheet1.L15"/>
    </style:style>
    <style:style style:name="ce88" style:family="table-cell" style:parent-style-name="Default">
      <style:map style:condition="cell-content()=&quot;r&quot;" style:apply-style-name="Untitled1" style:base-cell-address="Sheet1.L16"/>
      <style:map style:condition="cell-content()=&quot;s&quot;" style:apply-style-name="Untitled2" style:base-cell-address="Sheet1.L16"/>
      <style:map style:condition="cell-content()=&quot;d&quot;" style:apply-style-name="Untitled4" style:base-cell-address="Sheet1.L16"/>
      <style:map style:condition="cell-content()=&quot;b&quot;" style:apply-style-name="Untitled5" style:base-cell-address="Sheet1.L16"/>
    </style:style>
    <style:style style:name="ce89" style:family="table-cell" style:parent-style-name="Default">
      <style:map style:condition="cell-content()=&quot;r&quot;" style:apply-style-name="Untitled1" style:base-cell-address="Sheet1.L18"/>
      <style:map style:condition="cell-content()=&quot;s&quot;" style:apply-style-name="Untitled2" style:base-cell-address="Sheet1.L18"/>
      <style:map style:condition="cell-content()=&quot;d&quot;" style:apply-style-name="Untitled4" style:base-cell-address="Sheet1.L18"/>
      <style:map style:condition="cell-content()=&quot;b&quot;" style:apply-style-name="Untitled5" style:base-cell-address="Sheet1.L18"/>
    </style:style>
    <style:style style:name="ce90" style:family="table-cell" style:parent-style-name="Default">
      <style:map style:condition="cell-content()=&quot;r&quot;" style:apply-style-name="Untitled1" style:base-cell-address="Sheet1.L19"/>
      <style:map style:condition="cell-content()=&quot;s&quot;" style:apply-style-name="Untitled2" style:base-cell-address="Sheet1.L19"/>
      <style:map style:condition="cell-content()=&quot;d&quot;" style:apply-style-name="Untitled4" style:base-cell-address="Sheet1.L19"/>
      <style:map style:condition="cell-content()=&quot;b&quot;" style:apply-style-name="Untitled5" style:base-cell-address="Sheet1.L19"/>
    </style:style>
    <style:style style:name="ce91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M6"/>
      <style:map style:condition="cell-content()=&quot;s&quot;" style:apply-style-name="Untitled2" style:base-cell-address="Sheet1.M6"/>
      <style:map style:condition="cell-content()=&quot;d&quot;" style:apply-style-name="Untitled4" style:base-cell-address="Sheet1.M6"/>
      <style:map style:condition="cell-content()=&quot;b&quot;" style:apply-style-name="Untitled5" style:base-cell-address="Sheet1.M6"/>
    </style:style>
    <style:style style:name="ce92" style:family="table-cell" style:parent-style-name="Default">
      <style:table-cell-properties fo:background-color="transparent"/>
      <style:map style:condition="cell-content()=&quot;r&quot;" style:apply-style-name="Untitled1" style:base-cell-address="Sheet1.M6"/>
      <style:map style:condition="cell-content()=&quot;s&quot;" style:apply-style-name="Untitled2" style:base-cell-address="Sheet1.M6"/>
      <style:map style:condition="cell-content()=&quot;d&quot;" style:apply-style-name="Untitled4" style:base-cell-address="Sheet1.M6"/>
      <style:map style:condition="cell-content()=&quot;b&quot;" style:apply-style-name="Untitled5" style:base-cell-address="Sheet1.M6"/>
    </style:style>
    <style:style style:name="ce93" style:family="table-cell" style:parent-style-name="Default">
      <style:map style:condition="cell-content()=&quot;r&quot;" style:apply-style-name="Untitled1" style:base-cell-address="Sheet1.M9"/>
      <style:map style:condition="cell-content()=&quot;s&quot;" style:apply-style-name="Untitled2" style:base-cell-address="Sheet1.M9"/>
      <style:map style:condition="cell-content()=&quot;d&quot;" style:apply-style-name="Untitled4" style:base-cell-address="Sheet1.M9"/>
      <style:map style:condition="cell-content()=&quot;b&quot;" style:apply-style-name="Untitled5" style:base-cell-address="Sheet1.M9"/>
    </style:style>
    <style:style style:name="ce94" style:family="table-cell" style:parent-style-name="Default">
      <style:map style:condition="cell-content()=&quot;r&quot;" style:apply-style-name="Untitled1" style:base-cell-address="Sheet1.M10"/>
      <style:map style:condition="cell-content()=&quot;s&quot;" style:apply-style-name="Untitled2" style:base-cell-address="Sheet1.M10"/>
      <style:map style:condition="cell-content()=&quot;d&quot;" style:apply-style-name="Untitled4" style:base-cell-address="Sheet1.M10"/>
      <style:map style:condition="cell-content()=&quot;b&quot;" style:apply-style-name="Untitled5" style:base-cell-address="Sheet1.M10"/>
    </style:style>
    <style:style style:name="ce95" style:family="table-cell" style:parent-style-name="Default">
      <style:map style:condition="cell-content()=&quot;r&quot;" style:apply-style-name="Untitled1" style:base-cell-address="Sheet1.M12"/>
      <style:map style:condition="cell-content()=&quot;s&quot;" style:apply-style-name="Untitled2" style:base-cell-address="Sheet1.M12"/>
      <style:map style:condition="cell-content()=&quot;d&quot;" style:apply-style-name="Untitled4" style:base-cell-address="Sheet1.M12"/>
      <style:map style:condition="cell-content()=&quot;b&quot;" style:apply-style-name="Untitled5" style:base-cell-address="Sheet1.M12"/>
    </style:style>
    <style:style style:name="ce96" style:family="table-cell" style:parent-style-name="Default">
      <style:map style:condition="cell-content()=&quot;r&quot;" style:apply-style-name="Untitled1" style:base-cell-address="Sheet1.M13"/>
      <style:map style:condition="cell-content()=&quot;s&quot;" style:apply-style-name="Untitled2" style:base-cell-address="Sheet1.M13"/>
      <style:map style:condition="cell-content()=&quot;d&quot;" style:apply-style-name="Untitled4" style:base-cell-address="Sheet1.M13"/>
      <style:map style:condition="cell-content()=&quot;b&quot;" style:apply-style-name="Untitled5" style:base-cell-address="Sheet1.M13"/>
    </style:style>
    <style:style style:name="ce97" style:family="table-cell" style:parent-style-name="Default">
      <style:map style:condition="cell-content()=&quot;r&quot;" style:apply-style-name="Untitled1" style:base-cell-address="Sheet1.M15"/>
      <style:map style:condition="cell-content()=&quot;s&quot;" style:apply-style-name="Untitled2" style:base-cell-address="Sheet1.M15"/>
      <style:map style:condition="cell-content()=&quot;d&quot;" style:apply-style-name="Untitled4" style:base-cell-address="Sheet1.M15"/>
      <style:map style:condition="cell-content()=&quot;b&quot;" style:apply-style-name="Untitled5" style:base-cell-address="Sheet1.M15"/>
    </style:style>
    <style:style style:name="ce98" style:family="table-cell" style:parent-style-name="Default">
      <style:map style:condition="cell-content()=&quot;r&quot;" style:apply-style-name="Untitled1" style:base-cell-address="Sheet1.M16"/>
      <style:map style:condition="cell-content()=&quot;s&quot;" style:apply-style-name="Untitled2" style:base-cell-address="Sheet1.M16"/>
      <style:map style:condition="cell-content()=&quot;d&quot;" style:apply-style-name="Untitled4" style:base-cell-address="Sheet1.M16"/>
      <style:map style:condition="cell-content()=&quot;b&quot;" style:apply-style-name="Untitled5" style:base-cell-address="Sheet1.M16"/>
    </style:style>
    <style:style style:name="ce99" style:family="table-cell" style:parent-style-name="Default">
      <style:map style:condition="cell-content()=&quot;r&quot;" style:apply-style-name="Untitled1" style:base-cell-address="Sheet1.M18"/>
      <style:map style:condition="cell-content()=&quot;s&quot;" style:apply-style-name="Untitled2" style:base-cell-address="Sheet1.M18"/>
      <style:map style:condition="cell-content()=&quot;d&quot;" style:apply-style-name="Untitled4" style:base-cell-address="Sheet1.M18"/>
      <style:map style:condition="cell-content()=&quot;b&quot;" style:apply-style-name="Untitled5" style:base-cell-address="Sheet1.M18"/>
    </style:style>
    <style:style style:name="ce100" style:family="table-cell" style:parent-style-name="Default">
      <style:map style:condition="cell-content()=&quot;r&quot;" style:apply-style-name="Untitled1" style:base-cell-address="Sheet1.M19"/>
      <style:map style:condition="cell-content()=&quot;s&quot;" style:apply-style-name="Untitled2" style:base-cell-address="Sheet1.M19"/>
      <style:map style:condition="cell-content()=&quot;d&quot;" style:apply-style-name="Untitled4" style:base-cell-address="Sheet1.M19"/>
      <style:map style:condition="cell-content()=&quot;b&quot;" style:apply-style-name="Untitled5" style:base-cell-address="Sheet1.M19"/>
    </style:style>
    <style:style style:name="ce101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N6"/>
      <style:map style:condition="cell-content()=&quot;s&quot;" style:apply-style-name="Untitled2" style:base-cell-address="Sheet1.N6"/>
      <style:map style:condition="cell-content()=&quot;d&quot;" style:apply-style-name="Untitled4" style:base-cell-address="Sheet1.N6"/>
      <style:map style:condition="cell-content()=&quot;b&quot;" style:apply-style-name="Untitled5" style:base-cell-address="Sheet1.N6"/>
    </style:style>
    <style:style style:name="ce102" style:family="table-cell" style:parent-style-name="Default">
      <style:table-cell-properties fo:background-color="transparent"/>
      <style:map style:condition="cell-content()=&quot;r&quot;" style:apply-style-name="Untitled1" style:base-cell-address="Sheet1.N6"/>
      <style:map style:condition="cell-content()=&quot;s&quot;" style:apply-style-name="Untitled2" style:base-cell-address="Sheet1.N6"/>
      <style:map style:condition="cell-content()=&quot;d&quot;" style:apply-style-name="Untitled4" style:base-cell-address="Sheet1.N6"/>
      <style:map style:condition="cell-content()=&quot;b&quot;" style:apply-style-name="Untitled5" style:base-cell-address="Sheet1.N6"/>
    </style:style>
    <style:style style:name="ce103" style:family="table-cell" style:parent-style-name="Default">
      <style:map style:condition="cell-content()=&quot;r&quot;" style:apply-style-name="Untitled1" style:base-cell-address="Sheet1.N9"/>
      <style:map style:condition="cell-content()=&quot;s&quot;" style:apply-style-name="Untitled2" style:base-cell-address="Sheet1.N9"/>
      <style:map style:condition="cell-content()=&quot;d&quot;" style:apply-style-name="Untitled4" style:base-cell-address="Sheet1.N9"/>
      <style:map style:condition="cell-content()=&quot;b&quot;" style:apply-style-name="Untitled5" style:base-cell-address="Sheet1.N9"/>
    </style:style>
    <style:style style:name="ce104" style:family="table-cell" style:parent-style-name="Default">
      <style:map style:condition="cell-content()=&quot;r&quot;" style:apply-style-name="Untitled1" style:base-cell-address="Sheet1.N10"/>
      <style:map style:condition="cell-content()=&quot;s&quot;" style:apply-style-name="Untitled2" style:base-cell-address="Sheet1.N10"/>
      <style:map style:condition="cell-content()=&quot;d&quot;" style:apply-style-name="Untitled4" style:base-cell-address="Sheet1.N10"/>
      <style:map style:condition="cell-content()=&quot;b&quot;" style:apply-style-name="Untitled5" style:base-cell-address="Sheet1.N10"/>
    </style:style>
    <style:style style:name="ce105" style:family="table-cell" style:parent-style-name="Default">
      <style:map style:condition="cell-content()=&quot;r&quot;" style:apply-style-name="Untitled1" style:base-cell-address="Sheet1.N12"/>
      <style:map style:condition="cell-content()=&quot;s&quot;" style:apply-style-name="Untitled2" style:base-cell-address="Sheet1.N12"/>
      <style:map style:condition="cell-content()=&quot;d&quot;" style:apply-style-name="Untitled4" style:base-cell-address="Sheet1.N12"/>
      <style:map style:condition="cell-content()=&quot;b&quot;" style:apply-style-name="Untitled5" style:base-cell-address="Sheet1.N12"/>
    </style:style>
    <style:style style:name="ce106" style:family="table-cell" style:parent-style-name="Default">
      <style:map style:condition="cell-content()=&quot;r&quot;" style:apply-style-name="Untitled1" style:base-cell-address="Sheet1.N13"/>
      <style:map style:condition="cell-content()=&quot;s&quot;" style:apply-style-name="Untitled2" style:base-cell-address="Sheet1.N13"/>
      <style:map style:condition="cell-content()=&quot;d&quot;" style:apply-style-name="Untitled4" style:base-cell-address="Sheet1.N13"/>
      <style:map style:condition="cell-content()=&quot;b&quot;" style:apply-style-name="Untitled5" style:base-cell-address="Sheet1.N13"/>
    </style:style>
    <style:style style:name="ce107" style:family="table-cell" style:parent-style-name="Default">
      <style:map style:condition="cell-content()=&quot;r&quot;" style:apply-style-name="Untitled1" style:base-cell-address="Sheet1.N15"/>
      <style:map style:condition="cell-content()=&quot;s&quot;" style:apply-style-name="Untitled2" style:base-cell-address="Sheet1.N15"/>
      <style:map style:condition="cell-content()=&quot;d&quot;" style:apply-style-name="Untitled4" style:base-cell-address="Sheet1.N15"/>
      <style:map style:condition="cell-content()=&quot;b&quot;" style:apply-style-name="Untitled5" style:base-cell-address="Sheet1.N15"/>
    </style:style>
    <style:style style:name="ce108" style:family="table-cell" style:parent-style-name="Default">
      <style:map style:condition="cell-content()=&quot;r&quot;" style:apply-style-name="Untitled1" style:base-cell-address="Sheet1.N16"/>
      <style:map style:condition="cell-content()=&quot;s&quot;" style:apply-style-name="Untitled2" style:base-cell-address="Sheet1.N16"/>
      <style:map style:condition="cell-content()=&quot;d&quot;" style:apply-style-name="Untitled4" style:base-cell-address="Sheet1.N16"/>
      <style:map style:condition="cell-content()=&quot;b&quot;" style:apply-style-name="Untitled5" style:base-cell-address="Sheet1.N16"/>
    </style:style>
    <style:style style:name="ce109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O6"/>
      <style:map style:condition="cell-content()=&quot;s&quot;" style:apply-style-name="Untitled2" style:base-cell-address="Sheet1.O6"/>
      <style:map style:condition="cell-content()=&quot;d&quot;" style:apply-style-name="Untitled4" style:base-cell-address="Sheet1.O6"/>
      <style:map style:condition="cell-content()=&quot;b&quot;" style:apply-style-name="Untitled5" style:base-cell-address="Sheet1.O6"/>
    </style:style>
    <style:style style:name="ce110" style:family="table-cell" style:parent-style-name="Default">
      <style:table-cell-properties fo:background-color="transparent"/>
      <style:map style:condition="cell-content()=&quot;r&quot;" style:apply-style-name="Untitled1" style:base-cell-address="Sheet1.O6"/>
      <style:map style:condition="cell-content()=&quot;s&quot;" style:apply-style-name="Untitled2" style:base-cell-address="Sheet1.O6"/>
      <style:map style:condition="cell-content()=&quot;d&quot;" style:apply-style-name="Untitled4" style:base-cell-address="Sheet1.O6"/>
      <style:map style:condition="cell-content()=&quot;b&quot;" style:apply-style-name="Untitled5" style:base-cell-address="Sheet1.O6"/>
    </style:style>
    <style:style style:name="ce111" style:family="table-cell" style:parent-style-name="Default">
      <style:map style:condition="cell-content()=&quot;r&quot;" style:apply-style-name="Untitled1" style:base-cell-address="Sheet1.O9"/>
      <style:map style:condition="cell-content()=&quot;s&quot;" style:apply-style-name="Untitled2" style:base-cell-address="Sheet1.O9"/>
      <style:map style:condition="cell-content()=&quot;d&quot;" style:apply-style-name="Untitled4" style:base-cell-address="Sheet1.O9"/>
      <style:map style:condition="cell-content()=&quot;b&quot;" style:apply-style-name="Untitled5" style:base-cell-address="Sheet1.O9"/>
    </style:style>
    <style:style style:name="ce112" style:family="table-cell" style:parent-style-name="Default">
      <style:map style:condition="cell-content()=&quot;r&quot;" style:apply-style-name="Untitled1" style:base-cell-address="Sheet1.O10"/>
      <style:map style:condition="cell-content()=&quot;s&quot;" style:apply-style-name="Untitled2" style:base-cell-address="Sheet1.O10"/>
      <style:map style:condition="cell-content()=&quot;d&quot;" style:apply-style-name="Untitled4" style:base-cell-address="Sheet1.O10"/>
      <style:map style:condition="cell-content()=&quot;b&quot;" style:apply-style-name="Untitled5" style:base-cell-address="Sheet1.O10"/>
    </style:style>
    <style:style style:name="ce113" style:family="table-cell" style:parent-style-name="Default">
      <style:map style:condition="cell-content()=&quot;r&quot;" style:apply-style-name="Untitled1" style:base-cell-address="Sheet1.O12"/>
      <style:map style:condition="cell-content()=&quot;s&quot;" style:apply-style-name="Untitled2" style:base-cell-address="Sheet1.O12"/>
      <style:map style:condition="cell-content()=&quot;d&quot;" style:apply-style-name="Untitled4" style:base-cell-address="Sheet1.O12"/>
      <style:map style:condition="cell-content()=&quot;b&quot;" style:apply-style-name="Untitled5" style:base-cell-address="Sheet1.O12"/>
    </style:style>
    <style:style style:name="ce114" style:family="table-cell" style:parent-style-name="Default">
      <style:map style:condition="cell-content()=&quot;r&quot;" style:apply-style-name="Untitled1" style:base-cell-address="Sheet1.O13"/>
      <style:map style:condition="cell-content()=&quot;s&quot;" style:apply-style-name="Untitled2" style:base-cell-address="Sheet1.O13"/>
      <style:map style:condition="cell-content()=&quot;d&quot;" style:apply-style-name="Untitled4" style:base-cell-address="Sheet1.O13"/>
      <style:map style:condition="cell-content()=&quot;b&quot;" style:apply-style-name="Untitled5" style:base-cell-address="Sheet1.O13"/>
    </style:style>
    <style:style style:name="ce115" style:family="table-cell" style:parent-style-name="Default">
      <style:map style:condition="cell-content()=&quot;r&quot;" style:apply-style-name="Untitled1" style:base-cell-address="Sheet1.O15"/>
      <style:map style:condition="cell-content()=&quot;s&quot;" style:apply-style-name="Untitled2" style:base-cell-address="Sheet1.O15"/>
      <style:map style:condition="cell-content()=&quot;d&quot;" style:apply-style-name="Untitled4" style:base-cell-address="Sheet1.O15"/>
      <style:map style:condition="cell-content()=&quot;b&quot;" style:apply-style-name="Untitled5" style:base-cell-address="Sheet1.O15"/>
    </style:style>
    <style:style style:name="ce116" style:family="table-cell" style:parent-style-name="Default">
      <style:map style:condition="cell-content()=&quot;r&quot;" style:apply-style-name="Untitled1" style:base-cell-address="Sheet1.O16"/>
      <style:map style:condition="cell-content()=&quot;s&quot;" style:apply-style-name="Untitled2" style:base-cell-address="Sheet1.O16"/>
      <style:map style:condition="cell-content()=&quot;d&quot;" style:apply-style-name="Untitled4" style:base-cell-address="Sheet1.O16"/>
      <style:map style:condition="cell-content()=&quot;b&quot;" style:apply-style-name="Untitled5" style:base-cell-address="Sheet1.O16"/>
    </style:style>
    <style:style style:name="ce117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P6"/>
      <style:map style:condition="cell-content()=&quot;s&quot;" style:apply-style-name="Untitled2" style:base-cell-address="Sheet1.P6"/>
      <style:map style:condition="cell-content()=&quot;d&quot;" style:apply-style-name="Untitled4" style:base-cell-address="Sheet1.P6"/>
      <style:map style:condition="cell-content()=&quot;b&quot;" style:apply-style-name="Untitled5" style:base-cell-address="Sheet1.P6"/>
    </style:style>
    <style:style style:name="ce118" style:family="table-cell" style:parent-style-name="Default">
      <style:table-cell-properties fo:background-color="transparent"/>
      <style:map style:condition="cell-content()=&quot;r&quot;" style:apply-style-name="Untitled1" style:base-cell-address="Sheet1.P6"/>
      <style:map style:condition="cell-content()=&quot;s&quot;" style:apply-style-name="Untitled2" style:base-cell-address="Sheet1.P6"/>
      <style:map style:condition="cell-content()=&quot;d&quot;" style:apply-style-name="Untitled4" style:base-cell-address="Sheet1.P6"/>
      <style:map style:condition="cell-content()=&quot;b&quot;" style:apply-style-name="Untitled5" style:base-cell-address="Sheet1.P6"/>
    </style:style>
    <style:style style:name="ce119" style:family="table-cell" style:parent-style-name="Default">
      <style:map style:condition="cell-content()=&quot;r&quot;" style:apply-style-name="Untitled1" style:base-cell-address="Sheet1.P9"/>
      <style:map style:condition="cell-content()=&quot;s&quot;" style:apply-style-name="Untitled2" style:base-cell-address="Sheet1.P9"/>
      <style:map style:condition="cell-content()=&quot;d&quot;" style:apply-style-name="Untitled4" style:base-cell-address="Sheet1.P9"/>
      <style:map style:condition="cell-content()=&quot;b&quot;" style:apply-style-name="Untitled5" style:base-cell-address="Sheet1.P9"/>
    </style:style>
    <style:style style:name="ce120" style:family="table-cell" style:parent-style-name="Default">
      <style:map style:condition="cell-content()=&quot;r&quot;" style:apply-style-name="Untitled1" style:base-cell-address="Sheet1.P10"/>
      <style:map style:condition="cell-content()=&quot;s&quot;" style:apply-style-name="Untitled2" style:base-cell-address="Sheet1.P10"/>
      <style:map style:condition="cell-content()=&quot;d&quot;" style:apply-style-name="Untitled4" style:base-cell-address="Sheet1.P10"/>
      <style:map style:condition="cell-content()=&quot;b&quot;" style:apply-style-name="Untitled5" style:base-cell-address="Sheet1.P10"/>
    </style:style>
    <style:style style:name="ce121" style:family="table-cell" style:parent-style-name="Default">
      <style:map style:condition="cell-content()=&quot;r&quot;" style:apply-style-name="Untitled1" style:base-cell-address="Sheet1.P12"/>
      <style:map style:condition="cell-content()=&quot;s&quot;" style:apply-style-name="Untitled2" style:base-cell-address="Sheet1.P12"/>
      <style:map style:condition="cell-content()=&quot;d&quot;" style:apply-style-name="Untitled4" style:base-cell-address="Sheet1.P12"/>
      <style:map style:condition="cell-content()=&quot;b&quot;" style:apply-style-name="Untitled5" style:base-cell-address="Sheet1.P12"/>
    </style:style>
    <style:style style:name="ce122" style:family="table-cell" style:parent-style-name="Default">
      <style:map style:condition="cell-content()=&quot;r&quot;" style:apply-style-name="Untitled1" style:base-cell-address="Sheet1.P13"/>
      <style:map style:condition="cell-content()=&quot;s&quot;" style:apply-style-name="Untitled2" style:base-cell-address="Sheet1.P13"/>
      <style:map style:condition="cell-content()=&quot;d&quot;" style:apply-style-name="Untitled4" style:base-cell-address="Sheet1.P13"/>
      <style:map style:condition="cell-content()=&quot;b&quot;" style:apply-style-name="Untitled5" style:base-cell-address="Sheet1.P13"/>
    </style:style>
    <style:style style:name="ce123" style:family="table-cell" style:parent-style-name="Default">
      <style:map style:condition="cell-content()=&quot;r&quot;" style:apply-style-name="Untitled1" style:base-cell-address="Sheet1.P15"/>
      <style:map style:condition="cell-content()=&quot;s&quot;" style:apply-style-name="Untitled2" style:base-cell-address="Sheet1.P15"/>
      <style:map style:condition="cell-content()=&quot;d&quot;" style:apply-style-name="Untitled4" style:base-cell-address="Sheet1.P15"/>
      <style:map style:condition="cell-content()=&quot;b&quot;" style:apply-style-name="Untitled5" style:base-cell-address="Sheet1.P15"/>
    </style:style>
    <style:style style:name="ce124" style:family="table-cell" style:parent-style-name="Default">
      <style:map style:condition="cell-content()=&quot;r&quot;" style:apply-style-name="Untitled1" style:base-cell-address="Sheet1.P16"/>
      <style:map style:condition="cell-content()=&quot;s&quot;" style:apply-style-name="Untitled2" style:base-cell-address="Sheet1.P16"/>
      <style:map style:condition="cell-content()=&quot;d&quot;" style:apply-style-name="Untitled4" style:base-cell-address="Sheet1.P16"/>
      <style:map style:condition="cell-content()=&quot;b&quot;" style:apply-style-name="Untitled5" style:base-cell-address="Sheet1.P16"/>
    </style:style>
    <style:style style:name="ce125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Q6"/>
      <style:map style:condition="cell-content()=&quot;s&quot;" style:apply-style-name="Untitled2" style:base-cell-address="Sheet1.Q6"/>
      <style:map style:condition="cell-content()=&quot;d&quot;" style:apply-style-name="Untitled4" style:base-cell-address="Sheet1.Q6"/>
      <style:map style:condition="cell-content()=&quot;b&quot;" style:apply-style-name="Untitled5" style:base-cell-address="Sheet1.Q6"/>
    </style:style>
    <style:style style:name="ce126" style:family="table-cell" style:parent-style-name="Default">
      <style:table-cell-properties fo:background-color="transparent"/>
      <style:map style:condition="cell-content()=&quot;r&quot;" style:apply-style-name="Untitled1" style:base-cell-address="Sheet1.Q6"/>
      <style:map style:condition="cell-content()=&quot;s&quot;" style:apply-style-name="Untitled2" style:base-cell-address="Sheet1.Q6"/>
      <style:map style:condition="cell-content()=&quot;d&quot;" style:apply-style-name="Untitled4" style:base-cell-address="Sheet1.Q6"/>
      <style:map style:condition="cell-content()=&quot;b&quot;" style:apply-style-name="Untitled5" style:base-cell-address="Sheet1.Q6"/>
    </style:style>
    <style:style style:name="ce127" style:family="table-cell" style:parent-style-name="Default">
      <style:map style:condition="cell-content()=&quot;r&quot;" style:apply-style-name="Untitled1" style:base-cell-address="Sheet1.Q9"/>
      <style:map style:condition="cell-content()=&quot;s&quot;" style:apply-style-name="Untitled2" style:base-cell-address="Sheet1.Q9"/>
      <style:map style:condition="cell-content()=&quot;d&quot;" style:apply-style-name="Untitled4" style:base-cell-address="Sheet1.Q9"/>
      <style:map style:condition="cell-content()=&quot;b&quot;" style:apply-style-name="Untitled5" style:base-cell-address="Sheet1.Q9"/>
    </style:style>
    <style:style style:name="ce128" style:family="table-cell" style:parent-style-name="Default">
      <style:map style:condition="cell-content()=&quot;r&quot;" style:apply-style-name="Untitled1" style:base-cell-address="Sheet1.Q10"/>
      <style:map style:condition="cell-content()=&quot;s&quot;" style:apply-style-name="Untitled2" style:base-cell-address="Sheet1.Q10"/>
      <style:map style:condition="cell-content()=&quot;d&quot;" style:apply-style-name="Untitled4" style:base-cell-address="Sheet1.Q10"/>
      <style:map style:condition="cell-content()=&quot;b&quot;" style:apply-style-name="Untitled5" style:base-cell-address="Sheet1.Q10"/>
    </style:style>
    <style:style style:name="ce129" style:family="table-cell" style:parent-style-name="Default">
      <style:map style:condition="cell-content()=&quot;r&quot;" style:apply-style-name="Untitled1" style:base-cell-address="Sheet1.Q12"/>
      <style:map style:condition="cell-content()=&quot;s&quot;" style:apply-style-name="Untitled2" style:base-cell-address="Sheet1.Q12"/>
      <style:map style:condition="cell-content()=&quot;d&quot;" style:apply-style-name="Untitled4" style:base-cell-address="Sheet1.Q12"/>
      <style:map style:condition="cell-content()=&quot;b&quot;" style:apply-style-name="Untitled5" style:base-cell-address="Sheet1.Q12"/>
    </style:style>
    <style:style style:name="ce130" style:family="table-cell" style:parent-style-name="Default">
      <style:map style:condition="cell-content()=&quot;r&quot;" style:apply-style-name="Untitled1" style:base-cell-address="Sheet1.Q13"/>
      <style:map style:condition="cell-content()=&quot;s&quot;" style:apply-style-name="Untitled2" style:base-cell-address="Sheet1.Q13"/>
      <style:map style:condition="cell-content()=&quot;d&quot;" style:apply-style-name="Untitled4" style:base-cell-address="Sheet1.Q13"/>
      <style:map style:condition="cell-content()=&quot;b&quot;" style:apply-style-name="Untitled5" style:base-cell-address="Sheet1.Q13"/>
    </style:style>
    <style:style style:name="ce131" style:family="table-cell" style:parent-style-name="Default">
      <style:map style:condition="cell-content()=&quot;r&quot;" style:apply-style-name="Untitled1" style:base-cell-address="Sheet1.Q15"/>
      <style:map style:condition="cell-content()=&quot;s&quot;" style:apply-style-name="Untitled2" style:base-cell-address="Sheet1.Q15"/>
      <style:map style:condition="cell-content()=&quot;d&quot;" style:apply-style-name="Untitled4" style:base-cell-address="Sheet1.Q15"/>
      <style:map style:condition="cell-content()=&quot;b&quot;" style:apply-style-name="Untitled5" style:base-cell-address="Sheet1.Q15"/>
    </style:style>
    <style:style style:name="ce132" style:family="table-cell" style:parent-style-name="Default">
      <style:map style:condition="cell-content()=&quot;r&quot;" style:apply-style-name="Untitled1" style:base-cell-address="Sheet1.Q16"/>
      <style:map style:condition="cell-content()=&quot;s&quot;" style:apply-style-name="Untitled2" style:base-cell-address="Sheet1.Q16"/>
      <style:map style:condition="cell-content()=&quot;d&quot;" style:apply-style-name="Untitled4" style:base-cell-address="Sheet1.Q16"/>
      <style:map style:condition="cell-content()=&quot;b&quot;" style:apply-style-name="Untitled5" style:base-cell-address="Sheet1.Q16"/>
    </style:style>
    <style:style style:name="ce133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R6"/>
      <style:map style:condition="cell-content()=&quot;s&quot;" style:apply-style-name="Untitled2" style:base-cell-address="Sheet1.R6"/>
      <style:map style:condition="cell-content()=&quot;d&quot;" style:apply-style-name="Untitled4" style:base-cell-address="Sheet1.R6"/>
      <style:map style:condition="cell-content()=&quot;b&quot;" style:apply-style-name="Untitled5" style:base-cell-address="Sheet1.R6"/>
    </style:style>
    <style:style style:name="ce134" style:family="table-cell" style:parent-style-name="Default">
      <style:table-cell-properties fo:background-color="transparent"/>
      <style:map style:condition="cell-content()=&quot;r&quot;" style:apply-style-name="Untitled1" style:base-cell-address="Sheet1.R6"/>
      <style:map style:condition="cell-content()=&quot;s&quot;" style:apply-style-name="Untitled2" style:base-cell-address="Sheet1.R6"/>
      <style:map style:condition="cell-content()=&quot;d&quot;" style:apply-style-name="Untitled4" style:base-cell-address="Sheet1.R6"/>
      <style:map style:condition="cell-content()=&quot;b&quot;" style:apply-style-name="Untitled5" style:base-cell-address="Sheet1.R6"/>
    </style:style>
    <style:style style:name="ce135" style:family="table-cell" style:parent-style-name="Default">
      <style:map style:condition="cell-content()=&quot;r&quot;" style:apply-style-name="Untitled1" style:base-cell-address="Sheet1.R9"/>
      <style:map style:condition="cell-content()=&quot;s&quot;" style:apply-style-name="Untitled2" style:base-cell-address="Sheet1.R9"/>
      <style:map style:condition="cell-content()=&quot;d&quot;" style:apply-style-name="Untitled4" style:base-cell-address="Sheet1.R9"/>
      <style:map style:condition="cell-content()=&quot;b&quot;" style:apply-style-name="Untitled5" style:base-cell-address="Sheet1.R9"/>
    </style:style>
    <style:style style:name="ce136" style:family="table-cell" style:parent-style-name="Default">
      <style:map style:condition="cell-content()=&quot;r&quot;" style:apply-style-name="Untitled1" style:base-cell-address="Sheet1.R10"/>
      <style:map style:condition="cell-content()=&quot;s&quot;" style:apply-style-name="Untitled2" style:base-cell-address="Sheet1.R10"/>
      <style:map style:condition="cell-content()=&quot;d&quot;" style:apply-style-name="Untitled4" style:base-cell-address="Sheet1.R10"/>
      <style:map style:condition="cell-content()=&quot;b&quot;" style:apply-style-name="Untitled5" style:base-cell-address="Sheet1.R10"/>
    </style:style>
    <style:style style:name="ce137" style:family="table-cell" style:parent-style-name="Default">
      <style:map style:condition="cell-content()=&quot;r&quot;" style:apply-style-name="Untitled1" style:base-cell-address="Sheet1.R12"/>
      <style:map style:condition="cell-content()=&quot;s&quot;" style:apply-style-name="Untitled2" style:base-cell-address="Sheet1.R12"/>
      <style:map style:condition="cell-content()=&quot;d&quot;" style:apply-style-name="Untitled4" style:base-cell-address="Sheet1.R12"/>
      <style:map style:condition="cell-content()=&quot;b&quot;" style:apply-style-name="Untitled5" style:base-cell-address="Sheet1.R12"/>
    </style:style>
    <style:style style:name="ce139" style:family="table-cell" style:parent-style-name="Default">
      <style:map style:condition="cell-content()=&quot;r&quot;" style:apply-style-name="Untitled1" style:base-cell-address="Sheet1.R13"/>
      <style:map style:condition="cell-content()=&quot;s&quot;" style:apply-style-name="Untitled2" style:base-cell-address="Sheet1.R13"/>
      <style:map style:condition="cell-content()=&quot;d&quot;" style:apply-style-name="Untitled4" style:base-cell-address="Sheet1.R13"/>
      <style:map style:condition="cell-content()=&quot;b&quot;" style:apply-style-name="Untitled5" style:base-cell-address="Sheet1.R13"/>
    </style:style>
    <style:style style:name="ce140" style:family="table-cell" style:parent-style-name="Default">
      <style:map style:condition="cell-content()=&quot;r&quot;" style:apply-style-name="Untitled1" style:base-cell-address="Sheet1.R15"/>
      <style:map style:condition="cell-content()=&quot;s&quot;" style:apply-style-name="Untitled2" style:base-cell-address="Sheet1.R15"/>
      <style:map style:condition="cell-content()=&quot;d&quot;" style:apply-style-name="Untitled4" style:base-cell-address="Sheet1.R15"/>
      <style:map style:condition="cell-content()=&quot;b&quot;" style:apply-style-name="Untitled5" style:base-cell-address="Sheet1.R15"/>
    </style:style>
    <style:style style:name="ce141" style:family="table-cell" style:parent-style-name="Default">
      <style:map style:condition="cell-content()=&quot;r&quot;" style:apply-style-name="Untitled1" style:base-cell-address="Sheet1.R16"/>
      <style:map style:condition="cell-content()=&quot;s&quot;" style:apply-style-name="Untitled2" style:base-cell-address="Sheet1.R16"/>
      <style:map style:condition="cell-content()=&quot;d&quot;" style:apply-style-name="Untitled4" style:base-cell-address="Sheet1.R16"/>
      <style:map style:condition="cell-content()=&quot;b&quot;" style:apply-style-name="Untitled5" style:base-cell-address="Sheet1.R16"/>
    </style:style>
    <style:style style:name="ce142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S6"/>
      <style:map style:condition="cell-content()=&quot;s&quot;" style:apply-style-name="Untitled2" style:base-cell-address="Sheet1.S6"/>
      <style:map style:condition="cell-content()=&quot;d&quot;" style:apply-style-name="Untitled4" style:base-cell-address="Sheet1.S6"/>
      <style:map style:condition="cell-content()=&quot;b&quot;" style:apply-style-name="Untitled5" style:base-cell-address="Sheet1.S6"/>
    </style:style>
    <style:style style:name="ce143" style:family="table-cell" style:parent-style-name="Default">
      <style:table-cell-properties fo:background-color="transparent"/>
      <style:map style:condition="cell-content()=&quot;r&quot;" style:apply-style-name="Untitled1" style:base-cell-address="Sheet1.S6"/>
      <style:map style:condition="cell-content()=&quot;s&quot;" style:apply-style-name="Untitled2" style:base-cell-address="Sheet1.S6"/>
      <style:map style:condition="cell-content()=&quot;d&quot;" style:apply-style-name="Untitled4" style:base-cell-address="Sheet1.S6"/>
      <style:map style:condition="cell-content()=&quot;b&quot;" style:apply-style-name="Untitled5" style:base-cell-address="Sheet1.S6"/>
    </style:style>
    <style:style style:name="ce144" style:family="table-cell" style:parent-style-name="Default">
      <style:map style:condition="cell-content()=&quot;r&quot;" style:apply-style-name="Untitled1" style:base-cell-address="Sheet1.S9"/>
      <style:map style:condition="cell-content()=&quot;s&quot;" style:apply-style-name="Untitled2" style:base-cell-address="Sheet1.S9"/>
      <style:map style:condition="cell-content()=&quot;d&quot;" style:apply-style-name="Untitled4" style:base-cell-address="Sheet1.S9"/>
      <style:map style:condition="cell-content()=&quot;b&quot;" style:apply-style-name="Untitled5" style:base-cell-address="Sheet1.S9"/>
    </style:style>
    <style:style style:name="ce145" style:family="table-cell" style:parent-style-name="Default">
      <style:map style:condition="cell-content()=&quot;r&quot;" style:apply-style-name="Untitled1" style:base-cell-address="Sheet1.S10"/>
      <style:map style:condition="cell-content()=&quot;s&quot;" style:apply-style-name="Untitled2" style:base-cell-address="Sheet1.S10"/>
      <style:map style:condition="cell-content()=&quot;d&quot;" style:apply-style-name="Untitled4" style:base-cell-address="Sheet1.S10"/>
      <style:map style:condition="cell-content()=&quot;b&quot;" style:apply-style-name="Untitled5" style:base-cell-address="Sheet1.S10"/>
    </style:style>
    <style:style style:name="ce146" style:family="table-cell" style:parent-style-name="Default">
      <style:map style:condition="cell-content()=&quot;r&quot;" style:apply-style-name="Untitled1" style:base-cell-address="Sheet1.S12"/>
      <style:map style:condition="cell-content()=&quot;s&quot;" style:apply-style-name="Untitled2" style:base-cell-address="Sheet1.S12"/>
      <style:map style:condition="cell-content()=&quot;d&quot;" style:apply-style-name="Untitled4" style:base-cell-address="Sheet1.S12"/>
      <style:map style:condition="cell-content()=&quot;b&quot;" style:apply-style-name="Untitled5" style:base-cell-address="Sheet1.S12"/>
    </style:style>
    <style:style style:name="ce147" style:family="table-cell" style:parent-style-name="Default">
      <style:map style:condition="cell-content()=&quot;r&quot;" style:apply-style-name="Untitled1" style:base-cell-address="Sheet1.S13"/>
      <style:map style:condition="cell-content()=&quot;s&quot;" style:apply-style-name="Untitled2" style:base-cell-address="Sheet1.S13"/>
      <style:map style:condition="cell-content()=&quot;d&quot;" style:apply-style-name="Untitled4" style:base-cell-address="Sheet1.S13"/>
      <style:map style:condition="cell-content()=&quot;b&quot;" style:apply-style-name="Untitled5" style:base-cell-address="Sheet1.S13"/>
    </style:style>
    <style:style style:name="ce148" style:family="table-cell" style:parent-style-name="Default">
      <style:map style:condition="cell-content()=&quot;r&quot;" style:apply-style-name="Untitled1" style:base-cell-address="Sheet1.S15"/>
      <style:map style:condition="cell-content()=&quot;s&quot;" style:apply-style-name="Untitled2" style:base-cell-address="Sheet1.S15"/>
      <style:map style:condition="cell-content()=&quot;d&quot;" style:apply-style-name="Untitled4" style:base-cell-address="Sheet1.S15"/>
      <style:map style:condition="cell-content()=&quot;b&quot;" style:apply-style-name="Untitled5" style:base-cell-address="Sheet1.S15"/>
    </style:style>
    <style:style style:name="ce149" style:family="table-cell" style:parent-style-name="Default">
      <style:map style:condition="cell-content()=&quot;r&quot;" style:apply-style-name="Untitled1" style:base-cell-address="Sheet1.S16"/>
      <style:map style:condition="cell-content()=&quot;s&quot;" style:apply-style-name="Untitled2" style:base-cell-address="Sheet1.S16"/>
      <style:map style:condition="cell-content()=&quot;d&quot;" style:apply-style-name="Untitled4" style:base-cell-address="Sheet1.S16"/>
      <style:map style:condition="cell-content()=&quot;b&quot;" style:apply-style-name="Untitled5" style:base-cell-address="Sheet1.S16"/>
    </style:style>
    <style:style style:name="ce150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T6"/>
      <style:map style:condition="cell-content()=&quot;s&quot;" style:apply-style-name="Untitled2" style:base-cell-address="Sheet1.T6"/>
      <style:map style:condition="cell-content()=&quot;d&quot;" style:apply-style-name="Untitled4" style:base-cell-address="Sheet1.T6"/>
      <style:map style:condition="cell-content()=&quot;b&quot;" style:apply-style-name="Untitled5" style:base-cell-address="Sheet1.T6"/>
    </style:style>
    <style:style style:name="ce151" style:family="table-cell" style:parent-style-name="Default">
      <style:table-cell-properties fo:background-color="transparent"/>
      <style:map style:condition="cell-content()=&quot;r&quot;" style:apply-style-name="Untitled1" style:base-cell-address="Sheet1.T6"/>
      <style:map style:condition="cell-content()=&quot;s&quot;" style:apply-style-name="Untitled2" style:base-cell-address="Sheet1.T6"/>
      <style:map style:condition="cell-content()=&quot;d&quot;" style:apply-style-name="Untitled4" style:base-cell-address="Sheet1.T6"/>
      <style:map style:condition="cell-content()=&quot;b&quot;" style:apply-style-name="Untitled5" style:base-cell-address="Sheet1.T6"/>
    </style:style>
    <style:style style:name="ce152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U6"/>
      <style:map style:condition="cell-content()=&quot;s&quot;" style:apply-style-name="Untitled2" style:base-cell-address="Sheet1.U6"/>
      <style:map style:condition="cell-content()=&quot;d&quot;" style:apply-style-name="Untitled4" style:base-cell-address="Sheet1.U6"/>
      <style:map style:condition="cell-content()=&quot;b&quot;" style:apply-style-name="Untitled5" style:base-cell-address="Sheet1.U6"/>
    </style:style>
    <style:style style:name="ce153" style:family="table-cell" style:parent-style-name="Default">
      <style:table-cell-properties fo:background-color="transparent"/>
      <style:map style:condition="cell-content()=&quot;r&quot;" style:apply-style-name="Untitled1" style:base-cell-address="Sheet1.U6"/>
      <style:map style:condition="cell-content()=&quot;s&quot;" style:apply-style-name="Untitled2" style:base-cell-address="Sheet1.U6"/>
      <style:map style:condition="cell-content()=&quot;d&quot;" style:apply-style-name="Untitled4" style:base-cell-address="Sheet1.U6"/>
      <style:map style:condition="cell-content()=&quot;b&quot;" style:apply-style-name="Untitled5" style:base-cell-address="Sheet1.U6"/>
    </style:style>
    <style:style style:name="ce154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V6"/>
      <style:map style:condition="cell-content()=&quot;s&quot;" style:apply-style-name="Untitled2" style:base-cell-address="Sheet1.V6"/>
      <style:map style:condition="cell-content()=&quot;d&quot;" style:apply-style-name="Untitled4" style:base-cell-address="Sheet1.V6"/>
      <style:map style:condition="cell-content()=&quot;b&quot;" style:apply-style-name="Untitled5" style:base-cell-address="Sheet1.V6"/>
    </style:style>
    <style:style style:name="ce155" style:family="table-cell" style:parent-style-name="Default">
      <style:table-cell-properties fo:background-color="transparent"/>
      <style:map style:condition="cell-content()=&quot;r&quot;" style:apply-style-name="Untitled1" style:base-cell-address="Sheet1.V6"/>
      <style:map style:condition="cell-content()=&quot;s&quot;" style:apply-style-name="Untitled2" style:base-cell-address="Sheet1.V6"/>
      <style:map style:condition="cell-content()=&quot;d&quot;" style:apply-style-name="Untitled4" style:base-cell-address="Sheet1.V6"/>
      <style:map style:condition="cell-content()=&quot;b&quot;" style:apply-style-name="Untitled5" style:base-cell-address="Sheet1.V6"/>
    </style:style>
    <style:style style:name="ce156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W6"/>
      <style:map style:condition="cell-content()=&quot;s&quot;" style:apply-style-name="Untitled2" style:base-cell-address="Sheet1.W6"/>
      <style:map style:condition="cell-content()=&quot;d&quot;" style:apply-style-name="Untitled4" style:base-cell-address="Sheet1.W6"/>
      <style:map style:condition="cell-content()=&quot;b&quot;" style:apply-style-name="Untitled5" style:base-cell-address="Sheet1.W6"/>
    </style:style>
    <style:style style:name="ce157" style:family="table-cell" style:parent-style-name="Default">
      <style:table-cell-properties fo:background-color="transparent"/>
      <style:map style:condition="cell-content()=&quot;r&quot;" style:apply-style-name="Untitled1" style:base-cell-address="Sheet1.W6"/>
      <style:map style:condition="cell-content()=&quot;s&quot;" style:apply-style-name="Untitled2" style:base-cell-address="Sheet1.W6"/>
      <style:map style:condition="cell-content()=&quot;d&quot;" style:apply-style-name="Untitled4" style:base-cell-address="Sheet1.W6"/>
      <style:map style:condition="cell-content()=&quot;b&quot;" style:apply-style-name="Untitled5" style:base-cell-address="Sheet1.W6"/>
    </style:style>
    <style:style style:name="ce158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X6"/>
      <style:map style:condition="cell-content()=&quot;s&quot;" style:apply-style-name="Untitled2" style:base-cell-address="Sheet1.X6"/>
      <style:map style:condition="cell-content()=&quot;d&quot;" style:apply-style-name="Untitled4" style:base-cell-address="Sheet1.X6"/>
      <style:map style:condition="cell-content()=&quot;b&quot;" style:apply-style-name="Untitled5" style:base-cell-address="Sheet1.X6"/>
    </style:style>
    <style:style style:name="ce159" style:family="table-cell" style:parent-style-name="Default">
      <style:table-cell-properties fo:background-color="transparent"/>
      <style:map style:condition="cell-content()=&quot;r&quot;" style:apply-style-name="Untitled1" style:base-cell-address="Sheet1.X6"/>
      <style:map style:condition="cell-content()=&quot;s&quot;" style:apply-style-name="Untitled2" style:base-cell-address="Sheet1.X6"/>
      <style:map style:condition="cell-content()=&quot;d&quot;" style:apply-style-name="Untitled4" style:base-cell-address="Sheet1.X6"/>
      <style:map style:condition="cell-content()=&quot;b&quot;" style:apply-style-name="Untitled5" style:base-cell-address="Sheet1.X6"/>
    </style:style>
    <style:style style:name="ce188" style:family="table-cell" style:parent-style-name="Default">
      <style:table-cell-properties fo:background-color="transparent"/>
      <style:text-properties style:use-window-font-color="true"/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  <style:map style:condition="cell-content()=&quot;b&quot;" style:apply-style-name="Untitled5" style:base-cell-address="Sheet1.C2"/>
    </style:style>
    <style:style style:name="ce161" style:family="table-cell" style:parent-style-name="Default">
      <style:map style:condition="cell-content()=&quot;r&quot;" style:apply-style-name="Untitled1" style:base-cell-address="Sheet1.AG3"/>
      <style:map style:condition="cell-content()=&quot;s&quot;" style:apply-style-name="Untitled2" style:base-cell-address="Sheet1.AG3"/>
      <style:map style:condition="cell-content()=&quot;d&quot;" style:apply-style-name="Untitled4" style:base-cell-address="Sheet1.AG3"/>
      <style:map style:condition="cell-content()=&quot;b&quot;" style:apply-style-name="Untitled5" style:base-cell-address="Sheet1.AG3"/>
    </style:style>
    <style:style style:name="ce162" style:family="table-cell" style:parent-style-name="Default">
      <style:map style:condition="cell-content()=&quot;r&quot;" style:apply-style-name="Untitled1" style:base-cell-address="Sheet1.AH3"/>
      <style:map style:condition="cell-content()=&quot;s&quot;" style:apply-style-name="Untitled2" style:base-cell-address="Sheet1.AH3"/>
      <style:map style:condition="cell-content()=&quot;d&quot;" style:apply-style-name="Untitled4" style:base-cell-address="Sheet1.AH3"/>
      <style:map style:condition="cell-content()=&quot;b&quot;" style:apply-style-name="Untitled5" style:base-cell-address="Sheet1.AH3"/>
    </style:style>
    <style:style style:name="ce163" style:family="table-cell" style:parent-style-name="Default">
      <style:map style:condition="cell-content()=&quot;r&quot;" style:apply-style-name="Untitled1" style:base-cell-address="Sheet1.AI3"/>
      <style:map style:condition="cell-content()=&quot;s&quot;" style:apply-style-name="Untitled2" style:base-cell-address="Sheet1.AI3"/>
      <style:map style:condition="cell-content()=&quot;d&quot;" style:apply-style-name="Untitled4" style:base-cell-address="Sheet1.AI3"/>
      <style:map style:condition="cell-content()=&quot;b&quot;" style:apply-style-name="Untitled5" style:base-cell-address="Sheet1.AI3"/>
    </style:style>
    <style:style style:name="ce164" style:family="table-cell" style:parent-style-name="Default">
      <style:map style:condition="cell-content()=&quot;r&quot;" style:apply-style-name="Untitled1" style:base-cell-address="Sheet1.AJ3"/>
      <style:map style:condition="cell-content()=&quot;s&quot;" style:apply-style-name="Untitled2" style:base-cell-address="Sheet1.AJ3"/>
      <style:map style:condition="cell-content()=&quot;d&quot;" style:apply-style-name="Untitled4" style:base-cell-address="Sheet1.AJ3"/>
      <style:map style:condition="cell-content()=&quot;b&quot;" style:apply-style-name="Untitled5" style:base-cell-address="Sheet1.AJ3"/>
    </style:style>
    <style:style style:name="ce165" style:family="table-cell" style:parent-style-name="Default">
      <style:map style:condition="cell-content()=&quot;r&quot;" style:apply-style-name="Untitled1" style:base-cell-address="Sheet1.AK3"/>
      <style:map style:condition="cell-content()=&quot;s&quot;" style:apply-style-name="Untitled2" style:base-cell-address="Sheet1.AK3"/>
      <style:map style:condition="cell-content()=&quot;d&quot;" style:apply-style-name="Untitled4" style:base-cell-address="Sheet1.AK3"/>
      <style:map style:condition="cell-content()=&quot;b&quot;" style:apply-style-name="Untitled5" style:base-cell-address="Sheet1.AK3"/>
    </style:style>
    <style:style style:name="ce166" style:family="table-cell" style:parent-style-name="Default">
      <style:map style:condition="cell-content()=&quot;r&quot;" style:apply-style-name="Untitled1" style:base-cell-address="Sheet1.AL3"/>
      <style:map style:condition="cell-content()=&quot;s&quot;" style:apply-style-name="Untitled2" style:base-cell-address="Sheet1.AL3"/>
      <style:map style:condition="cell-content()=&quot;d&quot;" style:apply-style-name="Untitled4" style:base-cell-address="Sheet1.AL3"/>
      <style:map style:condition="cell-content()=&quot;b&quot;" style:apply-style-name="Untitled5" style:base-cell-address="Sheet1.AL3"/>
    </style:style>
    <style:style style:name="ce167" style:family="table-cell" style:parent-style-name="Default">
      <style:map style:condition="cell-content()=&quot;r&quot;" style:apply-style-name="Untitled1" style:base-cell-address="Sheet1.AM3"/>
      <style:map style:condition="cell-content()=&quot;s&quot;" style:apply-style-name="Untitled2" style:base-cell-address="Sheet1.AM3"/>
      <style:map style:condition="cell-content()=&quot;d&quot;" style:apply-style-name="Untitled4" style:base-cell-address="Sheet1.AM3"/>
      <style:map style:condition="cell-content()=&quot;b&quot;" style:apply-style-name="Untitled5" style:base-cell-address="Sheet1.AM3"/>
    </style:style>
    <style:style style:name="ce168" style:family="table-cell" style:parent-style-name="Default">
      <style:map style:condition="cell-content()=&quot;r&quot;" style:apply-style-name="Untitled1" style:base-cell-address="Sheet1.AN3"/>
      <style:map style:condition="cell-content()=&quot;s&quot;" style:apply-style-name="Untitled2" style:base-cell-address="Sheet1.AN3"/>
      <style:map style:condition="cell-content()=&quot;d&quot;" style:apply-style-name="Untitled4" style:base-cell-address="Sheet1.AN3"/>
      <style:map style:condition="cell-content()=&quot;b&quot;" style:apply-style-name="Untitled5" style:base-cell-address="Sheet1.AN3"/>
    </style:style>
    <style:style style:name="ce169" style:family="table-cell" style:parent-style-name="Default">
      <style:map style:condition="cell-content()=&quot;r&quot;" style:apply-style-name="Untitled1" style:base-cell-address="Sheet1.AO3"/>
      <style:map style:condition="cell-content()=&quot;s&quot;" style:apply-style-name="Untitled2" style:base-cell-address="Sheet1.AO3"/>
      <style:map style:condition="cell-content()=&quot;d&quot;" style:apply-style-name="Untitled4" style:base-cell-address="Sheet1.AO3"/>
      <style:map style:condition="cell-content()=&quot;b&quot;" style:apply-style-name="Untitled5" style:base-cell-address="Sheet1.AO3"/>
    </style:style>
    <style:style style:name="ce170" style:family="table-cell" style:parent-style-name="Default">
      <style:map style:condition="cell-content()=&quot;r&quot;" style:apply-style-name="Untitled1" style:base-cell-address="Sheet1.AP3"/>
      <style:map style:condition="cell-content()=&quot;s&quot;" style:apply-style-name="Untitled2" style:base-cell-address="Sheet1.AP3"/>
      <style:map style:condition="cell-content()=&quot;d&quot;" style:apply-style-name="Untitled4" style:base-cell-address="Sheet1.AP3"/>
      <style:map style:condition="cell-content()=&quot;b&quot;" style:apply-style-name="Untitled5" style:base-cell-address="Sheet1.AP3"/>
    </style:style>
    <style:style style:name="ce171" style:family="table-cell" style:parent-style-name="Default">
      <style:map style:condition="cell-content()=&quot;r&quot;" style:apply-style-name="Untitled1" style:base-cell-address="Sheet1.AQ3"/>
      <style:map style:condition="cell-content()=&quot;s&quot;" style:apply-style-name="Untitled2" style:base-cell-address="Sheet1.AQ3"/>
      <style:map style:condition="cell-content()=&quot;d&quot;" style:apply-style-name="Untitled4" style:base-cell-address="Sheet1.AQ3"/>
      <style:map style:condition="cell-content()=&quot;b&quot;" style:apply-style-name="Untitled5" style:base-cell-address="Sheet1.AQ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1" table:default-cell-style-name="ce36"/>
        <table:table-column table:style-name="co2" table:number-columns-repeated="11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argets</text:p>
          </table:table-cell>
          <table:table-cell table:style-name="Default" table:number-columns-repeated="4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=6.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unning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table:style-name="ce187" office:value-type="string" calcext:value-type="string">
            <text:p>s</text:p>
          </table:table-cell>
          <table:table-cell table:style-name="ce187"/>
          <table:table-cell table:number-columns-repeated="4" table:style-name="ce187" office:value-type="string" calcext:value-type="string">
            <text:p>s</text:p>
          </table:table-cell>
          <table:table-cell table:style-name="ce187" office:value-type="string" calcext:value-type="string">
            <text:p>r</text:p>
          </table:table-cell>
          <table:table-cell table:style-name="ce187" office:value-type="string" calcext:value-type="string">
            <text:p>s</text:p>
          </table:table-cell>
          <table:table-cell table:number-columns-repeated="16" table:style-name="ce187" office:value-type="string" calcext:value-type="string">
            <text:p>d</text:p>
          </table:table-cell>
          <table:table-cell table:number-columns-repeated="3" table:style-name="ce187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style-name="ce161" office:value-type="string" calcext:value-type="string">
            <text:p>s</text:p>
          </table:table-cell>
          <table:table-cell table:style-name="ce162" office:value-type="string" calcext:value-type="string">
            <text:p>s</text:p>
          </table:table-cell>
          <table:table-cell table:style-name="ce163" office:value-type="string" calcext:value-type="string">
            <text:p>s</text:p>
          </table:table-cell>
          <table:table-cell table:style-name="ce164" office:value-type="string" calcext:value-type="string">
            <text:p>s</text:p>
          </table:table-cell>
          <table:table-cell table:style-name="ce165" office:value-type="string" calcext:value-type="string">
            <text:p>s</text:p>
          </table:table-cell>
          <table:table-cell table:style-name="ce166" office:value-type="string" calcext:value-type="string">
            <text:p>s</text:p>
          </table:table-cell>
          <table:table-cell table:style-name="ce167" office:value-type="string" calcext:value-type="string">
            <text:p>s</text:p>
          </table:table-cell>
          <table:table-cell table:style-name="ce168" office:value-type="string" calcext:value-type="string">
            <text:p>s</text:p>
          </table:table-cell>
          <table:table-cell table:style-name="ce169" office:value-type="string" calcext:value-type="string">
            <text:p>s</text:p>
          </table:table-cell>
          <table:table-cell table:style-name="ce170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table:style-name="ce1" table:formula="of:=COUNTIF([.C3:.BA16];&quot;r&quot;)" office:value-type="float" office:value="92" calcext:value-type="float">
            <text:p>92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5" table:style-name="ce187" office:value-type="string" calcext:value-type="string">
            <text:p>d</text:p>
          </table:table-cell>
          <table:table-cell table:number-columns-repeated="2" table:style-name="ce187" office:value-type="string" calcext:value-type="string">
            <text:p>r</text:p>
          </table:table-cell>
          <table:table-cell table:number-columns-repeated="2" table:style-name="ce187" office:value-type="string" calcext:value-type="string">
            <text:p>s</text:p>
          </table:table-cell>
          <table:table-cell table:number-columns-repeated="11" table:style-name="ce187" office:value-type="string" calcext:value-type="string">
            <text:p>r</text:p>
          </table:table-cell>
          <table:table-cell table:style-name="ce187" table:number-columns-repeated="8"/>
          <table:table-cell table:number-columns-repeated="23"/>
        </table:table-row>
        <table:table-row table:style-name="ro1">
          <table:table-cell table:style-name="ce2" office:value-type="string" calcext:value-type="string">
            <text:p>stopped/done</text:p>
          </table:table-cell>
          <table:table-cell office:value-type="string" calcext:value-type="string">
            <text:p>P=6.18</text:p>
          </table:table-cell>
          <table:table-cell office:value-type="float" office:value="20" calcext:value-type="float">
            <text:p>20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90" calcext:value-type="float">
            <text:p>190</text:p>
          </table:table-cell>
          <table:table-cell table:style-name="ce187" office:value-type="float" office:value="210" calcext:value-type="float">
            <text:p>210</text:p>
          </table:table-cell>
          <table:table-cell table:style-name="ce187" office:value-type="float" office:value="230" calcext:value-type="float">
            <text:p>230</text:p>
          </table:table-cell>
          <table:table-cell table:style-name="ce187" office:value-type="float" office:value="250" calcext:value-type="float">
            <text:p>250</text:p>
          </table:table-cell>
          <table:table-cell table:style-name="ce187" office:value-type="float" office:value="270" calcext:value-type="float">
            <text:p>270</text:p>
          </table:table-cell>
          <table:table-cell table:style-name="ce187" office:value-type="float" office:value="300" calcext:value-type="float">
            <text:p>300</text:p>
          </table:table-cell>
          <table:table-cell table:style-name="ce187" office:value-type="float" office:value="320" calcext:value-type="float">
            <text:p>320</text:p>
          </table:table-cell>
          <table:table-cell table:style-name="ce187" office:value-type="float" office:value="340" calcext:value-type="float">
            <text:p>340</text:p>
          </table:table-cell>
          <table:table-cell table:style-name="ce187" office:value-type="float" office:value="360" calcext:value-type="float">
            <text:p>360</text:p>
          </table:table-cell>
          <table:table-cell table:style-name="ce187" office:value-type="float" office:value="380" calcext:value-type="float">
            <text:p>380</text:p>
          </table:table-cell>
          <table:table-cell table:style-name="ce187" office:value-type="float" office:value="400" calcext:value-type="float">
            <text:p>400</text:p>
          </table:table-cell>
          <table:table-cell table:style-name="ce187" office:value-type="float" office:value="420" calcext:value-type="float">
            <text:p>420</text:p>
          </table:table-cell>
          <table:table-cell table:style-name="ce187" office:value-type="float" office:value="440" calcext:value-type="float">
            <text:p>440</text:p>
          </table:table-cell>
          <table:table-cell table:style-name="ce187" office:value-type="float" office:value="460" calcext:value-type="float">
            <text:p>460</text:p>
          </table:table-cell>
          <table:table-cell table:style-name="ce187" office:value-type="float" office:value="480" calcext:value-type="float">
            <text:p>480</text:p>
          </table:table-cell>
          <table:table-cell table:style-name="ce187" office:value-type="float" office:value="500" calcext:value-type="float">
            <text:p>500</text:p>
          </table:table-cell>
          <table:table-cell table:style-name="ce187" office:value-type="float" office:value="520" calcext:value-type="float">
            <text:p>520</text:p>
          </table:table-cell>
          <table:table-cell table:style-name="ce187" office:value-type="float" office:value="540" calcext:value-type="float">
            <text:p>540</text:p>
          </table:table-cell>
          <table:table-cell table:style-name="ce187"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2" table:formula="of:=COUNTIF([.C3:.BA16];&quot;s&quot;)" office:value-type="float" office:value="150" calcext:value-type="float">
            <text:p>150</text:p>
          </table:table-cell>
          <table:table-cell office:value-type="string" calcext:value-type="string">
            <text:p>Cutoff 0.6</text:p>
          </table:table-cell>
          <table:table-cell/>
          <table:table-cell table:number-columns-repeated="2" table:style-name="ce187" office:value-type="string" calcext:value-type="string">
            <text:p>d</text:p>
          </table:table-cell>
          <table:table-cell table:style-name="ce187"/>
          <table:table-cell table:number-columns-repeated="2" table:style-name="ce187" office:value-type="string" calcext:value-type="string">
            <text:p>d</text:p>
          </table:table-cell>
          <table:table-cell table:number-columns-repeated="4" table:style-name="ce187" office:value-type="string" calcext:value-type="string">
            <text:p>s</text:p>
          </table:table-cell>
          <table:table-cell table:style-name="ce91" office:value-type="string" calcext:value-type="string">
            <text:p>s</text:p>
          </table:table-cell>
          <table:table-cell table:style-name="ce101" office:value-type="string" calcext:value-type="string">
            <text:p>s</text:p>
          </table:table-cell>
          <table:table-cell table:style-name="ce109" office:value-type="string" calcext:value-type="string">
            <text:p>s</text:p>
          </table:table-cell>
          <table:table-cell table:style-name="ce117" office:value-type="string" calcext:value-type="string">
            <text:p>s</text:p>
          </table:table-cell>
          <table:table-cell table:style-name="ce125" office:value-type="string" calcext:value-type="string">
            <text:p>s</text:p>
          </table:table-cell>
          <table:table-cell table:style-name="ce133" office:value-type="string" calcext:value-type="string">
            <text:p>s</text:p>
          </table:table-cell>
          <table:table-cell table:style-name="ce142" office:value-type="string" calcext:value-type="string">
            <text:p>s</text:p>
          </table:table-cell>
          <table:table-cell table:style-name="ce150" office:value-type="string" calcext:value-type="string">
            <text:p>s</text:p>
          </table:table-cell>
          <table:table-cell table:style-name="ce152" office:value-type="string" calcext:value-type="string">
            <text:p>s</text:p>
          </table:table-cell>
          <table:table-cell table:style-name="ce154" office:value-type="string" calcext:value-type="string">
            <text:p>s</text:p>
          </table:table-cell>
          <table:table-cell table:style-name="ce156" office:value-type="string" calcext:value-type="string">
            <text:p>s</text:p>
          </table:table-cell>
          <table:table-cell table:style-name="ce158" office:value-type="string" calcext:value-type="string">
            <text:p>s</text:p>
          </table:table-cell>
          <table:table-cell table:style-name="ce188" office:value-type="string" calcext:value-type="string">
            <text:p>s</text:p>
          </table:table-cell>
          <table:table-cell table:number-columns-repeated="5" table:style-name="ce188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downloaded</text:p>
          </table:table-cell>
          <table:table-cell office:value-type="string" calcext:value-type="string">
            <text:p>Cutoff 0.7</text:p>
          </table:table-cell>
          <table:table-cell/>
          <table:table-cell table:number-columns-repeated="2" table:style-name="ce187" office:value-type="string" calcext:value-type="string">
            <text:p>d</text:p>
          </table:table-cell>
          <table:table-cell table:style-name="ce187"/>
          <table:table-cell table:number-columns-repeated="6" table:style-name="ce187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110" office:value-type="string" calcext:value-type="string">
            <text:p>s</text:p>
          </table:table-cell>
          <table:table-cell table:style-name="ce118" office:value-type="string" calcext:value-type="string">
            <text:p>s</text:p>
          </table:table-cell>
          <table:table-cell table:style-name="ce126" office:value-type="string" calcext:value-type="string">
            <text:p>s</text:p>
          </table:table-cell>
          <table:table-cell table:style-name="ce134" office:value-type="string" calcext:value-type="string">
            <text:p>s</text:p>
          </table:table-cell>
          <table:table-cell table:style-name="ce143" office:value-type="string" calcext:value-type="string">
            <text:p>s</text:p>
          </table:table-cell>
          <table:table-cell table:style-name="ce151" office:value-type="string" calcext:value-type="string">
            <text:p>s</text:p>
          </table:table-cell>
          <table:table-cell table:style-name="ce153" office:value-type="string" calcext:value-type="string">
            <text:p>s</text:p>
          </table:table-cell>
          <table:table-cell table:style-name="ce155" office:value-type="string" calcext:value-type="string">
            <text:p>s</text:p>
          </table:table-cell>
          <table:table-cell table:style-name="ce157" office:value-type="string" calcext:value-type="string">
            <text:p>s</text:p>
          </table:table-cell>
          <table:table-cell table:style-name="ce159" office:value-type="string" calcext:value-type="string">
            <text:p>s</text:p>
          </table:table-cell>
          <table:table-cell table:style-name="ce187" office:value-type="string" calcext:value-type="string">
            <text:p>s</text:p>
          </table:table-cell>
          <table:table-cell table:number-columns-repeated="6" table:style-name="ce187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table:number-columns-repeated="20"/>
        </table:table-row>
        <table:table-row table:style-name="ro1">
          <table:table-cell table:style-name="ce3" table:formula="of:=COUNTIF([.C3:.BA16];&quot;d&quot;)" office:value-type="float" office:value="27" calcext:value-type="float">
            <text:p>27</text:p>
          </table:table-cell>
          <table:table-cell office:value-type="string" calcext:value-type="string">
            <text:p>P=6.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138" office:value-type="string" calcext:value-type="string">
            <text:p>bad</text:p>
          </table:table-cell>
          <table:table-cell office:value-type="string" calcext:value-type="string">
            <text:p>Cutoff 0.6</text:p>
          </table:table-cell>
          <table:table-cell/>
          <table:table-cell table:style-name="ce14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37" office:value-type="string" calcext:value-type="string">
            <text:p>s</text:p>
          </table:table-cell>
          <table:table-cell table:style-name="ce47" office:value-type="string" calcext:value-type="string">
            <text:p>s</text:p>
          </table:table-cell>
          <table:table-cell table:style-name="ce57" office:value-type="string" calcext:value-type="string">
            <text:p>s</text:p>
          </table:table-cell>
          <table:table-cell table:style-name="ce67" office:value-type="string" calcext:value-type="string">
            <text:p>s</text:p>
          </table:table-cell>
          <table:table-cell table:style-name="ce75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93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111" office:value-type="string" calcext:value-type="string">
            <text:p>s</text:p>
          </table:table-cell>
          <table:table-cell table:style-name="ce119" office:value-type="string" calcext:value-type="string">
            <text:p>s</text:p>
          </table:table-cell>
          <table:table-cell table:style-name="ce127" office:value-type="string" calcext:value-type="string">
            <text:p>s</text:p>
          </table:table-cell>
          <table:table-cell table:style-name="ce135" office:value-type="string" calcext:value-type="string">
            <text:p>s</text:p>
          </table:table-cell>
          <table:table-cell table:style-name="ce144" office:value-type="string" calcext:value-type="string">
            <text:p>s</text:p>
          </table:table-cell>
          <table:table-cell table:number-columns-repeated="10" office:value-type="string" calcext:value-type="string">
            <text:p>r</text:p>
          </table:table-cell>
          <table:table-cell table:number-columns-repeated="25"/>
        </table:table-row>
        <table:table-row table:style-name="ro1">
          <table:table-cell table:style-name="ce138" table:formula="of:=COUNTIF([.C3:.BA16];&quot;b&quot;)" office:value-type="float" office:value="0" calcext:value-type="float">
            <text:p>0</text:p>
          </table:table-cell>
          <table:table-cell office:value-type="string" calcext:value-type="string">
            <text:p>Cutoff 0.7</text:p>
          </table:table-cell>
          <table:table-cell/>
          <table:table-cell table:style-name="ce15" office:value-type="string" calcext:value-type="string">
            <text:p>s</text:p>
          </table:table-cell>
          <table:table-cell table:style-name="ce25" office:value-type="string" calcext:value-type="string">
            <text:p>s</text:p>
          </table:table-cell>
          <table:table-cell/>
          <table:table-cell table:style-name="ce38" office:value-type="string" calcext:value-type="string">
            <text:p>s</text:p>
          </table:table-cell>
          <table:table-cell table:style-name="ce48" office:value-type="string" calcext:value-type="string">
            <text:p>s</text:p>
          </table:table-cell>
          <table:table-cell table:style-name="ce58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76" office:value-type="string" calcext:value-type="string">
            <text:p>s</text:p>
          </table:table-cell>
          <table:table-cell table:style-name="ce84" office:value-type="string" calcext:value-type="string">
            <text:p>s</text:p>
          </table:table-cell>
          <table:table-cell table:style-name="ce94" office:value-type="string" calcext:value-type="string">
            <text:p>s</text:p>
          </table:table-cell>
          <table:table-cell table:style-name="ce104" office:value-type="string" calcext:value-type="string">
            <text:p>s</text:p>
          </table:table-cell>
          <table:table-cell table:style-name="ce112" office:value-type="string" calcext:value-type="string">
            <text:p>s</text:p>
          </table:table-cell>
          <table:table-cell table:style-name="ce120" office:value-type="string" calcext:value-type="string">
            <text:p>s</text:p>
          </table:table-cell>
          <table:table-cell table:style-name="ce128" office:value-type="string" calcext:value-type="string">
            <text:p>s</text:p>
          </table:table-cell>
          <table:table-cell table:style-name="ce136" office:value-type="string" calcext:value-type="string">
            <text:p>s</text:p>
          </table:table-cell>
          <table:table-cell table:style-name="ce145" office:value-type="string" calcext:value-type="string">
            <text:p>s</text:p>
          </table:table-cell>
          <table:table-cell table:number-columns-repeated="10" office:value-type="string" calcext:value-type="string">
            <text:p>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=6.2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/>
          <table:table-cell table:style-name="ce16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/>
          <table:table-cell table:style-name="ce39" office:value-type="string" calcext:value-type="string">
            <text:p>s</text:p>
          </table:table-cell>
          <table:table-cell table:style-name="ce49" office:value-type="string" calcext:value-type="string">
            <text:p>s</text:p>
          </table:table-cell>
          <table:table-cell table:style-name="ce59" office:value-type="string" calcext:value-type="string">
            <text:p>s</text:p>
          </table:table-cell>
          <table:table-cell table:style-name="ce69" office:value-type="string" calcext:value-type="string">
            <text:p>s</text:p>
          </table:table-cell>
          <table:table-cell table:style-name="ce77" office:value-type="string" calcext:value-type="string">
            <text:p>s</text:p>
          </table:table-cell>
          <table:table-cell table:style-name="ce85" office:value-type="string" calcext:value-type="string">
            <text:p>s</text:p>
          </table:table-cell>
          <table:table-cell table:style-name="ce95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113" office:value-type="string" calcext:value-type="string">
            <text:p>s</text:p>
          </table:table-cell>
          <table:table-cell table:style-name="ce121" office:value-type="string" calcext:value-type="string">
            <text:p>s</text:p>
          </table:table-cell>
          <table:table-cell table:style-name="ce129" office:value-type="string" calcext:value-type="string">
            <text:p>s</text:p>
          </table:table-cell>
          <table:table-cell table:style-name="ce137" office:value-type="string" calcext:value-type="string">
            <text:p>s</text:p>
          </table:table-cell>
          <table:table-cell table:style-name="ce146" office:value-type="string" calcext:value-type="string">
            <text:p>s</text:p>
          </table:table-cell>
          <table:table-cell table:number-columns-repeated="10" office:value-type="string" calcext:value-type="string">
            <text:p>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/>
          <table:table-cell table:style-name="ce17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/>
          <table:table-cell table:style-name="ce40" office:value-type="string" calcext:value-type="string">
            <text:p>s</text:p>
          </table:table-cell>
          <table:table-cell table:style-name="ce50" office:value-type="string" calcext:value-type="string">
            <text:p>s</text:p>
          </table:table-cell>
          <table:table-cell table:style-name="ce60" office:value-type="string" calcext:value-type="string">
            <text:p>s</text:p>
          </table:table-cell>
          <table:table-cell table:style-name="ce70" office:value-type="string" calcext:value-type="string">
            <text:p>s</text:p>
          </table:table-cell>
          <table:table-cell table:style-name="ce78" office:value-type="string" calcext:value-type="string">
            <text:p>s</text:p>
          </table:table-cell>
          <table:table-cell table:style-name="ce86" office:value-type="string" calcext:value-type="string">
            <text:p>s</text:p>
          </table:table-cell>
          <table:table-cell table:style-name="ce96" office:value-type="string" calcext:value-type="string">
            <text:p>s</text:p>
          </table:table-cell>
          <table:table-cell table:style-name="ce106" office:value-type="string" calcext:value-type="string">
            <text:p>s</text:p>
          </table:table-cell>
          <table:table-cell table:style-name="ce114" office:value-type="string" calcext:value-type="string">
            <text:p>s</text:p>
          </table:table-cell>
          <table:table-cell table:style-name="ce122" office:value-type="string" calcext:value-type="string">
            <text:p>s</text:p>
          </table:table-cell>
          <table:table-cell table:style-name="ce130" office:value-type="string" calcext:value-type="string">
            <text:p>s</text:p>
          </table:table-cell>
          <table:table-cell table:style-name="ce139" office:value-type="string" calcext:value-type="string">
            <text:p>s</text:p>
          </table:table-cell>
          <table:table-cell table:style-name="ce147" office:value-type="string" calcext:value-type="string">
            <text:p>s</text:p>
          </table:table-cell>
          <table:table-cell table:number-columns-repeated="10" office:value-type="string" calcext:value-type="string">
            <text:p>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=6.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/>
          <table:table-cell table:style-name="ce18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/>
          <table:table-cell table:style-name="ce41" office:value-type="string" calcext:value-type="string">
            <text:p>s</text:p>
          </table:table-cell>
          <table:table-cell table:style-name="ce51" office:value-type="string" calcext:value-type="string">
            <text:p>s</text:p>
          </table:table-cell>
          <table:table-cell table:style-name="ce61" office:value-type="string" calcext:value-type="string">
            <text:p>s</text:p>
          </table:table-cell>
          <table:table-cell table:style-name="ce71" office:value-type="string" calcext:value-type="string">
            <text:p>s</text:p>
          </table:table-cell>
          <table:table-cell table:style-name="ce79" office:value-type="string" calcext:value-type="string">
            <text:p>s</text:p>
          </table:table-cell>
          <table:table-cell table:style-name="ce87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107" office:value-type="string" calcext:value-type="string">
            <text:p>s</text:p>
          </table:table-cell>
          <table:table-cell table:style-name="ce115" office:value-type="string" calcext:value-type="string">
            <text:p>s</text:p>
          </table:table-cell>
          <table:table-cell table:style-name="ce123" office:value-type="string" calcext:value-type="string">
            <text:p>s</text:p>
          </table:table-cell>
          <table:table-cell table:style-name="ce131" office:value-type="string" calcext:value-type="string">
            <text:p>s</text:p>
          </table:table-cell>
          <table:table-cell table:style-name="ce140" office:value-type="string" calcext:value-type="string">
            <text:p>s</text:p>
          </table:table-cell>
          <table:table-cell table:style-name="ce148" office:value-type="string" calcext:value-type="string">
            <text:p>s</text:p>
          </table:table-cell>
          <table:table-cell table:number-columns-repeated="10" office:value-type="string" calcext:value-type="string">
            <text:p>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/>
          <table:table-cell table:style-name="ce19" office:value-type="string" calcext:value-type="string">
            <text:p>s</text:p>
          </table:table-cell>
          <table:table-cell table:style-name="ce29" office:value-type="string" calcext:value-type="string">
            <text:p>s</text:p>
          </table:table-cell>
          <table:table-cell/>
          <table:table-cell table:style-name="ce42"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table:style-name="ce62" office:value-type="string" calcext:value-type="string">
            <text:p>s</text:p>
          </table:table-cell>
          <table:table-cell table:style-name="ce72" office:value-type="string" calcext:value-type="string">
            <text:p>s</text:p>
          </table:table-cell>
          <table:table-cell table:style-name="ce80" office:value-type="string" calcext:value-type="string">
            <text:p>s</text:p>
          </table:table-cell>
          <table:table-cell table:style-name="ce88" office:value-type="string" calcext:value-type="string">
            <text:p>s</text:p>
          </table:table-cell>
          <table:table-cell table:style-name="ce98" office:value-type="string" calcext:value-type="string">
            <text:p>s</text:p>
          </table:table-cell>
          <table:table-cell table:style-name="ce108" office:value-type="string" calcext:value-type="string">
            <text:p>s</text:p>
          </table:table-cell>
          <table:table-cell table:style-name="ce116" office:value-type="string" calcext:value-type="string">
            <text:p>s</text:p>
          </table:table-cell>
          <table:table-cell table:style-name="ce124" office:value-type="string" calcext:value-type="string">
            <text:p>s</text:p>
          </table:table-cell>
          <table:table-cell table:style-name="ce132" office:value-type="string" calcext:value-type="string">
            <text:p>s</text:p>
          </table:table-cell>
          <table:table-cell table:style-name="ce141" office:value-type="string" calcext:value-type="string">
            <text:p>s</text:p>
          </table:table-cell>
          <table:table-cell table:style-name="ce149" office:value-type="string" calcext:value-type="string">
            <text:p>s</text:p>
          </table:table-cell>
          <table:table-cell table:number-columns-repeated="10" office:value-type="string" calcext:value-type="string">
            <text:p>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=6.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style-name="ce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0" office:value-type="string" calcext:value-type="string">
            <text:p>s</text:p>
          </table:table-cell>
          <table:table-cell/>
          <table:table-cell table:style-name="ce43" office:value-type="string" calcext:value-type="string">
            <text:p>s</text:p>
          </table:table-cell>
          <table:table-cell table:style-name="ce53" office:value-type="string" calcext:value-type="string">
            <text:p>s</text:p>
          </table:table-cell>
          <table:table-cell table:style-name="ce63" office:value-type="string" calcext:value-type="string">
            <text:p>s</text:p>
          </table:table-cell>
          <table:table-cell table:style-name="ce73" office:value-type="string" calcext:value-type="string">
            <text:p>s</text:p>
          </table:table-cell>
          <table:table-cell table:style-name="ce81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9" office:value-type="string" calcext:value-type="string">
            <text:p>s</text:p>
          </table:table-cell>
          <table:table-cell table:number-columns-repeated="9" office:value-type="string" calcext:value-type="string">
            <text:p>r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style-name="ce1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/>
          <table:table-cell table:style-name="ce44" office:value-type="string" calcext:value-type="string">
            <text:p>s</text:p>
          </table:table-cell>
          <table:table-cell table:style-name="ce54" office:value-type="string" calcext:value-type="string">
            <text:p>s</text:p>
          </table:table-cell>
          <table:table-cell table:style-name="ce64" office:value-type="string" calcext:value-type="string">
            <text:p>s</text:p>
          </table:table-cell>
          <table:table-cell table:style-name="ce74" office:value-type="string" calcext:value-type="string">
            <text:p>s</text:p>
          </table:table-cell>
          <table:table-cell table:style-name="ce82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100" office:value-type="string" calcext:value-type="string">
            <text:p>s</text:p>
          </table:table-cell>
          <table:table-cell table:number-columns-repeated="9" office:value-type="string" calcext:value-type="string">
            <text:p>r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=6.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style-name="ce11" office:value-type="string" calcext:value-type="string">
            <text:p>s</text:p>
          </table:table-cell>
          <table:table-cell table:style-name="ce22" office:value-type="string" calcext:value-type="string">
            <text:p>s</text:p>
          </table:table-cell>
          <table:table-cell table:style-name="ce32" office:value-type="string" calcext:value-type="string">
            <text:p>s</text:p>
          </table:table-cell>
          <table:table-cell table:style-name="ce34"/>
          <table:table-cell table:style-name="ce45" office:value-type="string" calcext:value-type="string">
            <text:p>s</text:p>
          </table:table-cell>
          <table:table-cell table:style-name="ce55" office:value-type="string" calcext:value-type="string">
            <text:p>s</text:p>
          </table:table-cell>
          <table:table-cell table:style-name="ce65" office:value-type="string" calcext:value-type="string">
            <text:p>s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style-name="ce12" office:value-type="string" calcext:value-type="string">
            <text:p>s</text:p>
          </table:table-cell>
          <table:table-cell table:style-name="ce23" office:value-type="string" calcext:value-type="string">
            <text:p>s</text:p>
          </table:table-cell>
          <table:table-cell table:style-name="ce33" office:value-type="string" calcext:value-type="string">
            <text:p>s</text:p>
          </table:table-cell>
          <table:table-cell table:style-name="ce35"/>
          <table:table-cell table:style-name="ce46" office:value-type="string" calcext:value-type="string">
            <text:p>s</text:p>
          </table:table-cell>
          <table:table-cell table:style-name="ce56" office:value-type="string" calcext:value-type="string">
            <text:p>s</text:p>
          </table:table-cell>
          <table:table-cell table:style-name="ce66" office:value-type="string" calcext:value-type="string">
            <text:p>s</text:p>
          </table:table-cell>
          <table:table-cell table:number-columns-repeated="45"/>
        </table:table-row>
        <table:table-row table:style-name="ro1" table:number-rows-repeated="2">
          <table:table-cell table:number-columns-repeated="2"/>
          <table:table-cell table:style-name="Default" table:number-columns-repeated="41"/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/>
          <table:table-cell table:style-name="Default" table:number-columns-repeated="41"/>
          <table:table-cell table:number-columns-repeated="11"/>
        </table:table-row>
        <table:table-row table:style-name="ro1">
          <table:table-cell office:value-type="string" calcext:value-type="string">
            <text:p>P6.17_7 t130, t150 are misnamed on cluster as _6</text:p>
          </table:table-cell>
          <table:table-cell/>
          <table:table-cell table:style-name="Default" table:number-columns-repeated="41"/>
          <table:table-cell table:number-columns-repeated="11"/>
        </table:table-row>
        <calcext:conditional-formats>
          <calcext:conditional-format calcext:target-range-address="Sheet1.C2:Sheet1.AF5 Sheet1.C8:Sheet1.AQ8 Sheet1.C6:Sheet1.L7 Sheet1.Y6:Sheet1.AQ7 Sheet1.C11:Sheet1.AQ11 Sheet1.F9:Sheet1.F10 Sheet1.T9:Sheet1.AQ10 Sheet1.C14:Sheet1.AQ14 Sheet1.F12:Sheet1.F13 Sheet1.T12:Sheet1.AQ13 Sheet1.C17:Sheet1.AQ17 Sheet1.F15:Sheet1.F16 Sheet1.T15:Sheet1.AQ16 Sheet1.C9:Sheet1.C10 Sheet1.C12:Sheet1.C13 Sheet1.C15:Sheet1.C16 Sheet1.C20:Sheet1.AQ20 Sheet1.F18:Sheet1.F19 Sheet1.N18:Sheet1.AQ19 Sheet1.J21:Sheet1.AQ22 Sheet1.AG2:Sheet1.AQ2 Sheet1.AG4:Sheet1.AQ5">
            <calcext:condition calcext:apply-style-name="Untitled1" calcext:value="=&quot;r&quot;" calcext:base-cell-address="Sheet1.C2"/>
            <calcext:condition calcext:apply-style-name="Untitled2" calcext:value="=&quot;s&quot;" calcext:base-cell-address="Sheet1.C2"/>
            <calcext:condition calcext:apply-style-name="Untitled4" calcext:value="=&quot;d&quot;" calcext:base-cell-address="Sheet1.C2"/>
            <calcext:condition calcext:apply-style-name="Untitled5" calcext:value="=&quot;b&quot;" calcext:base-cell-address="Sheet1.C2"/>
          </calcext:conditional-format>
          <calcext:conditional-format calcext:target-range-address="Sheet1.M6:Sheet1.M7">
            <calcext:condition calcext:apply-style-name="Untitled1" calcext:value="=&quot;r&quot;" calcext:base-cell-address="Sheet1.M6"/>
            <calcext:condition calcext:apply-style-name="Untitled2" calcext:value="=&quot;s&quot;" calcext:base-cell-address="Sheet1.M6"/>
            <calcext:condition calcext:apply-style-name="Untitled4" calcext:value="=&quot;d&quot;" calcext:base-cell-address="Sheet1.M6"/>
            <calcext:condition calcext:apply-style-name="Untitled5" calcext:value="=&quot;b&quot;" calcext:base-cell-address="Sheet1.M6"/>
          </calcext:conditional-format>
          <calcext:conditional-format calcext:target-range-address="Sheet1.N6:Sheet1.N7">
            <calcext:condition calcext:apply-style-name="Untitled1" calcext:value="=&quot;r&quot;" calcext:base-cell-address="Sheet1.N6"/>
            <calcext:condition calcext:apply-style-name="Untitled2" calcext:value="=&quot;s&quot;" calcext:base-cell-address="Sheet1.N6"/>
            <calcext:condition calcext:apply-style-name="Untitled4" calcext:value="=&quot;d&quot;" calcext:base-cell-address="Sheet1.N6"/>
            <calcext:condition calcext:apply-style-name="Untitled5" calcext:value="=&quot;b&quot;" calcext:base-cell-address="Sheet1.N6"/>
          </calcext:conditional-format>
          <calcext:conditional-format calcext:target-range-address="Sheet1.O6:Sheet1.O7">
            <calcext:condition calcext:apply-style-name="Untitled1" calcext:value="=&quot;r&quot;" calcext:base-cell-address="Sheet1.O6"/>
            <calcext:condition calcext:apply-style-name="Untitled2" calcext:value="=&quot;s&quot;" calcext:base-cell-address="Sheet1.O6"/>
            <calcext:condition calcext:apply-style-name="Untitled4" calcext:value="=&quot;d&quot;" calcext:base-cell-address="Sheet1.O6"/>
            <calcext:condition calcext:apply-style-name="Untitled5" calcext:value="=&quot;b&quot;" calcext:base-cell-address="Sheet1.O6"/>
          </calcext:conditional-format>
          <calcext:conditional-format calcext:target-range-address="Sheet1.P6:Sheet1.P7">
            <calcext:condition calcext:apply-style-name="Untitled1" calcext:value="=&quot;r&quot;" calcext:base-cell-address="Sheet1.P6"/>
            <calcext:condition calcext:apply-style-name="Untitled2" calcext:value="=&quot;s&quot;" calcext:base-cell-address="Sheet1.P6"/>
            <calcext:condition calcext:apply-style-name="Untitled4" calcext:value="=&quot;d&quot;" calcext:base-cell-address="Sheet1.P6"/>
            <calcext:condition calcext:apply-style-name="Untitled5" calcext:value="=&quot;b&quot;" calcext:base-cell-address="Sheet1.P6"/>
          </calcext:conditional-format>
          <calcext:conditional-format calcext:target-range-address="Sheet1.Q6:Sheet1.Q7">
            <calcext:condition calcext:apply-style-name="Untitled1" calcext:value="=&quot;r&quot;" calcext:base-cell-address="Sheet1.Q6"/>
            <calcext:condition calcext:apply-style-name="Untitled2" calcext:value="=&quot;s&quot;" calcext:base-cell-address="Sheet1.Q6"/>
            <calcext:condition calcext:apply-style-name="Untitled4" calcext:value="=&quot;d&quot;" calcext:base-cell-address="Sheet1.Q6"/>
            <calcext:condition calcext:apply-style-name="Untitled5" calcext:value="=&quot;b&quot;" calcext:base-cell-address="Sheet1.Q6"/>
          </calcext:conditional-format>
          <calcext:conditional-format calcext:target-range-address="Sheet1.R6:Sheet1.R7">
            <calcext:condition calcext:apply-style-name="Untitled1" calcext:value="=&quot;r&quot;" calcext:base-cell-address="Sheet1.R6"/>
            <calcext:condition calcext:apply-style-name="Untitled2" calcext:value="=&quot;s&quot;" calcext:base-cell-address="Sheet1.R6"/>
            <calcext:condition calcext:apply-style-name="Untitled4" calcext:value="=&quot;d&quot;" calcext:base-cell-address="Sheet1.R6"/>
            <calcext:condition calcext:apply-style-name="Untitled5" calcext:value="=&quot;b&quot;" calcext:base-cell-address="Sheet1.R6"/>
          </calcext:conditional-format>
          <calcext:conditional-format calcext:target-range-address="Sheet1.S6:Sheet1.S7">
            <calcext:condition calcext:apply-style-name="Untitled1" calcext:value="=&quot;r&quot;" calcext:base-cell-address="Sheet1.S6"/>
            <calcext:condition calcext:apply-style-name="Untitled2" calcext:value="=&quot;s&quot;" calcext:base-cell-address="Sheet1.S6"/>
            <calcext:condition calcext:apply-style-name="Untitled4" calcext:value="=&quot;d&quot;" calcext:base-cell-address="Sheet1.S6"/>
            <calcext:condition calcext:apply-style-name="Untitled5" calcext:value="=&quot;b&quot;" calcext:base-cell-address="Sheet1.S6"/>
          </calcext:conditional-format>
          <calcext:conditional-format calcext:target-range-address="Sheet1.T6:Sheet1.T7">
            <calcext:condition calcext:apply-style-name="Untitled1" calcext:value="=&quot;r&quot;" calcext:base-cell-address="Sheet1.T6"/>
            <calcext:condition calcext:apply-style-name="Untitled2" calcext:value="=&quot;s&quot;" calcext:base-cell-address="Sheet1.T6"/>
            <calcext:condition calcext:apply-style-name="Untitled4" calcext:value="=&quot;d&quot;" calcext:base-cell-address="Sheet1.T6"/>
            <calcext:condition calcext:apply-style-name="Untitled5" calcext:value="=&quot;b&quot;" calcext:base-cell-address="Sheet1.T6"/>
          </calcext:conditional-format>
          <calcext:conditional-format calcext:target-range-address="Sheet1.U6:Sheet1.U7">
            <calcext:condition calcext:apply-style-name="Untitled1" calcext:value="=&quot;r&quot;" calcext:base-cell-address="Sheet1.U6"/>
            <calcext:condition calcext:apply-style-name="Untitled2" calcext:value="=&quot;s&quot;" calcext:base-cell-address="Sheet1.U6"/>
            <calcext:condition calcext:apply-style-name="Untitled4" calcext:value="=&quot;d&quot;" calcext:base-cell-address="Sheet1.U6"/>
            <calcext:condition calcext:apply-style-name="Untitled5" calcext:value="=&quot;b&quot;" calcext:base-cell-address="Sheet1.U6"/>
          </calcext:conditional-format>
          <calcext:conditional-format calcext:target-range-address="Sheet1.V6:Sheet1.V7">
            <calcext:condition calcext:apply-style-name="Untitled1" calcext:value="=&quot;r&quot;" calcext:base-cell-address="Sheet1.V6"/>
            <calcext:condition calcext:apply-style-name="Untitled2" calcext:value="=&quot;s&quot;" calcext:base-cell-address="Sheet1.V6"/>
            <calcext:condition calcext:apply-style-name="Untitled4" calcext:value="=&quot;d&quot;" calcext:base-cell-address="Sheet1.V6"/>
            <calcext:condition calcext:apply-style-name="Untitled5" calcext:value="=&quot;b&quot;" calcext:base-cell-address="Sheet1.V6"/>
          </calcext:conditional-format>
          <calcext:conditional-format calcext:target-range-address="Sheet1.W6:Sheet1.W7">
            <calcext:condition calcext:apply-style-name="Untitled1" calcext:value="=&quot;r&quot;" calcext:base-cell-address="Sheet1.W6"/>
            <calcext:condition calcext:apply-style-name="Untitled2" calcext:value="=&quot;s&quot;" calcext:base-cell-address="Sheet1.W6"/>
            <calcext:condition calcext:apply-style-name="Untitled4" calcext:value="=&quot;d&quot;" calcext:base-cell-address="Sheet1.W6"/>
            <calcext:condition calcext:apply-style-name="Untitled5" calcext:value="=&quot;b&quot;" calcext:base-cell-address="Sheet1.W6"/>
          </calcext:conditional-format>
          <calcext:conditional-format calcext:target-range-address="Sheet1.X6:Sheet1.X7">
            <calcext:condition calcext:apply-style-name="Untitled1" calcext:value="=&quot;r&quot;" calcext:base-cell-address="Sheet1.X6"/>
            <calcext:condition calcext:apply-style-name="Untitled2" calcext:value="=&quot;s&quot;" calcext:base-cell-address="Sheet1.X6"/>
            <calcext:condition calcext:apply-style-name="Untitled4" calcext:value="=&quot;d&quot;" calcext:base-cell-address="Sheet1.X6"/>
            <calcext:condition calcext:apply-style-name="Untitled5" calcext:value="=&quot;b&quot;" calcext:base-cell-address="Sheet1.X6"/>
          </calcext:conditional-format>
          <calcext:conditional-format calcext:target-range-address="Sheet1.G9:Sheet1.G9">
            <calcext:condition calcext:apply-style-name="Untitled1" calcext:value="=&quot;r&quot;" calcext:base-cell-address="Sheet1.G9"/>
            <calcext:condition calcext:apply-style-name="Untitled2" calcext:value="=&quot;s&quot;" calcext:base-cell-address="Sheet1.G9"/>
            <calcext:condition calcext:apply-style-name="Untitled4" calcext:value="=&quot;d&quot;" calcext:base-cell-address="Sheet1.G9"/>
            <calcext:condition calcext:apply-style-name="Untitled5" calcext:value="=&quot;b&quot;" calcext:base-cell-address="Sheet1.G9"/>
          </calcext:conditional-format>
          <calcext:conditional-format calcext:target-range-address="Sheet1.G10:Sheet1.G10">
            <calcext:condition calcext:apply-style-name="Untitled1" calcext:value="=&quot;r&quot;" calcext:base-cell-address="Sheet1.G10"/>
            <calcext:condition calcext:apply-style-name="Untitled2" calcext:value="=&quot;s&quot;" calcext:base-cell-address="Sheet1.G10"/>
            <calcext:condition calcext:apply-style-name="Untitled4" calcext:value="=&quot;d&quot;" calcext:base-cell-address="Sheet1.G10"/>
            <calcext:condition calcext:apply-style-name="Untitled5" calcext:value="=&quot;b&quot;" calcext:base-cell-address="Sheet1.G10"/>
          </calcext:conditional-format>
          <calcext:conditional-format calcext:target-range-address="Sheet1.H9:Sheet1.H9">
            <calcext:condition calcext:apply-style-name="Untitled1" calcext:value="=&quot;r&quot;" calcext:base-cell-address="Sheet1.H9"/>
            <calcext:condition calcext:apply-style-name="Untitled2" calcext:value="=&quot;s&quot;" calcext:base-cell-address="Sheet1.H9"/>
            <calcext:condition calcext:apply-style-name="Untitled4" calcext:value="=&quot;d&quot;" calcext:base-cell-address="Sheet1.H9"/>
            <calcext:condition calcext:apply-style-name="Untitled5" calcext:value="=&quot;b&quot;" calcext:base-cell-address="Sheet1.H9"/>
          </calcext:conditional-format>
          <calcext:conditional-format calcext:target-range-address="Sheet1.H10:Sheet1.H10">
            <calcext:condition calcext:apply-style-name="Untitled1" calcext:value="=&quot;r&quot;" calcext:base-cell-address="Sheet1.H10"/>
            <calcext:condition calcext:apply-style-name="Untitled2" calcext:value="=&quot;s&quot;" calcext:base-cell-address="Sheet1.H10"/>
            <calcext:condition calcext:apply-style-name="Untitled4" calcext:value="=&quot;d&quot;" calcext:base-cell-address="Sheet1.H10"/>
            <calcext:condition calcext:apply-style-name="Untitled5" calcext:value="=&quot;b&quot;" calcext:base-cell-address="Sheet1.H10"/>
          </calcext:conditional-format>
          <calcext:conditional-format calcext:target-range-address="Sheet1.I9:Sheet1.I9">
            <calcext:condition calcext:apply-style-name="Untitled1" calcext:value="=&quot;r&quot;" calcext:base-cell-address="Sheet1.I9"/>
            <calcext:condition calcext:apply-style-name="Untitled2" calcext:value="=&quot;s&quot;" calcext:base-cell-address="Sheet1.I9"/>
            <calcext:condition calcext:apply-style-name="Untitled4" calcext:value="=&quot;d&quot;" calcext:base-cell-address="Sheet1.I9"/>
            <calcext:condition calcext:apply-style-name="Untitled5" calcext:value="=&quot;b&quot;" calcext:base-cell-address="Sheet1.I9"/>
          </calcext:conditional-format>
          <calcext:conditional-format calcext:target-range-address="Sheet1.I10:Sheet1.I10">
            <calcext:condition calcext:apply-style-name="Untitled1" calcext:value="=&quot;r&quot;" calcext:base-cell-address="Sheet1.I10"/>
            <calcext:condition calcext:apply-style-name="Untitled2" calcext:value="=&quot;s&quot;" calcext:base-cell-address="Sheet1.I10"/>
            <calcext:condition calcext:apply-style-name="Untitled4" calcext:value="=&quot;d&quot;" calcext:base-cell-address="Sheet1.I10"/>
            <calcext:condition calcext:apply-style-name="Untitled5" calcext:value="=&quot;b&quot;" calcext:base-cell-address="Sheet1.I10"/>
          </calcext:conditional-format>
          <calcext:conditional-format calcext:target-range-address="Sheet1.J9:Sheet1.J9">
            <calcext:condition calcext:apply-style-name="Untitled1" calcext:value="=&quot;r&quot;" calcext:base-cell-address="Sheet1.J9"/>
            <calcext:condition calcext:apply-style-name="Untitled2" calcext:value="=&quot;s&quot;" calcext:base-cell-address="Sheet1.J9"/>
            <calcext:condition calcext:apply-style-name="Untitled4" calcext:value="=&quot;d&quot;" calcext:base-cell-address="Sheet1.J9"/>
            <calcext:condition calcext:apply-style-name="Untitled5" calcext:value="=&quot;b&quot;" calcext:base-cell-address="Sheet1.J9"/>
          </calcext:conditional-format>
          <calcext:conditional-format calcext:target-range-address="Sheet1.J10:Sheet1.J10">
            <calcext:condition calcext:apply-style-name="Untitled1" calcext:value="=&quot;r&quot;" calcext:base-cell-address="Sheet1.J10"/>
            <calcext:condition calcext:apply-style-name="Untitled2" calcext:value="=&quot;s&quot;" calcext:base-cell-address="Sheet1.J10"/>
            <calcext:condition calcext:apply-style-name="Untitled4" calcext:value="=&quot;d&quot;" calcext:base-cell-address="Sheet1.J10"/>
            <calcext:condition calcext:apply-style-name="Untitled5" calcext:value="=&quot;b&quot;" calcext:base-cell-address="Sheet1.J10"/>
          </calcext:conditional-format>
          <calcext:conditional-format calcext:target-range-address="Sheet1.K9:Sheet1.K9">
            <calcext:condition calcext:apply-style-name="Untitled1" calcext:value="=&quot;r&quot;" calcext:base-cell-address="Sheet1.K9"/>
            <calcext:condition calcext:apply-style-name="Untitled2" calcext:value="=&quot;s&quot;" calcext:base-cell-address="Sheet1.K9"/>
            <calcext:condition calcext:apply-style-name="Untitled4" calcext:value="=&quot;d&quot;" calcext:base-cell-address="Sheet1.K9"/>
            <calcext:condition calcext:apply-style-name="Untitled5" calcext:value="=&quot;b&quot;" calcext:base-cell-address="Sheet1.K9"/>
          </calcext:conditional-format>
          <calcext:conditional-format calcext:target-range-address="Sheet1.K10:Sheet1.K10">
            <calcext:condition calcext:apply-style-name="Untitled1" calcext:value="=&quot;r&quot;" calcext:base-cell-address="Sheet1.K10"/>
            <calcext:condition calcext:apply-style-name="Untitled2" calcext:value="=&quot;s&quot;" calcext:base-cell-address="Sheet1.K10"/>
            <calcext:condition calcext:apply-style-name="Untitled4" calcext:value="=&quot;d&quot;" calcext:base-cell-address="Sheet1.K10"/>
            <calcext:condition calcext:apply-style-name="Untitled5" calcext:value="=&quot;b&quot;" calcext:base-cell-address="Sheet1.K10"/>
          </calcext:conditional-format>
          <calcext:conditional-format calcext:target-range-address="Sheet1.L9:Sheet1.L9">
            <calcext:condition calcext:apply-style-name="Untitled1" calcext:value="=&quot;r&quot;" calcext:base-cell-address="Sheet1.L9"/>
            <calcext:condition calcext:apply-style-name="Untitled2" calcext:value="=&quot;s&quot;" calcext:base-cell-address="Sheet1.L9"/>
            <calcext:condition calcext:apply-style-name="Untitled4" calcext:value="=&quot;d&quot;" calcext:base-cell-address="Sheet1.L9"/>
            <calcext:condition calcext:apply-style-name="Untitled5" calcext:value="=&quot;b&quot;" calcext:base-cell-address="Sheet1.L9"/>
          </calcext:conditional-format>
          <calcext:conditional-format calcext:target-range-address="Sheet1.L10:Sheet1.L10">
            <calcext:condition calcext:apply-style-name="Untitled1" calcext:value="=&quot;r&quot;" calcext:base-cell-address="Sheet1.L10"/>
            <calcext:condition calcext:apply-style-name="Untitled2" calcext:value="=&quot;s&quot;" calcext:base-cell-address="Sheet1.L10"/>
            <calcext:condition calcext:apply-style-name="Untitled4" calcext:value="=&quot;d&quot;" calcext:base-cell-address="Sheet1.L10"/>
            <calcext:condition calcext:apply-style-name="Untitled5" calcext:value="=&quot;b&quot;" calcext:base-cell-address="Sheet1.L10"/>
          </calcext:conditional-format>
          <calcext:conditional-format calcext:target-range-address="Sheet1.M9:Sheet1.M9">
            <calcext:condition calcext:apply-style-name="Untitled1" calcext:value="=&quot;r&quot;" calcext:base-cell-address="Sheet1.M9"/>
            <calcext:condition calcext:apply-style-name="Untitled2" calcext:value="=&quot;s&quot;" calcext:base-cell-address="Sheet1.M9"/>
            <calcext:condition calcext:apply-style-name="Untitled4" calcext:value="=&quot;d&quot;" calcext:base-cell-address="Sheet1.M9"/>
            <calcext:condition calcext:apply-style-name="Untitled5" calcext:value="=&quot;b&quot;" calcext:base-cell-address="Sheet1.M9"/>
          </calcext:conditional-format>
          <calcext:conditional-format calcext:target-range-address="Sheet1.M10:Sheet1.M10">
            <calcext:condition calcext:apply-style-name="Untitled1" calcext:value="=&quot;r&quot;" calcext:base-cell-address="Sheet1.M10"/>
            <calcext:condition calcext:apply-style-name="Untitled2" calcext:value="=&quot;s&quot;" calcext:base-cell-address="Sheet1.M10"/>
            <calcext:condition calcext:apply-style-name="Untitled4" calcext:value="=&quot;d&quot;" calcext:base-cell-address="Sheet1.M10"/>
            <calcext:condition calcext:apply-style-name="Untitled5" calcext:value="=&quot;b&quot;" calcext:base-cell-address="Sheet1.M10"/>
          </calcext:conditional-format>
          <calcext:conditional-format calcext:target-range-address="Sheet1.N9:Sheet1.N9">
            <calcext:condition calcext:apply-style-name="Untitled1" calcext:value="=&quot;r&quot;" calcext:base-cell-address="Sheet1.N9"/>
            <calcext:condition calcext:apply-style-name="Untitled2" calcext:value="=&quot;s&quot;" calcext:base-cell-address="Sheet1.N9"/>
            <calcext:condition calcext:apply-style-name="Untitled4" calcext:value="=&quot;d&quot;" calcext:base-cell-address="Sheet1.N9"/>
            <calcext:condition calcext:apply-style-name="Untitled5" calcext:value="=&quot;b&quot;" calcext:base-cell-address="Sheet1.N9"/>
          </calcext:conditional-format>
          <calcext:conditional-format calcext:target-range-address="Sheet1.N10:Sheet1.N10">
            <calcext:condition calcext:apply-style-name="Untitled1" calcext:value="=&quot;r&quot;" calcext:base-cell-address="Sheet1.N10"/>
            <calcext:condition calcext:apply-style-name="Untitled2" calcext:value="=&quot;s&quot;" calcext:base-cell-address="Sheet1.N10"/>
            <calcext:condition calcext:apply-style-name="Untitled4" calcext:value="=&quot;d&quot;" calcext:base-cell-address="Sheet1.N10"/>
            <calcext:condition calcext:apply-style-name="Untitled5" calcext:value="=&quot;b&quot;" calcext:base-cell-address="Sheet1.N10"/>
          </calcext:conditional-format>
          <calcext:conditional-format calcext:target-range-address="Sheet1.O9:Sheet1.O9">
            <calcext:condition calcext:apply-style-name="Untitled1" calcext:value="=&quot;r&quot;" calcext:base-cell-address="Sheet1.O9"/>
            <calcext:condition calcext:apply-style-name="Untitled2" calcext:value="=&quot;s&quot;" calcext:base-cell-address="Sheet1.O9"/>
            <calcext:condition calcext:apply-style-name="Untitled4" calcext:value="=&quot;d&quot;" calcext:base-cell-address="Sheet1.O9"/>
            <calcext:condition calcext:apply-style-name="Untitled5" calcext:value="=&quot;b&quot;" calcext:base-cell-address="Sheet1.O9"/>
          </calcext:conditional-format>
          <calcext:conditional-format calcext:target-range-address="Sheet1.O10:Sheet1.O10">
            <calcext:condition calcext:apply-style-name="Untitled1" calcext:value="=&quot;r&quot;" calcext:base-cell-address="Sheet1.O10"/>
            <calcext:condition calcext:apply-style-name="Untitled2" calcext:value="=&quot;s&quot;" calcext:base-cell-address="Sheet1.O10"/>
            <calcext:condition calcext:apply-style-name="Untitled4" calcext:value="=&quot;d&quot;" calcext:base-cell-address="Sheet1.O10"/>
            <calcext:condition calcext:apply-style-name="Untitled5" calcext:value="=&quot;b&quot;" calcext:base-cell-address="Sheet1.O10"/>
          </calcext:conditional-format>
          <calcext:conditional-format calcext:target-range-address="Sheet1.P9:Sheet1.P9">
            <calcext:condition calcext:apply-style-name="Untitled1" calcext:value="=&quot;r&quot;" calcext:base-cell-address="Sheet1.P9"/>
            <calcext:condition calcext:apply-style-name="Untitled2" calcext:value="=&quot;s&quot;" calcext:base-cell-address="Sheet1.P9"/>
            <calcext:condition calcext:apply-style-name="Untitled4" calcext:value="=&quot;d&quot;" calcext:base-cell-address="Sheet1.P9"/>
            <calcext:condition calcext:apply-style-name="Untitled5" calcext:value="=&quot;b&quot;" calcext:base-cell-address="Sheet1.P9"/>
          </calcext:conditional-format>
          <calcext:conditional-format calcext:target-range-address="Sheet1.P10:Sheet1.P10">
            <calcext:condition calcext:apply-style-name="Untitled1" calcext:value="=&quot;r&quot;" calcext:base-cell-address="Sheet1.P10"/>
            <calcext:condition calcext:apply-style-name="Untitled2" calcext:value="=&quot;s&quot;" calcext:base-cell-address="Sheet1.P10"/>
            <calcext:condition calcext:apply-style-name="Untitled4" calcext:value="=&quot;d&quot;" calcext:base-cell-address="Sheet1.P10"/>
            <calcext:condition calcext:apply-style-name="Untitled5" calcext:value="=&quot;b&quot;" calcext:base-cell-address="Sheet1.P10"/>
          </calcext:conditional-format>
          <calcext:conditional-format calcext:target-range-address="Sheet1.Q9:Sheet1.Q9">
            <calcext:condition calcext:apply-style-name="Untitled1" calcext:value="=&quot;r&quot;" calcext:base-cell-address="Sheet1.Q9"/>
            <calcext:condition calcext:apply-style-name="Untitled2" calcext:value="=&quot;s&quot;" calcext:base-cell-address="Sheet1.Q9"/>
            <calcext:condition calcext:apply-style-name="Untitled4" calcext:value="=&quot;d&quot;" calcext:base-cell-address="Sheet1.Q9"/>
            <calcext:condition calcext:apply-style-name="Untitled5" calcext:value="=&quot;b&quot;" calcext:base-cell-address="Sheet1.Q9"/>
          </calcext:conditional-format>
          <calcext:conditional-format calcext:target-range-address="Sheet1.Q10:Sheet1.Q10">
            <calcext:condition calcext:apply-style-name="Untitled1" calcext:value="=&quot;r&quot;" calcext:base-cell-address="Sheet1.Q10"/>
            <calcext:condition calcext:apply-style-name="Untitled2" calcext:value="=&quot;s&quot;" calcext:base-cell-address="Sheet1.Q10"/>
            <calcext:condition calcext:apply-style-name="Untitled4" calcext:value="=&quot;d&quot;" calcext:base-cell-address="Sheet1.Q10"/>
            <calcext:condition calcext:apply-style-name="Untitled5" calcext:value="=&quot;b&quot;" calcext:base-cell-address="Sheet1.Q10"/>
          </calcext:conditional-format>
          <calcext:conditional-format calcext:target-range-address="Sheet1.R9:Sheet1.R9">
            <calcext:condition calcext:apply-style-name="Untitled1" calcext:value="=&quot;r&quot;" calcext:base-cell-address="Sheet1.R9"/>
            <calcext:condition calcext:apply-style-name="Untitled2" calcext:value="=&quot;s&quot;" calcext:base-cell-address="Sheet1.R9"/>
            <calcext:condition calcext:apply-style-name="Untitled4" calcext:value="=&quot;d&quot;" calcext:base-cell-address="Sheet1.R9"/>
            <calcext:condition calcext:apply-style-name="Untitled5" calcext:value="=&quot;b&quot;" calcext:base-cell-address="Sheet1.R9"/>
          </calcext:conditional-format>
          <calcext:conditional-format calcext:target-range-address="Sheet1.R10:Sheet1.R10">
            <calcext:condition calcext:apply-style-name="Untitled1" calcext:value="=&quot;r&quot;" calcext:base-cell-address="Sheet1.R10"/>
            <calcext:condition calcext:apply-style-name="Untitled2" calcext:value="=&quot;s&quot;" calcext:base-cell-address="Sheet1.R10"/>
            <calcext:condition calcext:apply-style-name="Untitled4" calcext:value="=&quot;d&quot;" calcext:base-cell-address="Sheet1.R10"/>
            <calcext:condition calcext:apply-style-name="Untitled5" calcext:value="=&quot;b&quot;" calcext:base-cell-address="Sheet1.R10"/>
          </calcext:conditional-format>
          <calcext:conditional-format calcext:target-range-address="Sheet1.S9:Sheet1.S9">
            <calcext:condition calcext:apply-style-name="Untitled1" calcext:value="=&quot;r&quot;" calcext:base-cell-address="Sheet1.S9"/>
            <calcext:condition calcext:apply-style-name="Untitled2" calcext:value="=&quot;s&quot;" calcext:base-cell-address="Sheet1.S9"/>
            <calcext:condition calcext:apply-style-name="Untitled4" calcext:value="=&quot;d&quot;" calcext:base-cell-address="Sheet1.S9"/>
            <calcext:condition calcext:apply-style-name="Untitled5" calcext:value="=&quot;b&quot;" calcext:base-cell-address="Sheet1.S9"/>
          </calcext:conditional-format>
          <calcext:conditional-format calcext:target-range-address="Sheet1.S10:Sheet1.S10">
            <calcext:condition calcext:apply-style-name="Untitled1" calcext:value="=&quot;r&quot;" calcext:base-cell-address="Sheet1.S10"/>
            <calcext:condition calcext:apply-style-name="Untitled2" calcext:value="=&quot;s&quot;" calcext:base-cell-address="Sheet1.S10"/>
            <calcext:condition calcext:apply-style-name="Untitled4" calcext:value="=&quot;d&quot;" calcext:base-cell-address="Sheet1.S10"/>
            <calcext:condition calcext:apply-style-name="Untitled5" calcext:value="=&quot;b&quot;" calcext:base-cell-address="Sheet1.S10"/>
          </calcext:conditional-format>
          <calcext:conditional-format calcext:target-range-address="Sheet1.G12:Sheet1.G12">
            <calcext:condition calcext:apply-style-name="Untitled1" calcext:value="=&quot;r&quot;" calcext:base-cell-address="Sheet1.G12"/>
            <calcext:condition calcext:apply-style-name="Untitled2" calcext:value="=&quot;s&quot;" calcext:base-cell-address="Sheet1.G12"/>
            <calcext:condition calcext:apply-style-name="Untitled4" calcext:value="=&quot;d&quot;" calcext:base-cell-address="Sheet1.G12"/>
            <calcext:condition calcext:apply-style-name="Untitled5" calcext:value="=&quot;b&quot;" calcext:base-cell-address="Sheet1.G12"/>
          </calcext:conditional-format>
          <calcext:conditional-format calcext:target-range-address="Sheet1.G13:Sheet1.G13">
            <calcext:condition calcext:apply-style-name="Untitled1" calcext:value="=&quot;r&quot;" calcext:base-cell-address="Sheet1.G13"/>
            <calcext:condition calcext:apply-style-name="Untitled2" calcext:value="=&quot;s&quot;" calcext:base-cell-address="Sheet1.G13"/>
            <calcext:condition calcext:apply-style-name="Untitled4" calcext:value="=&quot;d&quot;" calcext:base-cell-address="Sheet1.G13"/>
            <calcext:condition calcext:apply-style-name="Untitled5" calcext:value="=&quot;b&quot;" calcext:base-cell-address="Sheet1.G13"/>
          </calcext:conditional-format>
          <calcext:conditional-format calcext:target-range-address="Sheet1.H12:Sheet1.H12">
            <calcext:condition calcext:apply-style-name="Untitled1" calcext:value="=&quot;r&quot;" calcext:base-cell-address="Sheet1.H12"/>
            <calcext:condition calcext:apply-style-name="Untitled2" calcext:value="=&quot;s&quot;" calcext:base-cell-address="Sheet1.H12"/>
            <calcext:condition calcext:apply-style-name="Untitled4" calcext:value="=&quot;d&quot;" calcext:base-cell-address="Sheet1.H12"/>
            <calcext:condition calcext:apply-style-name="Untitled5" calcext:value="=&quot;b&quot;" calcext:base-cell-address="Sheet1.H12"/>
          </calcext:conditional-format>
          <calcext:conditional-format calcext:target-range-address="Sheet1.H13:Sheet1.H13">
            <calcext:condition calcext:apply-style-name="Untitled1" calcext:value="=&quot;r&quot;" calcext:base-cell-address="Sheet1.H13"/>
            <calcext:condition calcext:apply-style-name="Untitled2" calcext:value="=&quot;s&quot;" calcext:base-cell-address="Sheet1.H13"/>
            <calcext:condition calcext:apply-style-name="Untitled4" calcext:value="=&quot;d&quot;" calcext:base-cell-address="Sheet1.H13"/>
            <calcext:condition calcext:apply-style-name="Untitled5" calcext:value="=&quot;b&quot;" calcext:base-cell-address="Sheet1.H13"/>
          </calcext:conditional-format>
          <calcext:conditional-format calcext:target-range-address="Sheet1.I12:Sheet1.I12">
            <calcext:condition calcext:apply-style-name="Untitled1" calcext:value="=&quot;r&quot;" calcext:base-cell-address="Sheet1.I12"/>
            <calcext:condition calcext:apply-style-name="Untitled2" calcext:value="=&quot;s&quot;" calcext:base-cell-address="Sheet1.I12"/>
            <calcext:condition calcext:apply-style-name="Untitled4" calcext:value="=&quot;d&quot;" calcext:base-cell-address="Sheet1.I12"/>
            <calcext:condition calcext:apply-style-name="Untitled5" calcext:value="=&quot;b&quot;" calcext:base-cell-address="Sheet1.I12"/>
          </calcext:conditional-format>
          <calcext:conditional-format calcext:target-range-address="Sheet1.I13:Sheet1.I13">
            <calcext:condition calcext:apply-style-name="Untitled1" calcext:value="=&quot;r&quot;" calcext:base-cell-address="Sheet1.I13"/>
            <calcext:condition calcext:apply-style-name="Untitled2" calcext:value="=&quot;s&quot;" calcext:base-cell-address="Sheet1.I13"/>
            <calcext:condition calcext:apply-style-name="Untitled4" calcext:value="=&quot;d&quot;" calcext:base-cell-address="Sheet1.I13"/>
            <calcext:condition calcext:apply-style-name="Untitled5" calcext:value="=&quot;b&quot;" calcext:base-cell-address="Sheet1.I13"/>
          </calcext:conditional-format>
          <calcext:conditional-format calcext:target-range-address="Sheet1.J12:Sheet1.J12">
            <calcext:condition calcext:apply-style-name="Untitled1" calcext:value="=&quot;r&quot;" calcext:base-cell-address="Sheet1.J12"/>
            <calcext:condition calcext:apply-style-name="Untitled2" calcext:value="=&quot;s&quot;" calcext:base-cell-address="Sheet1.J12"/>
            <calcext:condition calcext:apply-style-name="Untitled4" calcext:value="=&quot;d&quot;" calcext:base-cell-address="Sheet1.J12"/>
            <calcext:condition calcext:apply-style-name="Untitled5" calcext:value="=&quot;b&quot;" calcext:base-cell-address="Sheet1.J12"/>
          </calcext:conditional-format>
          <calcext:conditional-format calcext:target-range-address="Sheet1.J13:Sheet1.J13">
            <calcext:condition calcext:apply-style-name="Untitled1" calcext:value="=&quot;r&quot;" calcext:base-cell-address="Sheet1.J13"/>
            <calcext:condition calcext:apply-style-name="Untitled2" calcext:value="=&quot;s&quot;" calcext:base-cell-address="Sheet1.J13"/>
            <calcext:condition calcext:apply-style-name="Untitled4" calcext:value="=&quot;d&quot;" calcext:base-cell-address="Sheet1.J13"/>
            <calcext:condition calcext:apply-style-name="Untitled5" calcext:value="=&quot;b&quot;" calcext:base-cell-address="Sheet1.J13"/>
          </calcext:conditional-format>
          <calcext:conditional-format calcext:target-range-address="Sheet1.K12:Sheet1.K12">
            <calcext:condition calcext:apply-style-name="Untitled1" calcext:value="=&quot;r&quot;" calcext:base-cell-address="Sheet1.K12"/>
            <calcext:condition calcext:apply-style-name="Untitled2" calcext:value="=&quot;s&quot;" calcext:base-cell-address="Sheet1.K12"/>
            <calcext:condition calcext:apply-style-name="Untitled4" calcext:value="=&quot;d&quot;" calcext:base-cell-address="Sheet1.K12"/>
            <calcext:condition calcext:apply-style-name="Untitled5" calcext:value="=&quot;b&quot;" calcext:base-cell-address="Sheet1.K12"/>
          </calcext:conditional-format>
          <calcext:conditional-format calcext:target-range-address="Sheet1.K13:Sheet1.K13">
            <calcext:condition calcext:apply-style-name="Untitled1" calcext:value="=&quot;r&quot;" calcext:base-cell-address="Sheet1.K13"/>
            <calcext:condition calcext:apply-style-name="Untitled2" calcext:value="=&quot;s&quot;" calcext:base-cell-address="Sheet1.K13"/>
            <calcext:condition calcext:apply-style-name="Untitled4" calcext:value="=&quot;d&quot;" calcext:base-cell-address="Sheet1.K13"/>
            <calcext:condition calcext:apply-style-name="Untitled5" calcext:value="=&quot;b&quot;" calcext:base-cell-address="Sheet1.K13"/>
          </calcext:conditional-format>
          <calcext:conditional-format calcext:target-range-address="Sheet1.L12:Sheet1.L12">
            <calcext:condition calcext:apply-style-name="Untitled1" calcext:value="=&quot;r&quot;" calcext:base-cell-address="Sheet1.L12"/>
            <calcext:condition calcext:apply-style-name="Untitled2" calcext:value="=&quot;s&quot;" calcext:base-cell-address="Sheet1.L12"/>
            <calcext:condition calcext:apply-style-name="Untitled4" calcext:value="=&quot;d&quot;" calcext:base-cell-address="Sheet1.L12"/>
            <calcext:condition calcext:apply-style-name="Untitled5" calcext:value="=&quot;b&quot;" calcext:base-cell-address="Sheet1.L12"/>
          </calcext:conditional-format>
          <calcext:conditional-format calcext:target-range-address="Sheet1.L13:Sheet1.L13">
            <calcext:condition calcext:apply-style-name="Untitled1" calcext:value="=&quot;r&quot;" calcext:base-cell-address="Sheet1.L13"/>
            <calcext:condition calcext:apply-style-name="Untitled2" calcext:value="=&quot;s&quot;" calcext:base-cell-address="Sheet1.L13"/>
            <calcext:condition calcext:apply-style-name="Untitled4" calcext:value="=&quot;d&quot;" calcext:base-cell-address="Sheet1.L13"/>
            <calcext:condition calcext:apply-style-name="Untitled5" calcext:value="=&quot;b&quot;" calcext:base-cell-address="Sheet1.L13"/>
          </calcext:conditional-format>
          <calcext:conditional-format calcext:target-range-address="Sheet1.M12:Sheet1.M12">
            <calcext:condition calcext:apply-style-name="Untitled1" calcext:value="=&quot;r&quot;" calcext:base-cell-address="Sheet1.M12"/>
            <calcext:condition calcext:apply-style-name="Untitled2" calcext:value="=&quot;s&quot;" calcext:base-cell-address="Sheet1.M12"/>
            <calcext:condition calcext:apply-style-name="Untitled4" calcext:value="=&quot;d&quot;" calcext:base-cell-address="Sheet1.M12"/>
            <calcext:condition calcext:apply-style-name="Untitled5" calcext:value="=&quot;b&quot;" calcext:base-cell-address="Sheet1.M12"/>
          </calcext:conditional-format>
          <calcext:conditional-format calcext:target-range-address="Sheet1.M13:Sheet1.M13">
            <calcext:condition calcext:apply-style-name="Untitled1" calcext:value="=&quot;r&quot;" calcext:base-cell-address="Sheet1.M13"/>
            <calcext:condition calcext:apply-style-name="Untitled2" calcext:value="=&quot;s&quot;" calcext:base-cell-address="Sheet1.M13"/>
            <calcext:condition calcext:apply-style-name="Untitled4" calcext:value="=&quot;d&quot;" calcext:base-cell-address="Sheet1.M13"/>
            <calcext:condition calcext:apply-style-name="Untitled5" calcext:value="=&quot;b&quot;" calcext:base-cell-address="Sheet1.M13"/>
          </calcext:conditional-format>
          <calcext:conditional-format calcext:target-range-address="Sheet1.N12:Sheet1.N12">
            <calcext:condition calcext:apply-style-name="Untitled1" calcext:value="=&quot;r&quot;" calcext:base-cell-address="Sheet1.N12"/>
            <calcext:condition calcext:apply-style-name="Untitled2" calcext:value="=&quot;s&quot;" calcext:base-cell-address="Sheet1.N12"/>
            <calcext:condition calcext:apply-style-name="Untitled4" calcext:value="=&quot;d&quot;" calcext:base-cell-address="Sheet1.N12"/>
            <calcext:condition calcext:apply-style-name="Untitled5" calcext:value="=&quot;b&quot;" calcext:base-cell-address="Sheet1.N12"/>
          </calcext:conditional-format>
          <calcext:conditional-format calcext:target-range-address="Sheet1.N13:Sheet1.N13">
            <calcext:condition calcext:apply-style-name="Untitled1" calcext:value="=&quot;r&quot;" calcext:base-cell-address="Sheet1.N13"/>
            <calcext:condition calcext:apply-style-name="Untitled2" calcext:value="=&quot;s&quot;" calcext:base-cell-address="Sheet1.N13"/>
            <calcext:condition calcext:apply-style-name="Untitled4" calcext:value="=&quot;d&quot;" calcext:base-cell-address="Sheet1.N13"/>
            <calcext:condition calcext:apply-style-name="Untitled5" calcext:value="=&quot;b&quot;" calcext:base-cell-address="Sheet1.N13"/>
          </calcext:conditional-format>
          <calcext:conditional-format calcext:target-range-address="Sheet1.O12:Sheet1.O12">
            <calcext:condition calcext:apply-style-name="Untitled1" calcext:value="=&quot;r&quot;" calcext:base-cell-address="Sheet1.O12"/>
            <calcext:condition calcext:apply-style-name="Untitled2" calcext:value="=&quot;s&quot;" calcext:base-cell-address="Sheet1.O12"/>
            <calcext:condition calcext:apply-style-name="Untitled4" calcext:value="=&quot;d&quot;" calcext:base-cell-address="Sheet1.O12"/>
            <calcext:condition calcext:apply-style-name="Untitled5" calcext:value="=&quot;b&quot;" calcext:base-cell-address="Sheet1.O12"/>
          </calcext:conditional-format>
          <calcext:conditional-format calcext:target-range-address="Sheet1.O13:Sheet1.O13">
            <calcext:condition calcext:apply-style-name="Untitled1" calcext:value="=&quot;r&quot;" calcext:base-cell-address="Sheet1.O13"/>
            <calcext:condition calcext:apply-style-name="Untitled2" calcext:value="=&quot;s&quot;" calcext:base-cell-address="Sheet1.O13"/>
            <calcext:condition calcext:apply-style-name="Untitled4" calcext:value="=&quot;d&quot;" calcext:base-cell-address="Sheet1.O13"/>
            <calcext:condition calcext:apply-style-name="Untitled5" calcext:value="=&quot;b&quot;" calcext:base-cell-address="Sheet1.O13"/>
          </calcext:conditional-format>
          <calcext:conditional-format calcext:target-range-address="Sheet1.P12:Sheet1.P12">
            <calcext:condition calcext:apply-style-name="Untitled1" calcext:value="=&quot;r&quot;" calcext:base-cell-address="Sheet1.P12"/>
            <calcext:condition calcext:apply-style-name="Untitled2" calcext:value="=&quot;s&quot;" calcext:base-cell-address="Sheet1.P12"/>
            <calcext:condition calcext:apply-style-name="Untitled4" calcext:value="=&quot;d&quot;" calcext:base-cell-address="Sheet1.P12"/>
            <calcext:condition calcext:apply-style-name="Untitled5" calcext:value="=&quot;b&quot;" calcext:base-cell-address="Sheet1.P12"/>
          </calcext:conditional-format>
          <calcext:conditional-format calcext:target-range-address="Sheet1.P13:Sheet1.P13">
            <calcext:condition calcext:apply-style-name="Untitled1" calcext:value="=&quot;r&quot;" calcext:base-cell-address="Sheet1.P13"/>
            <calcext:condition calcext:apply-style-name="Untitled2" calcext:value="=&quot;s&quot;" calcext:base-cell-address="Sheet1.P13"/>
            <calcext:condition calcext:apply-style-name="Untitled4" calcext:value="=&quot;d&quot;" calcext:base-cell-address="Sheet1.P13"/>
            <calcext:condition calcext:apply-style-name="Untitled5" calcext:value="=&quot;b&quot;" calcext:base-cell-address="Sheet1.P13"/>
          </calcext:conditional-format>
          <calcext:conditional-format calcext:target-range-address="Sheet1.Q12:Sheet1.Q12">
            <calcext:condition calcext:apply-style-name="Untitled1" calcext:value="=&quot;r&quot;" calcext:base-cell-address="Sheet1.Q12"/>
            <calcext:condition calcext:apply-style-name="Untitled2" calcext:value="=&quot;s&quot;" calcext:base-cell-address="Sheet1.Q12"/>
            <calcext:condition calcext:apply-style-name="Untitled4" calcext:value="=&quot;d&quot;" calcext:base-cell-address="Sheet1.Q12"/>
            <calcext:condition calcext:apply-style-name="Untitled5" calcext:value="=&quot;b&quot;" calcext:base-cell-address="Sheet1.Q12"/>
          </calcext:conditional-format>
          <calcext:conditional-format calcext:target-range-address="Sheet1.Q13:Sheet1.Q13">
            <calcext:condition calcext:apply-style-name="Untitled1" calcext:value="=&quot;r&quot;" calcext:base-cell-address="Sheet1.Q13"/>
            <calcext:condition calcext:apply-style-name="Untitled2" calcext:value="=&quot;s&quot;" calcext:base-cell-address="Sheet1.Q13"/>
            <calcext:condition calcext:apply-style-name="Untitled4" calcext:value="=&quot;d&quot;" calcext:base-cell-address="Sheet1.Q13"/>
            <calcext:condition calcext:apply-style-name="Untitled5" calcext:value="=&quot;b&quot;" calcext:base-cell-address="Sheet1.Q13"/>
          </calcext:conditional-format>
          <calcext:conditional-format calcext:target-range-address="Sheet1.R12:Sheet1.R12">
            <calcext:condition calcext:apply-style-name="Untitled1" calcext:value="=&quot;r&quot;" calcext:base-cell-address="Sheet1.R12"/>
            <calcext:condition calcext:apply-style-name="Untitled2" calcext:value="=&quot;s&quot;" calcext:base-cell-address="Sheet1.R12"/>
            <calcext:condition calcext:apply-style-name="Untitled4" calcext:value="=&quot;d&quot;" calcext:base-cell-address="Sheet1.R12"/>
            <calcext:condition calcext:apply-style-name="Untitled5" calcext:value="=&quot;b&quot;" calcext:base-cell-address="Sheet1.R12"/>
          </calcext:conditional-format>
          <calcext:conditional-format calcext:target-range-address="Sheet1.R13:Sheet1.R13">
            <calcext:condition calcext:apply-style-name="Untitled1" calcext:value="=&quot;r&quot;" calcext:base-cell-address="Sheet1.R13"/>
            <calcext:condition calcext:apply-style-name="Untitled2" calcext:value="=&quot;s&quot;" calcext:base-cell-address="Sheet1.R13"/>
            <calcext:condition calcext:apply-style-name="Untitled4" calcext:value="=&quot;d&quot;" calcext:base-cell-address="Sheet1.R13"/>
            <calcext:condition calcext:apply-style-name="Untitled5" calcext:value="=&quot;b&quot;" calcext:base-cell-address="Sheet1.R13"/>
          </calcext:conditional-format>
          <calcext:conditional-format calcext:target-range-address="Sheet1.S12:Sheet1.S12">
            <calcext:condition calcext:apply-style-name="Untitled1" calcext:value="=&quot;r&quot;" calcext:base-cell-address="Sheet1.S12"/>
            <calcext:condition calcext:apply-style-name="Untitled2" calcext:value="=&quot;s&quot;" calcext:base-cell-address="Sheet1.S12"/>
            <calcext:condition calcext:apply-style-name="Untitled4" calcext:value="=&quot;d&quot;" calcext:base-cell-address="Sheet1.S12"/>
            <calcext:condition calcext:apply-style-name="Untitled5" calcext:value="=&quot;b&quot;" calcext:base-cell-address="Sheet1.S12"/>
          </calcext:conditional-format>
          <calcext:conditional-format calcext:target-range-address="Sheet1.S13:Sheet1.S13">
            <calcext:condition calcext:apply-style-name="Untitled1" calcext:value="=&quot;r&quot;" calcext:base-cell-address="Sheet1.S13"/>
            <calcext:condition calcext:apply-style-name="Untitled2" calcext:value="=&quot;s&quot;" calcext:base-cell-address="Sheet1.S13"/>
            <calcext:condition calcext:apply-style-name="Untitled4" calcext:value="=&quot;d&quot;" calcext:base-cell-address="Sheet1.S13"/>
            <calcext:condition calcext:apply-style-name="Untitled5" calcext:value="=&quot;b&quot;" calcext:base-cell-address="Sheet1.S13"/>
          </calcext:conditional-format>
          <calcext:conditional-format calcext:target-range-address="Sheet1.G15:Sheet1.G15">
            <calcext:condition calcext:apply-style-name="Untitled1" calcext:value="=&quot;r&quot;" calcext:base-cell-address="Sheet1.G15"/>
            <calcext:condition calcext:apply-style-name="Untitled2" calcext:value="=&quot;s&quot;" calcext:base-cell-address="Sheet1.G15"/>
            <calcext:condition calcext:apply-style-name="Untitled4" calcext:value="=&quot;d&quot;" calcext:base-cell-address="Sheet1.G15"/>
            <calcext:condition calcext:apply-style-name="Untitled5" calcext:value="=&quot;b&quot;" calcext:base-cell-address="Sheet1.G15"/>
          </calcext:conditional-format>
          <calcext:conditional-format calcext:target-range-address="Sheet1.G16:Sheet1.G16">
            <calcext:condition calcext:apply-style-name="Untitled1" calcext:value="=&quot;r&quot;" calcext:base-cell-address="Sheet1.G16"/>
            <calcext:condition calcext:apply-style-name="Untitled2" calcext:value="=&quot;s&quot;" calcext:base-cell-address="Sheet1.G16"/>
            <calcext:condition calcext:apply-style-name="Untitled4" calcext:value="=&quot;d&quot;" calcext:base-cell-address="Sheet1.G16"/>
            <calcext:condition calcext:apply-style-name="Untitled5" calcext:value="=&quot;b&quot;" calcext:base-cell-address="Sheet1.G16"/>
          </calcext:conditional-format>
          <calcext:conditional-format calcext:target-range-address="Sheet1.H15:Sheet1.H15">
            <calcext:condition calcext:apply-style-name="Untitled1" calcext:value="=&quot;r&quot;" calcext:base-cell-address="Sheet1.H15"/>
            <calcext:condition calcext:apply-style-name="Untitled2" calcext:value="=&quot;s&quot;" calcext:base-cell-address="Sheet1.H15"/>
            <calcext:condition calcext:apply-style-name="Untitled4" calcext:value="=&quot;d&quot;" calcext:base-cell-address="Sheet1.H15"/>
            <calcext:condition calcext:apply-style-name="Untitled5" calcext:value="=&quot;b&quot;" calcext:base-cell-address="Sheet1.H15"/>
          </calcext:conditional-format>
          <calcext:conditional-format calcext:target-range-address="Sheet1.H16:Sheet1.H16">
            <calcext:condition calcext:apply-style-name="Untitled1" calcext:value="=&quot;r&quot;" calcext:base-cell-address="Sheet1.H16"/>
            <calcext:condition calcext:apply-style-name="Untitled2" calcext:value="=&quot;s&quot;" calcext:base-cell-address="Sheet1.H16"/>
            <calcext:condition calcext:apply-style-name="Untitled4" calcext:value="=&quot;d&quot;" calcext:base-cell-address="Sheet1.H16"/>
            <calcext:condition calcext:apply-style-name="Untitled5" calcext:value="=&quot;b&quot;" calcext:base-cell-address="Sheet1.H16"/>
          </calcext:conditional-format>
          <calcext:conditional-format calcext:target-range-address="Sheet1.I15:Sheet1.I15">
            <calcext:condition calcext:apply-style-name="Untitled1" calcext:value="=&quot;r&quot;" calcext:base-cell-address="Sheet1.I15"/>
            <calcext:condition calcext:apply-style-name="Untitled2" calcext:value="=&quot;s&quot;" calcext:base-cell-address="Sheet1.I15"/>
            <calcext:condition calcext:apply-style-name="Untitled4" calcext:value="=&quot;d&quot;" calcext:base-cell-address="Sheet1.I15"/>
            <calcext:condition calcext:apply-style-name="Untitled5" calcext:value="=&quot;b&quot;" calcext:base-cell-address="Sheet1.I15"/>
          </calcext:conditional-format>
          <calcext:conditional-format calcext:target-range-address="Sheet1.I16:Sheet1.I16">
            <calcext:condition calcext:apply-style-name="Untitled1" calcext:value="=&quot;r&quot;" calcext:base-cell-address="Sheet1.I16"/>
            <calcext:condition calcext:apply-style-name="Untitled2" calcext:value="=&quot;s&quot;" calcext:base-cell-address="Sheet1.I16"/>
            <calcext:condition calcext:apply-style-name="Untitled4" calcext:value="=&quot;d&quot;" calcext:base-cell-address="Sheet1.I16"/>
            <calcext:condition calcext:apply-style-name="Untitled5" calcext:value="=&quot;b&quot;" calcext:base-cell-address="Sheet1.I16"/>
          </calcext:conditional-format>
          <calcext:conditional-format calcext:target-range-address="Sheet1.J15:Sheet1.J15">
            <calcext:condition calcext:apply-style-name="Untitled1" calcext:value="=&quot;r&quot;" calcext:base-cell-address="Sheet1.J15"/>
            <calcext:condition calcext:apply-style-name="Untitled2" calcext:value="=&quot;s&quot;" calcext:base-cell-address="Sheet1.J15"/>
            <calcext:condition calcext:apply-style-name="Untitled4" calcext:value="=&quot;d&quot;" calcext:base-cell-address="Sheet1.J15"/>
            <calcext:condition calcext:apply-style-name="Untitled5" calcext:value="=&quot;b&quot;" calcext:base-cell-address="Sheet1.J15"/>
          </calcext:conditional-format>
          <calcext:conditional-format calcext:target-range-address="Sheet1.J16:Sheet1.J16">
            <calcext:condition calcext:apply-style-name="Untitled1" calcext:value="=&quot;r&quot;" calcext:base-cell-address="Sheet1.J16"/>
            <calcext:condition calcext:apply-style-name="Untitled2" calcext:value="=&quot;s&quot;" calcext:base-cell-address="Sheet1.J16"/>
            <calcext:condition calcext:apply-style-name="Untitled4" calcext:value="=&quot;d&quot;" calcext:base-cell-address="Sheet1.J16"/>
            <calcext:condition calcext:apply-style-name="Untitled5" calcext:value="=&quot;b&quot;" calcext:base-cell-address="Sheet1.J16"/>
          </calcext:conditional-format>
          <calcext:conditional-format calcext:target-range-address="Sheet1.K15:Sheet1.K15">
            <calcext:condition calcext:apply-style-name="Untitled1" calcext:value="=&quot;r&quot;" calcext:base-cell-address="Sheet1.K15"/>
            <calcext:condition calcext:apply-style-name="Untitled2" calcext:value="=&quot;s&quot;" calcext:base-cell-address="Sheet1.K15"/>
            <calcext:condition calcext:apply-style-name="Untitled4" calcext:value="=&quot;d&quot;" calcext:base-cell-address="Sheet1.K15"/>
            <calcext:condition calcext:apply-style-name="Untitled5" calcext:value="=&quot;b&quot;" calcext:base-cell-address="Sheet1.K15"/>
          </calcext:conditional-format>
          <calcext:conditional-format calcext:target-range-address="Sheet1.K16:Sheet1.K16">
            <calcext:condition calcext:apply-style-name="Untitled1" calcext:value="=&quot;r&quot;" calcext:base-cell-address="Sheet1.K16"/>
            <calcext:condition calcext:apply-style-name="Untitled2" calcext:value="=&quot;s&quot;" calcext:base-cell-address="Sheet1.K16"/>
            <calcext:condition calcext:apply-style-name="Untitled4" calcext:value="=&quot;d&quot;" calcext:base-cell-address="Sheet1.K16"/>
            <calcext:condition calcext:apply-style-name="Untitled5" calcext:value="=&quot;b&quot;" calcext:base-cell-address="Sheet1.K16"/>
          </calcext:conditional-format>
          <calcext:conditional-format calcext:target-range-address="Sheet1.L15:Sheet1.L15">
            <calcext:condition calcext:apply-style-name="Untitled1" calcext:value="=&quot;r&quot;" calcext:base-cell-address="Sheet1.L15"/>
            <calcext:condition calcext:apply-style-name="Untitled2" calcext:value="=&quot;s&quot;" calcext:base-cell-address="Sheet1.L15"/>
            <calcext:condition calcext:apply-style-name="Untitled4" calcext:value="=&quot;d&quot;" calcext:base-cell-address="Sheet1.L15"/>
            <calcext:condition calcext:apply-style-name="Untitled5" calcext:value="=&quot;b&quot;" calcext:base-cell-address="Sheet1.L15"/>
          </calcext:conditional-format>
          <calcext:conditional-format calcext:target-range-address="Sheet1.L16:Sheet1.L16">
            <calcext:condition calcext:apply-style-name="Untitled1" calcext:value="=&quot;r&quot;" calcext:base-cell-address="Sheet1.L16"/>
            <calcext:condition calcext:apply-style-name="Untitled2" calcext:value="=&quot;s&quot;" calcext:base-cell-address="Sheet1.L16"/>
            <calcext:condition calcext:apply-style-name="Untitled4" calcext:value="=&quot;d&quot;" calcext:base-cell-address="Sheet1.L16"/>
            <calcext:condition calcext:apply-style-name="Untitled5" calcext:value="=&quot;b&quot;" calcext:base-cell-address="Sheet1.L16"/>
          </calcext:conditional-format>
          <calcext:conditional-format calcext:target-range-address="Sheet1.M15:Sheet1.M15">
            <calcext:condition calcext:apply-style-name="Untitled1" calcext:value="=&quot;r&quot;" calcext:base-cell-address="Sheet1.M15"/>
            <calcext:condition calcext:apply-style-name="Untitled2" calcext:value="=&quot;s&quot;" calcext:base-cell-address="Sheet1.M15"/>
            <calcext:condition calcext:apply-style-name="Untitled4" calcext:value="=&quot;d&quot;" calcext:base-cell-address="Sheet1.M15"/>
            <calcext:condition calcext:apply-style-name="Untitled5" calcext:value="=&quot;b&quot;" calcext:base-cell-address="Sheet1.M15"/>
          </calcext:conditional-format>
          <calcext:conditional-format calcext:target-range-address="Sheet1.M16:Sheet1.M16">
            <calcext:condition calcext:apply-style-name="Untitled1" calcext:value="=&quot;r&quot;" calcext:base-cell-address="Sheet1.M16"/>
            <calcext:condition calcext:apply-style-name="Untitled2" calcext:value="=&quot;s&quot;" calcext:base-cell-address="Sheet1.M16"/>
            <calcext:condition calcext:apply-style-name="Untitled4" calcext:value="=&quot;d&quot;" calcext:base-cell-address="Sheet1.M16"/>
            <calcext:condition calcext:apply-style-name="Untitled5" calcext:value="=&quot;b&quot;" calcext:base-cell-address="Sheet1.M16"/>
          </calcext:conditional-format>
          <calcext:conditional-format calcext:target-range-address="Sheet1.N15:Sheet1.N15">
            <calcext:condition calcext:apply-style-name="Untitled1" calcext:value="=&quot;r&quot;" calcext:base-cell-address="Sheet1.N15"/>
            <calcext:condition calcext:apply-style-name="Untitled2" calcext:value="=&quot;s&quot;" calcext:base-cell-address="Sheet1.N15"/>
            <calcext:condition calcext:apply-style-name="Untitled4" calcext:value="=&quot;d&quot;" calcext:base-cell-address="Sheet1.N15"/>
            <calcext:condition calcext:apply-style-name="Untitled5" calcext:value="=&quot;b&quot;" calcext:base-cell-address="Sheet1.N15"/>
          </calcext:conditional-format>
          <calcext:conditional-format calcext:target-range-address="Sheet1.N16:Sheet1.N16">
            <calcext:condition calcext:apply-style-name="Untitled1" calcext:value="=&quot;r&quot;" calcext:base-cell-address="Sheet1.N16"/>
            <calcext:condition calcext:apply-style-name="Untitled2" calcext:value="=&quot;s&quot;" calcext:base-cell-address="Sheet1.N16"/>
            <calcext:condition calcext:apply-style-name="Untitled4" calcext:value="=&quot;d&quot;" calcext:base-cell-address="Sheet1.N16"/>
            <calcext:condition calcext:apply-style-name="Untitled5" calcext:value="=&quot;b&quot;" calcext:base-cell-address="Sheet1.N16"/>
          </calcext:conditional-format>
          <calcext:conditional-format calcext:target-range-address="Sheet1.O15:Sheet1.O15">
            <calcext:condition calcext:apply-style-name="Untitled1" calcext:value="=&quot;r&quot;" calcext:base-cell-address="Sheet1.O15"/>
            <calcext:condition calcext:apply-style-name="Untitled2" calcext:value="=&quot;s&quot;" calcext:base-cell-address="Sheet1.O15"/>
            <calcext:condition calcext:apply-style-name="Untitled4" calcext:value="=&quot;d&quot;" calcext:base-cell-address="Sheet1.O15"/>
            <calcext:condition calcext:apply-style-name="Untitled5" calcext:value="=&quot;b&quot;" calcext:base-cell-address="Sheet1.O15"/>
          </calcext:conditional-format>
          <calcext:conditional-format calcext:target-range-address="Sheet1.O16:Sheet1.O16">
            <calcext:condition calcext:apply-style-name="Untitled1" calcext:value="=&quot;r&quot;" calcext:base-cell-address="Sheet1.O16"/>
            <calcext:condition calcext:apply-style-name="Untitled2" calcext:value="=&quot;s&quot;" calcext:base-cell-address="Sheet1.O16"/>
            <calcext:condition calcext:apply-style-name="Untitled4" calcext:value="=&quot;d&quot;" calcext:base-cell-address="Sheet1.O16"/>
            <calcext:condition calcext:apply-style-name="Untitled5" calcext:value="=&quot;b&quot;" calcext:base-cell-address="Sheet1.O16"/>
          </calcext:conditional-format>
          <calcext:conditional-format calcext:target-range-address="Sheet1.P15:Sheet1.P15">
            <calcext:condition calcext:apply-style-name="Untitled1" calcext:value="=&quot;r&quot;" calcext:base-cell-address="Sheet1.P15"/>
            <calcext:condition calcext:apply-style-name="Untitled2" calcext:value="=&quot;s&quot;" calcext:base-cell-address="Sheet1.P15"/>
            <calcext:condition calcext:apply-style-name="Untitled4" calcext:value="=&quot;d&quot;" calcext:base-cell-address="Sheet1.P15"/>
            <calcext:condition calcext:apply-style-name="Untitled5" calcext:value="=&quot;b&quot;" calcext:base-cell-address="Sheet1.P15"/>
          </calcext:conditional-format>
          <calcext:conditional-format calcext:target-range-address="Sheet1.P16:Sheet1.P16">
            <calcext:condition calcext:apply-style-name="Untitled1" calcext:value="=&quot;r&quot;" calcext:base-cell-address="Sheet1.P16"/>
            <calcext:condition calcext:apply-style-name="Untitled2" calcext:value="=&quot;s&quot;" calcext:base-cell-address="Sheet1.P16"/>
            <calcext:condition calcext:apply-style-name="Untitled4" calcext:value="=&quot;d&quot;" calcext:base-cell-address="Sheet1.P16"/>
            <calcext:condition calcext:apply-style-name="Untitled5" calcext:value="=&quot;b&quot;" calcext:base-cell-address="Sheet1.P16"/>
          </calcext:conditional-format>
          <calcext:conditional-format calcext:target-range-address="Sheet1.Q15:Sheet1.Q15">
            <calcext:condition calcext:apply-style-name="Untitled1" calcext:value="=&quot;r&quot;" calcext:base-cell-address="Sheet1.Q15"/>
            <calcext:condition calcext:apply-style-name="Untitled2" calcext:value="=&quot;s&quot;" calcext:base-cell-address="Sheet1.Q15"/>
            <calcext:condition calcext:apply-style-name="Untitled4" calcext:value="=&quot;d&quot;" calcext:base-cell-address="Sheet1.Q15"/>
            <calcext:condition calcext:apply-style-name="Untitled5" calcext:value="=&quot;b&quot;" calcext:base-cell-address="Sheet1.Q15"/>
          </calcext:conditional-format>
          <calcext:conditional-format calcext:target-range-address="Sheet1.Q16:Sheet1.Q16">
            <calcext:condition calcext:apply-style-name="Untitled1" calcext:value="=&quot;r&quot;" calcext:base-cell-address="Sheet1.Q16"/>
            <calcext:condition calcext:apply-style-name="Untitled2" calcext:value="=&quot;s&quot;" calcext:base-cell-address="Sheet1.Q16"/>
            <calcext:condition calcext:apply-style-name="Untitled4" calcext:value="=&quot;d&quot;" calcext:base-cell-address="Sheet1.Q16"/>
            <calcext:condition calcext:apply-style-name="Untitled5" calcext:value="=&quot;b&quot;" calcext:base-cell-address="Sheet1.Q16"/>
          </calcext:conditional-format>
          <calcext:conditional-format calcext:target-range-address="Sheet1.R15:Sheet1.R15">
            <calcext:condition calcext:apply-style-name="Untitled1" calcext:value="=&quot;r&quot;" calcext:base-cell-address="Sheet1.R15"/>
            <calcext:condition calcext:apply-style-name="Untitled2" calcext:value="=&quot;s&quot;" calcext:base-cell-address="Sheet1.R15"/>
            <calcext:condition calcext:apply-style-name="Untitled4" calcext:value="=&quot;d&quot;" calcext:base-cell-address="Sheet1.R15"/>
            <calcext:condition calcext:apply-style-name="Untitled5" calcext:value="=&quot;b&quot;" calcext:base-cell-address="Sheet1.R15"/>
          </calcext:conditional-format>
          <calcext:conditional-format calcext:target-range-address="Sheet1.R16:Sheet1.R16">
            <calcext:condition calcext:apply-style-name="Untitled1" calcext:value="=&quot;r&quot;" calcext:base-cell-address="Sheet1.R16"/>
            <calcext:condition calcext:apply-style-name="Untitled2" calcext:value="=&quot;s&quot;" calcext:base-cell-address="Sheet1.R16"/>
            <calcext:condition calcext:apply-style-name="Untitled4" calcext:value="=&quot;d&quot;" calcext:base-cell-address="Sheet1.R16"/>
            <calcext:condition calcext:apply-style-name="Untitled5" calcext:value="=&quot;b&quot;" calcext:base-cell-address="Sheet1.R16"/>
          </calcext:conditional-format>
          <calcext:conditional-format calcext:target-range-address="Sheet1.S15:Sheet1.S15">
            <calcext:condition calcext:apply-style-name="Untitled1" calcext:value="=&quot;r&quot;" calcext:base-cell-address="Sheet1.S15"/>
            <calcext:condition calcext:apply-style-name="Untitled2" calcext:value="=&quot;s&quot;" calcext:base-cell-address="Sheet1.S15"/>
            <calcext:condition calcext:apply-style-name="Untitled4" calcext:value="=&quot;d&quot;" calcext:base-cell-address="Sheet1.S15"/>
            <calcext:condition calcext:apply-style-name="Untitled5" calcext:value="=&quot;b&quot;" calcext:base-cell-address="Sheet1.S15"/>
          </calcext:conditional-format>
          <calcext:conditional-format calcext:target-range-address="Sheet1.S16:Sheet1.S16">
            <calcext:condition calcext:apply-style-name="Untitled1" calcext:value="=&quot;r&quot;" calcext:base-cell-address="Sheet1.S16"/>
            <calcext:condition calcext:apply-style-name="Untitled2" calcext:value="=&quot;s&quot;" calcext:base-cell-address="Sheet1.S16"/>
            <calcext:condition calcext:apply-style-name="Untitled4" calcext:value="=&quot;d&quot;" calcext:base-cell-address="Sheet1.S16"/>
            <calcext:condition calcext:apply-style-name="Untitled5" calcext:value="=&quot;b&quot;" calcext:base-cell-address="Sheet1.S16"/>
          </calcext:conditional-format>
          <calcext:conditional-format calcext:target-range-address="Sheet1.D9:Sheet1.D9">
            <calcext:condition calcext:apply-style-name="Untitled1" calcext:value="=&quot;r&quot;" calcext:base-cell-address="Sheet1.D9"/>
            <calcext:condition calcext:apply-style-name="Untitled2" calcext:value="=&quot;s&quot;" calcext:base-cell-address="Sheet1.D9"/>
            <calcext:condition calcext:apply-style-name="Untitled4" calcext:value="=&quot;d&quot;" calcext:base-cell-address="Sheet1.D9"/>
            <calcext:condition calcext:apply-style-name="Untitled5" calcext:value="=&quot;b&quot;" calcext:base-cell-address="Sheet1.D9"/>
          </calcext:conditional-format>
          <calcext:conditional-format calcext:target-range-address="Sheet1.D10:Sheet1.D10">
            <calcext:condition calcext:apply-style-name="Untitled1" calcext:value="=&quot;r&quot;" calcext:base-cell-address="Sheet1.D10"/>
            <calcext:condition calcext:apply-style-name="Untitled2" calcext:value="=&quot;s&quot;" calcext:base-cell-address="Sheet1.D10"/>
            <calcext:condition calcext:apply-style-name="Untitled4" calcext:value="=&quot;d&quot;" calcext:base-cell-address="Sheet1.D10"/>
            <calcext:condition calcext:apply-style-name="Untitled5" calcext:value="=&quot;b&quot;" calcext:base-cell-address="Sheet1.D10"/>
          </calcext:conditional-format>
          <calcext:conditional-format calcext:target-range-address="Sheet1.E9:Sheet1.E9">
            <calcext:condition calcext:apply-style-name="Untitled1" calcext:value="=&quot;r&quot;" calcext:base-cell-address="Sheet1.E9"/>
            <calcext:condition calcext:apply-style-name="Untitled2" calcext:value="=&quot;s&quot;" calcext:base-cell-address="Sheet1.E9"/>
            <calcext:condition calcext:apply-style-name="Untitled4" calcext:value="=&quot;d&quot;" calcext:base-cell-address="Sheet1.E9"/>
            <calcext:condition calcext:apply-style-name="Untitled5" calcext:value="=&quot;b&quot;" calcext:base-cell-address="Sheet1.E9"/>
          </calcext:conditional-format>
          <calcext:conditional-format calcext:target-range-address="Sheet1.E10:Sheet1.E10">
            <calcext:condition calcext:apply-style-name="Untitled1" calcext:value="=&quot;r&quot;" calcext:base-cell-address="Sheet1.E10"/>
            <calcext:condition calcext:apply-style-name="Untitled2" calcext:value="=&quot;s&quot;" calcext:base-cell-address="Sheet1.E10"/>
            <calcext:condition calcext:apply-style-name="Untitled4" calcext:value="=&quot;d&quot;" calcext:base-cell-address="Sheet1.E10"/>
            <calcext:condition calcext:apply-style-name="Untitled5" calcext:value="=&quot;b&quot;" calcext:base-cell-address="Sheet1.E10"/>
          </calcext:conditional-format>
          <calcext:conditional-format calcext:target-range-address="Sheet1.D12:Sheet1.D12">
            <calcext:condition calcext:apply-style-name="Untitled1" calcext:value="=&quot;r&quot;" calcext:base-cell-address="Sheet1.D12"/>
            <calcext:condition calcext:apply-style-name="Untitled2" calcext:value="=&quot;s&quot;" calcext:base-cell-address="Sheet1.D12"/>
            <calcext:condition calcext:apply-style-name="Untitled4" calcext:value="=&quot;d&quot;" calcext:base-cell-address="Sheet1.D12"/>
            <calcext:condition calcext:apply-style-name="Untitled5" calcext:value="=&quot;b&quot;" calcext:base-cell-address="Sheet1.D12"/>
          </calcext:conditional-format>
          <calcext:conditional-format calcext:target-range-address="Sheet1.D13:Sheet1.D13">
            <calcext:condition calcext:apply-style-name="Untitled1" calcext:value="=&quot;r&quot;" calcext:base-cell-address="Sheet1.D13"/>
            <calcext:condition calcext:apply-style-name="Untitled2" calcext:value="=&quot;s&quot;" calcext:base-cell-address="Sheet1.D13"/>
            <calcext:condition calcext:apply-style-name="Untitled4" calcext:value="=&quot;d&quot;" calcext:base-cell-address="Sheet1.D13"/>
            <calcext:condition calcext:apply-style-name="Untitled5" calcext:value="=&quot;b&quot;" calcext:base-cell-address="Sheet1.D13"/>
          </calcext:conditional-format>
          <calcext:conditional-format calcext:target-range-address="Sheet1.E12:Sheet1.E12">
            <calcext:condition calcext:apply-style-name="Untitled1" calcext:value="=&quot;r&quot;" calcext:base-cell-address="Sheet1.E12"/>
            <calcext:condition calcext:apply-style-name="Untitled2" calcext:value="=&quot;s&quot;" calcext:base-cell-address="Sheet1.E12"/>
            <calcext:condition calcext:apply-style-name="Untitled4" calcext:value="=&quot;d&quot;" calcext:base-cell-address="Sheet1.E12"/>
            <calcext:condition calcext:apply-style-name="Untitled5" calcext:value="=&quot;b&quot;" calcext:base-cell-address="Sheet1.E12"/>
          </calcext:conditional-format>
          <calcext:conditional-format calcext:target-range-address="Sheet1.E13:Sheet1.E13">
            <calcext:condition calcext:apply-style-name="Untitled1" calcext:value="=&quot;r&quot;" calcext:base-cell-address="Sheet1.E13"/>
            <calcext:condition calcext:apply-style-name="Untitled2" calcext:value="=&quot;s&quot;" calcext:base-cell-address="Sheet1.E13"/>
            <calcext:condition calcext:apply-style-name="Untitled4" calcext:value="=&quot;d&quot;" calcext:base-cell-address="Sheet1.E13"/>
            <calcext:condition calcext:apply-style-name="Untitled5" calcext:value="=&quot;b&quot;" calcext:base-cell-address="Sheet1.E13"/>
          </calcext:conditional-format>
          <calcext:conditional-format calcext:target-range-address="Sheet1.D15:Sheet1.D15">
            <calcext:condition calcext:apply-style-name="Untitled1" calcext:value="=&quot;r&quot;" calcext:base-cell-address="Sheet1.D15"/>
            <calcext:condition calcext:apply-style-name="Untitled2" calcext:value="=&quot;s&quot;" calcext:base-cell-address="Sheet1.D15"/>
            <calcext:condition calcext:apply-style-name="Untitled4" calcext:value="=&quot;d&quot;" calcext:base-cell-address="Sheet1.D15"/>
            <calcext:condition calcext:apply-style-name="Untitled5" calcext:value="=&quot;b&quot;" calcext:base-cell-address="Sheet1.D15"/>
          </calcext:conditional-format>
          <calcext:conditional-format calcext:target-range-address="Sheet1.D16:Sheet1.D16">
            <calcext:condition calcext:apply-style-name="Untitled1" calcext:value="=&quot;r&quot;" calcext:base-cell-address="Sheet1.D16"/>
            <calcext:condition calcext:apply-style-name="Untitled2" calcext:value="=&quot;s&quot;" calcext:base-cell-address="Sheet1.D16"/>
            <calcext:condition calcext:apply-style-name="Untitled4" calcext:value="=&quot;d&quot;" calcext:base-cell-address="Sheet1.D16"/>
            <calcext:condition calcext:apply-style-name="Untitled5" calcext:value="=&quot;b&quot;" calcext:base-cell-address="Sheet1.D16"/>
          </calcext:conditional-format>
          <calcext:conditional-format calcext:target-range-address="Sheet1.E15:Sheet1.E15">
            <calcext:condition calcext:apply-style-name="Untitled1" calcext:value="=&quot;r&quot;" calcext:base-cell-address="Sheet1.E15"/>
            <calcext:condition calcext:apply-style-name="Untitled2" calcext:value="=&quot;s&quot;" calcext:base-cell-address="Sheet1.E15"/>
            <calcext:condition calcext:apply-style-name="Untitled4" calcext:value="=&quot;d&quot;" calcext:base-cell-address="Sheet1.E15"/>
            <calcext:condition calcext:apply-style-name="Untitled5" calcext:value="=&quot;b&quot;" calcext:base-cell-address="Sheet1.E15"/>
          </calcext:conditional-format>
          <calcext:conditional-format calcext:target-range-address="Sheet1.E16:Sheet1.E16">
            <calcext:condition calcext:apply-style-name="Untitled1" calcext:value="=&quot;r&quot;" calcext:base-cell-address="Sheet1.E16"/>
            <calcext:condition calcext:apply-style-name="Untitled2" calcext:value="=&quot;s&quot;" calcext:base-cell-address="Sheet1.E16"/>
            <calcext:condition calcext:apply-style-name="Untitled4" calcext:value="=&quot;d&quot;" calcext:base-cell-address="Sheet1.E16"/>
            <calcext:condition calcext:apply-style-name="Untitled5" calcext:value="=&quot;b&quot;" calcext:base-cell-address="Sheet1.E16"/>
          </calcext:conditional-format>
          <calcext:conditional-format calcext:target-range-address="Sheet1.G18:Sheet1.G18">
            <calcext:condition calcext:apply-style-name="Untitled1" calcext:value="=&quot;r&quot;" calcext:base-cell-address="Sheet1.G18"/>
            <calcext:condition calcext:apply-style-name="Untitled2" calcext:value="=&quot;s&quot;" calcext:base-cell-address="Sheet1.G18"/>
            <calcext:condition calcext:apply-style-name="Untitled4" calcext:value="=&quot;d&quot;" calcext:base-cell-address="Sheet1.G18"/>
            <calcext:condition calcext:apply-style-name="Untitled5" calcext:value="=&quot;b&quot;" calcext:base-cell-address="Sheet1.G18"/>
          </calcext:conditional-format>
          <calcext:conditional-format calcext:target-range-address="Sheet1.G19:Sheet1.G19">
            <calcext:condition calcext:apply-style-name="Untitled1" calcext:value="=&quot;r&quot;" calcext:base-cell-address="Sheet1.G19"/>
            <calcext:condition calcext:apply-style-name="Untitled2" calcext:value="=&quot;s&quot;" calcext:base-cell-address="Sheet1.G19"/>
            <calcext:condition calcext:apply-style-name="Untitled4" calcext:value="=&quot;d&quot;" calcext:base-cell-address="Sheet1.G19"/>
            <calcext:condition calcext:apply-style-name="Untitled5" calcext:value="=&quot;b&quot;" calcext:base-cell-address="Sheet1.G19"/>
          </calcext:conditional-format>
          <calcext:conditional-format calcext:target-range-address="Sheet1.H18:Sheet1.H18">
            <calcext:condition calcext:apply-style-name="Untitled1" calcext:value="=&quot;r&quot;" calcext:base-cell-address="Sheet1.H18"/>
            <calcext:condition calcext:apply-style-name="Untitled2" calcext:value="=&quot;s&quot;" calcext:base-cell-address="Sheet1.H18"/>
            <calcext:condition calcext:apply-style-name="Untitled4" calcext:value="=&quot;d&quot;" calcext:base-cell-address="Sheet1.H18"/>
            <calcext:condition calcext:apply-style-name="Untitled5" calcext:value="=&quot;b&quot;" calcext:base-cell-address="Sheet1.H18"/>
          </calcext:conditional-format>
          <calcext:conditional-format calcext:target-range-address="Sheet1.H19:Sheet1.H19">
            <calcext:condition calcext:apply-style-name="Untitled1" calcext:value="=&quot;r&quot;" calcext:base-cell-address="Sheet1.H19"/>
            <calcext:condition calcext:apply-style-name="Untitled2" calcext:value="=&quot;s&quot;" calcext:base-cell-address="Sheet1.H19"/>
            <calcext:condition calcext:apply-style-name="Untitled4" calcext:value="=&quot;d&quot;" calcext:base-cell-address="Sheet1.H19"/>
            <calcext:condition calcext:apply-style-name="Untitled5" calcext:value="=&quot;b&quot;" calcext:base-cell-address="Sheet1.H19"/>
          </calcext:conditional-format>
          <calcext:conditional-format calcext:target-range-address="Sheet1.I18:Sheet1.I18">
            <calcext:condition calcext:apply-style-name="Untitled1" calcext:value="=&quot;r&quot;" calcext:base-cell-address="Sheet1.I18"/>
            <calcext:condition calcext:apply-style-name="Untitled2" calcext:value="=&quot;s&quot;" calcext:base-cell-address="Sheet1.I18"/>
            <calcext:condition calcext:apply-style-name="Untitled4" calcext:value="=&quot;d&quot;" calcext:base-cell-address="Sheet1.I18"/>
            <calcext:condition calcext:apply-style-name="Untitled5" calcext:value="=&quot;b&quot;" calcext:base-cell-address="Sheet1.I18"/>
          </calcext:conditional-format>
          <calcext:conditional-format calcext:target-range-address="Sheet1.I19:Sheet1.I19">
            <calcext:condition calcext:apply-style-name="Untitled1" calcext:value="=&quot;r&quot;" calcext:base-cell-address="Sheet1.I19"/>
            <calcext:condition calcext:apply-style-name="Untitled2" calcext:value="=&quot;s&quot;" calcext:base-cell-address="Sheet1.I19"/>
            <calcext:condition calcext:apply-style-name="Untitled4" calcext:value="=&quot;d&quot;" calcext:base-cell-address="Sheet1.I19"/>
            <calcext:condition calcext:apply-style-name="Untitled5" calcext:value="=&quot;b&quot;" calcext:base-cell-address="Sheet1.I19"/>
          </calcext:conditional-format>
          <calcext:conditional-format calcext:target-range-address="Sheet1.J18:Sheet1.J18">
            <calcext:condition calcext:apply-style-name="Untitled1" calcext:value="=&quot;r&quot;" calcext:base-cell-address="Sheet1.J18"/>
            <calcext:condition calcext:apply-style-name="Untitled2" calcext:value="=&quot;s&quot;" calcext:base-cell-address="Sheet1.J18"/>
            <calcext:condition calcext:apply-style-name="Untitled4" calcext:value="=&quot;d&quot;" calcext:base-cell-address="Sheet1.J18"/>
            <calcext:condition calcext:apply-style-name="Untitled5" calcext:value="=&quot;b&quot;" calcext:base-cell-address="Sheet1.J18"/>
          </calcext:conditional-format>
          <calcext:conditional-format calcext:target-range-address="Sheet1.J19:Sheet1.J19">
            <calcext:condition calcext:apply-style-name="Untitled1" calcext:value="=&quot;r&quot;" calcext:base-cell-address="Sheet1.J19"/>
            <calcext:condition calcext:apply-style-name="Untitled2" calcext:value="=&quot;s&quot;" calcext:base-cell-address="Sheet1.J19"/>
            <calcext:condition calcext:apply-style-name="Untitled4" calcext:value="=&quot;d&quot;" calcext:base-cell-address="Sheet1.J19"/>
            <calcext:condition calcext:apply-style-name="Untitled5" calcext:value="=&quot;b&quot;" calcext:base-cell-address="Sheet1.J19"/>
          </calcext:conditional-format>
          <calcext:conditional-format calcext:target-range-address="Sheet1.K18:Sheet1.K18">
            <calcext:condition calcext:apply-style-name="Untitled1" calcext:value="=&quot;r&quot;" calcext:base-cell-address="Sheet1.K18"/>
            <calcext:condition calcext:apply-style-name="Untitled2" calcext:value="=&quot;s&quot;" calcext:base-cell-address="Sheet1.K18"/>
            <calcext:condition calcext:apply-style-name="Untitled4" calcext:value="=&quot;d&quot;" calcext:base-cell-address="Sheet1.K18"/>
            <calcext:condition calcext:apply-style-name="Untitled5" calcext:value="=&quot;b&quot;" calcext:base-cell-address="Sheet1.K18"/>
          </calcext:conditional-format>
          <calcext:conditional-format calcext:target-range-address="Sheet1.K19:Sheet1.K19">
            <calcext:condition calcext:apply-style-name="Untitled1" calcext:value="=&quot;r&quot;" calcext:base-cell-address="Sheet1.K19"/>
            <calcext:condition calcext:apply-style-name="Untitled2" calcext:value="=&quot;s&quot;" calcext:base-cell-address="Sheet1.K19"/>
            <calcext:condition calcext:apply-style-name="Untitled4" calcext:value="=&quot;d&quot;" calcext:base-cell-address="Sheet1.K19"/>
            <calcext:condition calcext:apply-style-name="Untitled5" calcext:value="=&quot;b&quot;" calcext:base-cell-address="Sheet1.K19"/>
          </calcext:conditional-format>
          <calcext:conditional-format calcext:target-range-address="Sheet1.L18:Sheet1.L18">
            <calcext:condition calcext:apply-style-name="Untitled1" calcext:value="=&quot;r&quot;" calcext:base-cell-address="Sheet1.L18"/>
            <calcext:condition calcext:apply-style-name="Untitled2" calcext:value="=&quot;s&quot;" calcext:base-cell-address="Sheet1.L18"/>
            <calcext:condition calcext:apply-style-name="Untitled4" calcext:value="=&quot;d&quot;" calcext:base-cell-address="Sheet1.L18"/>
            <calcext:condition calcext:apply-style-name="Untitled5" calcext:value="=&quot;b&quot;" calcext:base-cell-address="Sheet1.L18"/>
          </calcext:conditional-format>
          <calcext:conditional-format calcext:target-range-address="Sheet1.L19:Sheet1.L19">
            <calcext:condition calcext:apply-style-name="Untitled1" calcext:value="=&quot;r&quot;" calcext:base-cell-address="Sheet1.L19"/>
            <calcext:condition calcext:apply-style-name="Untitled2" calcext:value="=&quot;s&quot;" calcext:base-cell-address="Sheet1.L19"/>
            <calcext:condition calcext:apply-style-name="Untitled4" calcext:value="=&quot;d&quot;" calcext:base-cell-address="Sheet1.L19"/>
            <calcext:condition calcext:apply-style-name="Untitled5" calcext:value="=&quot;b&quot;" calcext:base-cell-address="Sheet1.L19"/>
          </calcext:conditional-format>
          <calcext:conditional-format calcext:target-range-address="Sheet1.M18:Sheet1.M18">
            <calcext:condition calcext:apply-style-name="Untitled1" calcext:value="=&quot;r&quot;" calcext:base-cell-address="Sheet1.M18"/>
            <calcext:condition calcext:apply-style-name="Untitled2" calcext:value="=&quot;s&quot;" calcext:base-cell-address="Sheet1.M18"/>
            <calcext:condition calcext:apply-style-name="Untitled4" calcext:value="=&quot;d&quot;" calcext:base-cell-address="Sheet1.M18"/>
            <calcext:condition calcext:apply-style-name="Untitled5" calcext:value="=&quot;b&quot;" calcext:base-cell-address="Sheet1.M18"/>
          </calcext:conditional-format>
          <calcext:conditional-format calcext:target-range-address="Sheet1.M19:Sheet1.M19">
            <calcext:condition calcext:apply-style-name="Untitled1" calcext:value="=&quot;r&quot;" calcext:base-cell-address="Sheet1.M19"/>
            <calcext:condition calcext:apply-style-name="Untitled2" calcext:value="=&quot;s&quot;" calcext:base-cell-address="Sheet1.M19"/>
            <calcext:condition calcext:apply-style-name="Untitled4" calcext:value="=&quot;d&quot;" calcext:base-cell-address="Sheet1.M19"/>
            <calcext:condition calcext:apply-style-name="Untitled5" calcext:value="=&quot;b&quot;" calcext:base-cell-address="Sheet1.M19"/>
          </calcext:conditional-format>
          <calcext:conditional-format calcext:target-range-address="Sheet1.C18:Sheet1.C18">
            <calcext:condition calcext:apply-style-name="Untitled1" calcext:value="=&quot;r&quot;" calcext:base-cell-address="Sheet1.C18"/>
            <calcext:condition calcext:apply-style-name="Untitled2" calcext:value="=&quot;s&quot;" calcext:base-cell-address="Sheet1.C18"/>
            <calcext:condition calcext:apply-style-name="Untitled4" calcext:value="=&quot;d&quot;" calcext:base-cell-address="Sheet1.C18"/>
            <calcext:condition calcext:apply-style-name="Untitled5" calcext:value="=&quot;b&quot;" calcext:base-cell-address="Sheet1.C18"/>
          </calcext:conditional-format>
          <calcext:conditional-format calcext:target-range-address="Sheet1.C19:Sheet1.C19">
            <calcext:condition calcext:apply-style-name="Untitled1" calcext:value="=&quot;r&quot;" calcext:base-cell-address="Sheet1.C19"/>
            <calcext:condition calcext:apply-style-name="Untitled2" calcext:value="=&quot;s&quot;" calcext:base-cell-address="Sheet1.C19"/>
            <calcext:condition calcext:apply-style-name="Untitled4" calcext:value="=&quot;d&quot;" calcext:base-cell-address="Sheet1.C19"/>
            <calcext:condition calcext:apply-style-name="Untitled5" calcext:value="=&quot;b&quot;" calcext:base-cell-address="Sheet1.C19"/>
          </calcext:conditional-format>
          <calcext:conditional-format calcext:target-range-address="Sheet1.D18:Sheet1.D18">
            <calcext:condition calcext:apply-style-name="Untitled1" calcext:value="=&quot;r&quot;" calcext:base-cell-address="Sheet1.D18"/>
            <calcext:condition calcext:apply-style-name="Untitled2" calcext:value="=&quot;s&quot;" calcext:base-cell-address="Sheet1.D18"/>
            <calcext:condition calcext:apply-style-name="Untitled4" calcext:value="=&quot;d&quot;" calcext:base-cell-address="Sheet1.D18"/>
            <calcext:condition calcext:apply-style-name="Untitled5" calcext:value="=&quot;b&quot;" calcext:base-cell-address="Sheet1.D18"/>
          </calcext:conditional-format>
          <calcext:conditional-format calcext:target-range-address="Sheet1.D19:Sheet1.D19">
            <calcext:condition calcext:apply-style-name="Untitled1" calcext:value="=&quot;r&quot;" calcext:base-cell-address="Sheet1.D19"/>
            <calcext:condition calcext:apply-style-name="Untitled2" calcext:value="=&quot;s&quot;" calcext:base-cell-address="Sheet1.D19"/>
            <calcext:condition calcext:apply-style-name="Untitled4" calcext:value="=&quot;d&quot;" calcext:base-cell-address="Sheet1.D19"/>
            <calcext:condition calcext:apply-style-name="Untitled5" calcext:value="=&quot;b&quot;" calcext:base-cell-address="Sheet1.D19"/>
          </calcext:conditional-format>
          <calcext:conditional-format calcext:target-range-address="Sheet1.E18:Sheet1.E18">
            <calcext:condition calcext:apply-style-name="Untitled1" calcext:value="=&quot;r&quot;" calcext:base-cell-address="Sheet1.E18"/>
            <calcext:condition calcext:apply-style-name="Untitled2" calcext:value="=&quot;s&quot;" calcext:base-cell-address="Sheet1.E18"/>
            <calcext:condition calcext:apply-style-name="Untitled4" calcext:value="=&quot;d&quot;" calcext:base-cell-address="Sheet1.E18"/>
            <calcext:condition calcext:apply-style-name="Untitled5" calcext:value="=&quot;b&quot;" calcext:base-cell-address="Sheet1.E18"/>
          </calcext:conditional-format>
          <calcext:conditional-format calcext:target-range-address="Sheet1.E19:Sheet1.E19">
            <calcext:condition calcext:apply-style-name="Untitled1" calcext:value="=&quot;r&quot;" calcext:base-cell-address="Sheet1.E19"/>
            <calcext:condition calcext:apply-style-name="Untitled2" calcext:value="=&quot;s&quot;" calcext:base-cell-address="Sheet1.E19"/>
            <calcext:condition calcext:apply-style-name="Untitled4" calcext:value="=&quot;d&quot;" calcext:base-cell-address="Sheet1.E19"/>
            <calcext:condition calcext:apply-style-name="Untitled5" calcext:value="=&quot;b&quot;" calcext:base-cell-address="Sheet1.E19"/>
          </calcext:conditional-format>
          <calcext:conditional-format calcext:target-range-address="Sheet1.C21:Sheet1.C21">
            <calcext:condition calcext:apply-style-name="Untitled1" calcext:value="=&quot;r&quot;" calcext:base-cell-address="Sheet1.C21"/>
            <calcext:condition calcext:apply-style-name="Untitled2" calcext:value="=&quot;s&quot;" calcext:base-cell-address="Sheet1.C21"/>
            <calcext:condition calcext:apply-style-name="Untitled4" calcext:value="=&quot;d&quot;" calcext:base-cell-address="Sheet1.C21"/>
            <calcext:condition calcext:apply-style-name="Untitled5" calcext:value="=&quot;b&quot;" calcext:base-cell-address="Sheet1.C21"/>
          </calcext:conditional-format>
          <calcext:conditional-format calcext:target-range-address="Sheet1.C22:Sheet1.C22">
            <calcext:condition calcext:apply-style-name="Untitled1" calcext:value="=&quot;r&quot;" calcext:base-cell-address="Sheet1.C22"/>
            <calcext:condition calcext:apply-style-name="Untitled2" calcext:value="=&quot;s&quot;" calcext:base-cell-address="Sheet1.C22"/>
            <calcext:condition calcext:apply-style-name="Untitled4" calcext:value="=&quot;d&quot;" calcext:base-cell-address="Sheet1.C22"/>
            <calcext:condition calcext:apply-style-name="Untitled5" calcext:value="=&quot;b&quot;" calcext:base-cell-address="Sheet1.C22"/>
          </calcext:conditional-format>
          <calcext:conditional-format calcext:target-range-address="Sheet1.D21:Sheet1.D21">
            <calcext:condition calcext:apply-style-name="Untitled1" calcext:value="=&quot;r&quot;" calcext:base-cell-address="Sheet1.D21"/>
            <calcext:condition calcext:apply-style-name="Untitled2" calcext:value="=&quot;s&quot;" calcext:base-cell-address="Sheet1.D21"/>
            <calcext:condition calcext:apply-style-name="Untitled4" calcext:value="=&quot;d&quot;" calcext:base-cell-address="Sheet1.D21"/>
            <calcext:condition calcext:apply-style-name="Untitled5" calcext:value="=&quot;b&quot;" calcext:base-cell-address="Sheet1.D21"/>
          </calcext:conditional-format>
          <calcext:conditional-format calcext:target-range-address="Sheet1.D22:Sheet1.D22">
            <calcext:condition calcext:apply-style-name="Untitled1" calcext:value="=&quot;r&quot;" calcext:base-cell-address="Sheet1.D22"/>
            <calcext:condition calcext:apply-style-name="Untitled2" calcext:value="=&quot;s&quot;" calcext:base-cell-address="Sheet1.D22"/>
            <calcext:condition calcext:apply-style-name="Untitled4" calcext:value="=&quot;d&quot;" calcext:base-cell-address="Sheet1.D22"/>
            <calcext:condition calcext:apply-style-name="Untitled5" calcext:value="=&quot;b&quot;" calcext:base-cell-address="Sheet1.D22"/>
          </calcext:conditional-format>
          <calcext:conditional-format calcext:target-range-address="Sheet1.E21:Sheet1.E21">
            <calcext:condition calcext:apply-style-name="Untitled1" calcext:value="=&quot;r&quot;" calcext:base-cell-address="Sheet1.E21"/>
            <calcext:condition calcext:apply-style-name="Untitled2" calcext:value="=&quot;s&quot;" calcext:base-cell-address="Sheet1.E21"/>
            <calcext:condition calcext:apply-style-name="Untitled4" calcext:value="=&quot;d&quot;" calcext:base-cell-address="Sheet1.E21"/>
            <calcext:condition calcext:apply-style-name="Untitled5" calcext:value="=&quot;b&quot;" calcext:base-cell-address="Sheet1.E21"/>
          </calcext:conditional-format>
          <calcext:conditional-format calcext:target-range-address="Sheet1.E22:Sheet1.E22">
            <calcext:condition calcext:apply-style-name="Untitled1" calcext:value="=&quot;r&quot;" calcext:base-cell-address="Sheet1.E22"/>
            <calcext:condition calcext:apply-style-name="Untitled2" calcext:value="=&quot;s&quot;" calcext:base-cell-address="Sheet1.E22"/>
            <calcext:condition calcext:apply-style-name="Untitled4" calcext:value="=&quot;d&quot;" calcext:base-cell-address="Sheet1.E22"/>
            <calcext:condition calcext:apply-style-name="Untitled5" calcext:value="=&quot;b&quot;" calcext:base-cell-address="Sheet1.E22"/>
          </calcext:conditional-format>
          <calcext:conditional-format calcext:target-range-address="Sheet1.F21:Sheet1.F21">
            <calcext:condition calcext:apply-style-name="Untitled1" calcext:value="=&quot;r&quot;" calcext:base-cell-address="Sheet1.F21"/>
            <calcext:condition calcext:apply-style-name="Untitled2" calcext:value="=&quot;s&quot;" calcext:base-cell-address="Sheet1.F21"/>
            <calcext:condition calcext:apply-style-name="Untitled4" calcext:value="=&quot;d&quot;" calcext:base-cell-address="Sheet1.F21"/>
            <calcext:condition calcext:apply-style-name="Untitled5" calcext:value="=&quot;b&quot;" calcext:base-cell-address="Sheet1.F21"/>
          </calcext:conditional-format>
          <calcext:conditional-format calcext:target-range-address="Sheet1.F22:Sheet1.F22">
            <calcext:condition calcext:apply-style-name="Untitled1" calcext:value="=&quot;r&quot;" calcext:base-cell-address="Sheet1.F22"/>
            <calcext:condition calcext:apply-style-name="Untitled2" calcext:value="=&quot;s&quot;" calcext:base-cell-address="Sheet1.F22"/>
            <calcext:condition calcext:apply-style-name="Untitled4" calcext:value="=&quot;d&quot;" calcext:base-cell-address="Sheet1.F22"/>
            <calcext:condition calcext:apply-style-name="Untitled5" calcext:value="=&quot;b&quot;" calcext:base-cell-address="Sheet1.F22"/>
          </calcext:conditional-format>
          <calcext:conditional-format calcext:target-range-address="Sheet1.G21:Sheet1.G21">
            <calcext:condition calcext:apply-style-name="Untitled1" calcext:value="=&quot;r&quot;" calcext:base-cell-address="Sheet1.G21"/>
            <calcext:condition calcext:apply-style-name="Untitled2" calcext:value="=&quot;s&quot;" calcext:base-cell-address="Sheet1.G21"/>
            <calcext:condition calcext:apply-style-name="Untitled4" calcext:value="=&quot;d&quot;" calcext:base-cell-address="Sheet1.G21"/>
            <calcext:condition calcext:apply-style-name="Untitled5" calcext:value="=&quot;b&quot;" calcext:base-cell-address="Sheet1.G21"/>
          </calcext:conditional-format>
          <calcext:conditional-format calcext:target-range-address="Sheet1.G22:Sheet1.G22">
            <calcext:condition calcext:apply-style-name="Untitled1" calcext:value="=&quot;r&quot;" calcext:base-cell-address="Sheet1.G22"/>
            <calcext:condition calcext:apply-style-name="Untitled2" calcext:value="=&quot;s&quot;" calcext:base-cell-address="Sheet1.G22"/>
            <calcext:condition calcext:apply-style-name="Untitled4" calcext:value="=&quot;d&quot;" calcext:base-cell-address="Sheet1.G22"/>
            <calcext:condition calcext:apply-style-name="Untitled5" calcext:value="=&quot;b&quot;" calcext:base-cell-address="Sheet1.G22"/>
          </calcext:conditional-format>
          <calcext:conditional-format calcext:target-range-address="Sheet1.H21:Sheet1.H21">
            <calcext:condition calcext:apply-style-name="Untitled1" calcext:value="=&quot;r&quot;" calcext:base-cell-address="Sheet1.H21"/>
            <calcext:condition calcext:apply-style-name="Untitled2" calcext:value="=&quot;s&quot;" calcext:base-cell-address="Sheet1.H21"/>
            <calcext:condition calcext:apply-style-name="Untitled4" calcext:value="=&quot;d&quot;" calcext:base-cell-address="Sheet1.H21"/>
            <calcext:condition calcext:apply-style-name="Untitled5" calcext:value="=&quot;b&quot;" calcext:base-cell-address="Sheet1.H21"/>
          </calcext:conditional-format>
          <calcext:conditional-format calcext:target-range-address="Sheet1.H22:Sheet1.H22">
            <calcext:condition calcext:apply-style-name="Untitled1" calcext:value="=&quot;r&quot;" calcext:base-cell-address="Sheet1.H22"/>
            <calcext:condition calcext:apply-style-name="Untitled2" calcext:value="=&quot;s&quot;" calcext:base-cell-address="Sheet1.H22"/>
            <calcext:condition calcext:apply-style-name="Untitled4" calcext:value="=&quot;d&quot;" calcext:base-cell-address="Sheet1.H22"/>
            <calcext:condition calcext:apply-style-name="Untitled5" calcext:value="=&quot;b&quot;" calcext:base-cell-address="Sheet1.H22"/>
          </calcext:conditional-format>
          <calcext:conditional-format calcext:target-range-address="Sheet1.I21:Sheet1.I21">
            <calcext:condition calcext:apply-style-name="Untitled1" calcext:value="=&quot;r&quot;" calcext:base-cell-address="Sheet1.I21"/>
            <calcext:condition calcext:apply-style-name="Untitled2" calcext:value="=&quot;s&quot;" calcext:base-cell-address="Sheet1.I21"/>
            <calcext:condition calcext:apply-style-name="Untitled4" calcext:value="=&quot;d&quot;" calcext:base-cell-address="Sheet1.I21"/>
            <calcext:condition calcext:apply-style-name="Untitled5" calcext:value="=&quot;b&quot;" calcext:base-cell-address="Sheet1.I21"/>
          </calcext:conditional-format>
          <calcext:conditional-format calcext:target-range-address="Sheet1.I22:Sheet1.I22">
            <calcext:condition calcext:apply-style-name="Untitled1" calcext:value="=&quot;r&quot;" calcext:base-cell-address="Sheet1.I22"/>
            <calcext:condition calcext:apply-style-name="Untitled2" calcext:value="=&quot;s&quot;" calcext:base-cell-address="Sheet1.I22"/>
            <calcext:condition calcext:apply-style-name="Untitled4" calcext:value="=&quot;d&quot;" calcext:base-cell-address="Sheet1.I22"/>
            <calcext:condition calcext:apply-style-name="Untitled5" calcext:value="=&quot;b&quot;" calcext:base-cell-address="Sheet1.I22"/>
          </calcext:conditional-format>
          <calcext:conditional-format calcext:target-range-address="Sheet1.AG3:Sheet1.AG3">
            <calcext:condition calcext:apply-style-name="Untitled1" calcext:value="=&quot;r&quot;" calcext:base-cell-address="Sheet1.AG3"/>
            <calcext:condition calcext:apply-style-name="Untitled2" calcext:value="=&quot;s&quot;" calcext:base-cell-address="Sheet1.AG3"/>
            <calcext:condition calcext:apply-style-name="Untitled4" calcext:value="=&quot;d&quot;" calcext:base-cell-address="Sheet1.AG3"/>
            <calcext:condition calcext:apply-style-name="Untitled5" calcext:value="=&quot;b&quot;" calcext:base-cell-address="Sheet1.AG3"/>
          </calcext:conditional-format>
          <calcext:conditional-format calcext:target-range-address="Sheet1.AH3:Sheet1.AH3">
            <calcext:condition calcext:apply-style-name="Untitled1" calcext:value="=&quot;r&quot;" calcext:base-cell-address="Sheet1.AH3"/>
            <calcext:condition calcext:apply-style-name="Untitled2" calcext:value="=&quot;s&quot;" calcext:base-cell-address="Sheet1.AH3"/>
            <calcext:condition calcext:apply-style-name="Untitled4" calcext:value="=&quot;d&quot;" calcext:base-cell-address="Sheet1.AH3"/>
            <calcext:condition calcext:apply-style-name="Untitled5" calcext:value="=&quot;b&quot;" calcext:base-cell-address="Sheet1.AH3"/>
          </calcext:conditional-format>
          <calcext:conditional-format calcext:target-range-address="Sheet1.AI3:Sheet1.AI3">
            <calcext:condition calcext:apply-style-name="Untitled1" calcext:value="=&quot;r&quot;" calcext:base-cell-address="Sheet1.AI3"/>
            <calcext:condition calcext:apply-style-name="Untitled2" calcext:value="=&quot;s&quot;" calcext:base-cell-address="Sheet1.AI3"/>
            <calcext:condition calcext:apply-style-name="Untitled4" calcext:value="=&quot;d&quot;" calcext:base-cell-address="Sheet1.AI3"/>
            <calcext:condition calcext:apply-style-name="Untitled5" calcext:value="=&quot;b&quot;" calcext:base-cell-address="Sheet1.AI3"/>
          </calcext:conditional-format>
          <calcext:conditional-format calcext:target-range-address="Sheet1.AJ3:Sheet1.AJ3">
            <calcext:condition calcext:apply-style-name="Untitled1" calcext:value="=&quot;r&quot;" calcext:base-cell-address="Sheet1.AJ3"/>
            <calcext:condition calcext:apply-style-name="Untitled2" calcext:value="=&quot;s&quot;" calcext:base-cell-address="Sheet1.AJ3"/>
            <calcext:condition calcext:apply-style-name="Untitled4" calcext:value="=&quot;d&quot;" calcext:base-cell-address="Sheet1.AJ3"/>
            <calcext:condition calcext:apply-style-name="Untitled5" calcext:value="=&quot;b&quot;" calcext:base-cell-address="Sheet1.AJ3"/>
          </calcext:conditional-format>
          <calcext:conditional-format calcext:target-range-address="Sheet1.AK3:Sheet1.AK3">
            <calcext:condition calcext:apply-style-name="Untitled1" calcext:value="=&quot;r&quot;" calcext:base-cell-address="Sheet1.AK3"/>
            <calcext:condition calcext:apply-style-name="Untitled2" calcext:value="=&quot;s&quot;" calcext:base-cell-address="Sheet1.AK3"/>
            <calcext:condition calcext:apply-style-name="Untitled4" calcext:value="=&quot;d&quot;" calcext:base-cell-address="Sheet1.AK3"/>
            <calcext:condition calcext:apply-style-name="Untitled5" calcext:value="=&quot;b&quot;" calcext:base-cell-address="Sheet1.AK3"/>
          </calcext:conditional-format>
          <calcext:conditional-format calcext:target-range-address="Sheet1.AL3:Sheet1.AL3">
            <calcext:condition calcext:apply-style-name="Untitled1" calcext:value="=&quot;r&quot;" calcext:base-cell-address="Sheet1.AL3"/>
            <calcext:condition calcext:apply-style-name="Untitled2" calcext:value="=&quot;s&quot;" calcext:base-cell-address="Sheet1.AL3"/>
            <calcext:condition calcext:apply-style-name="Untitled4" calcext:value="=&quot;d&quot;" calcext:base-cell-address="Sheet1.AL3"/>
            <calcext:condition calcext:apply-style-name="Untitled5" calcext:value="=&quot;b&quot;" calcext:base-cell-address="Sheet1.AL3"/>
          </calcext:conditional-format>
          <calcext:conditional-format calcext:target-range-address="Sheet1.AM3:Sheet1.AM3">
            <calcext:condition calcext:apply-style-name="Untitled1" calcext:value="=&quot;r&quot;" calcext:base-cell-address="Sheet1.AM3"/>
            <calcext:condition calcext:apply-style-name="Untitled2" calcext:value="=&quot;s&quot;" calcext:base-cell-address="Sheet1.AM3"/>
            <calcext:condition calcext:apply-style-name="Untitled4" calcext:value="=&quot;d&quot;" calcext:base-cell-address="Sheet1.AM3"/>
            <calcext:condition calcext:apply-style-name="Untitled5" calcext:value="=&quot;b&quot;" calcext:base-cell-address="Sheet1.AM3"/>
          </calcext:conditional-format>
          <calcext:conditional-format calcext:target-range-address="Sheet1.AN3:Sheet1.AN3">
            <calcext:condition calcext:apply-style-name="Untitled1" calcext:value="=&quot;r&quot;" calcext:base-cell-address="Sheet1.AN3"/>
            <calcext:condition calcext:apply-style-name="Untitled2" calcext:value="=&quot;s&quot;" calcext:base-cell-address="Sheet1.AN3"/>
            <calcext:condition calcext:apply-style-name="Untitled4" calcext:value="=&quot;d&quot;" calcext:base-cell-address="Sheet1.AN3"/>
            <calcext:condition calcext:apply-style-name="Untitled5" calcext:value="=&quot;b&quot;" calcext:base-cell-address="Sheet1.AN3"/>
          </calcext:conditional-format>
          <calcext:conditional-format calcext:target-range-address="Sheet1.AO3:Sheet1.AO3">
            <calcext:condition calcext:apply-style-name="Untitled1" calcext:value="=&quot;r&quot;" calcext:base-cell-address="Sheet1.AO3"/>
            <calcext:condition calcext:apply-style-name="Untitled2" calcext:value="=&quot;s&quot;" calcext:base-cell-address="Sheet1.AO3"/>
            <calcext:condition calcext:apply-style-name="Untitled4" calcext:value="=&quot;d&quot;" calcext:base-cell-address="Sheet1.AO3"/>
            <calcext:condition calcext:apply-style-name="Untitled5" calcext:value="=&quot;b&quot;" calcext:base-cell-address="Sheet1.AO3"/>
          </calcext:conditional-format>
          <calcext:conditional-format calcext:target-range-address="Sheet1.AP3:Sheet1.AP3">
            <calcext:condition calcext:apply-style-name="Untitled1" calcext:value="=&quot;r&quot;" calcext:base-cell-address="Sheet1.AP3"/>
            <calcext:condition calcext:apply-style-name="Untitled2" calcext:value="=&quot;s&quot;" calcext:base-cell-address="Sheet1.AP3"/>
            <calcext:condition calcext:apply-style-name="Untitled4" calcext:value="=&quot;d&quot;" calcext:base-cell-address="Sheet1.AP3"/>
            <calcext:condition calcext:apply-style-name="Untitled5" calcext:value="=&quot;b&quot;" calcext:base-cell-address="Sheet1.AP3"/>
          </calcext:conditional-format>
          <calcext:conditional-format calcext:target-range-address="Sheet1.AQ3:Sheet1.AQ3">
            <calcext:condition calcext:apply-style-name="Untitled1" calcext:value="=&quot;r&quot;" calcext:base-cell-address="Sheet1.AQ3"/>
            <calcext:condition calcext:apply-style-name="Untitled2" calcext:value="=&quot;s&quot;" calcext:base-cell-address="Sheet1.AQ3"/>
            <calcext:condition calcext:apply-style-name="Untitled4" calcext:value="=&quot;d&quot;" calcext:base-cell-address="Sheet1.AQ3"/>
            <calcext:condition calcext:apply-style-name="Untitled5" calcext:value="=&quot;b&quot;" calcext:base-cell-address="Sheet1.AQ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 loext:vertical-justify="auto"/>
      <style:paragraph-properties css3t:text-justify="auto"/>
    </style:style>
    <style:style style:name="Untitled2" style:family="table-cell" style:parent-style-name="Default">
      <style:table-cell-properties fo:background-color="#0066b3"/>
    </style:style>
    <style:style style:name="Untitled3" style:family="table-cell" style:parent-style-name="Default">
      <style:table-cell-properties fo:background-color="#00a65d"/>
    </style:style>
    <style:style style:name="Untitled4" style:family="table-cell" style:parent-style-name="Default">
      <style:table-cell-properties fo:background-color="#72bf44"/>
    </style:style>
    <style:style style:name="Untitled5" style:family="table-cell" style:parent-style-name="Default">
      <style:table-cell-properties fo:background-color="#ed1c24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5:29:06.270738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52:09.666150195</meta:creation-date>
    <dc:date>2019-06-12T10:10:05.093961711</dc:date>
    <meta:editing-duration>P13DT7H42M25S</meta:editing-duration>
    <meta:editing-cycles>37</meta:editing-cycles>
    <meta:generator>LibreOffice/6.0.7.3$Linux_X86_64 LibreOffice_project/00m0$Build-3</meta:generator>
    <meta:document-statistic meta:table-count="1" meta:cell-count="638" meta:object-count="0"/>
  </office:meta>
</office:document-meta>
</file>